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e,symbol,asset_type,volume,trades,open,close,high,low,pv,gk,rr5,rv1,rv5,rv5_ss,bv1,bv5,bv5_ss,rsp1,rsn1,rsp5,rsn5,rsp5_ss,rsn5_ss,medrv1,medrv5,medrv5_ss,minrv1,minrv5,minrv5_ss,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01,GE,stocks,6046871,92975,157.0,158.64,159.325,156.86,8.768866495592285e-05,7.984753660706734e-05,7.160703693575452e-05,8.725573337904687e-05,8.024532418822116e-05,6.950186885756429e-05,8.548646295417094e-05,6.727168788213843e-05,7.301631980023837e-05,5.1206588536384026e-05,3.604914484266283e-05,5.636826986020688e-05,2.3877054328014284e-05,4.621428206952368e-05,2.3287586788040615e-05,7.845581591557044e-05,6.960762001340184e-05,6.861769164833372e-05,8.143282594061285e-05,6.377822745134178e-05,7.662733257496797e-05,8.984345712431462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04,GE,stocks,6088163,92350,159.37,160.98,161.7999,159.01,0.0001091134244886,0.0001122342761576,0.0001204300487823,0.0001781725823343,0.0001475845127632,0.0001088798062105,0.0001961698311961,0.0001196792784358,9.63529054359404e-05,0.0001040822562605,7.409032607377149e-05,9.860423146623888e-05,4.898028129701512e-05,6.210875019828644e-05,4.677105601228088e-05,0.0001894668949197,0.0001311730979807,9.165413016265526e-05,0.0002270102983791,0.0001173492116005,9.539301066173084e-05,0.00013184313619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05,GE,stocks,5495060,96815,161.52,157.86,162.14,156.5701,0.0004407234133484,0.000408034501317,0.0001228926851357,0.0001365012074879,0.000139718604995,0.0001176040322212,0.0001285194957316,0.0001214263833524,0.0001197352477926,5.641864165229265e-05,8.008256583560997e-05,4.4279904361891066e-05,9.543870063310942e-05,4.267257972074323e-05,7.493145250054305e-05,0.0001284486302821,0.0001298039018101,0.0001183354904606,0.0001273024551414,0.0001131167069993,0.0001234986903229,0.00012297645923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06,GE,stocks,5732883,75446,159.09940886699505,159.5,160.98,158.46,8.978732748555958e-05,0.0001220288453239,0.0001529413543113,0.0002030910526181,0.0001227548360864,0.0001140472004027,0.0002097668356718,0.0001322335410043,0.0001041885666203,9.425106524627587e-05,0.0001088399873718,5.205228506221513e-05,7.070255102427466e-05,5.8077594522476855e-05,5.596960588028298e-05,0.0001891109150206,0.0001220094420686,0.0001031426288048,0.0002265913966963,0.0001282961746903,9.86403047048988e-05,0.00016406378106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07,GE,stocks,10147664,121506,162.04,166.49,166.73,161.5,0.0003663488968803,0.0002243358290588,0.0002727454770297,0.000294298206607,0.000271289747634,0.0002225981925872,0.0002551875973049,0.0002896157509493,0.0001974580578623,0.0001702608810255,0.0001240373255815,0.0001911580357142,8.013171191979049e-05,0.0001544291415849,6.8169051002307e-05,0.0002484708565538,0.000256307422708,0.0001627268531668,0.0002355476875805,0.0002682689310972,0.0001813505577342,0.00025435864514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08,GE,stocks,15700758,204205,169.51,167.92,175.8599,167.34999999999997,0.0008873233033491,0.0011957820080345,0.0004811267600054,0.0005059122936019,0.0007227119060556,0.0005633227118989,0.0004760874907646,0.0007125428106356,0.0005817573914697,0.000273960711836,0.0002319515817659,0.0004192320371852,0.0003034798688703,0.0002876731222585,0.0002756495896404,0.00046454069377,0.0007050030489094,0.0005681571183176,0.0004558869461487,0.0007304993301486,0.0006172546369834,0.00053749642562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11,GE,stocks,6555814,103820,167.09,166.56,168.42,162.98,0.0003888170990469,0.0005351159937863,0.0002690787446016,0.000303341422499,0.0004145604493124,0.0003470775194988,0.0002882239158482,0.0004097005866923,0.0003141876046594,0.0001402852768692,0.0001630561456297,0.000177249990076,0.0002373104592363,0.0001378059943548,0.0002092715251439,0.0002939859160789,0.0005271243984512,0.0003413042731008,0.0002719028662138,0.0004316265586487,0.0003099047806295,0.00031758897710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12,GE,stocks,4732805,81151,167.44583333333333,167.45,167.8,163.93,0.0001963660383327,0.0002722208924698,0.0001648263058329,0.0002283859367114,0.0001958650971429,0.0001822880630578,0.0002333676286935,0.0002215492438149,0.0001969281859937,0.0001160941101834,0.000112291826528,0.0001093883367059,8.647676043702376e-05,9.168836525814209e-05,9.05996977997169e-05,0.0002277820525501,0.0002119661102653,0.0001938139097026,0.0002495969246827,0.0002517394470964,0.0002114079683331,0.00019484467046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13,GE,stocks,4718908,81158,165.51999999999998,170.22083333333333,171.05,165.505,0.0003916915009699,0.0002400458502303,0.0001444162306842,0.0002350639867749,0.000182098816899,0.0001155560611282,0.000196978664276,0.0001087314448213,0.0001088570598806,0.0001575991887289,7.746479804601817e-05,0.0001507451398279,3.135367707110045e-05,8.2816546543057e-05,3.2739514585198596e-05,0.000159651390416,0.0001028948601413,0.0001104966368952,0.000174286759025,9.100125540108971e-05,0.0001060908347937,0.00020403232593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14,GE,stocks,5553019,93908,170.25,166.81,170.75,165.63,0.0003342883272101,0.0003024646144912,0.0001554094076118,0.0001584618923179,0.0001835790401767,0.0001797819456264,0.0001467460803803,0.0001951473080916,0.0001799210763815,6.95919198009689e-05,8.886997251694926e-05,6.30957381296119e-05,0.0001204833020471,7.089273811676942e-05,0.0001088892075096,0.0001427518881844,0.0001841134067431,0.0001770980287933,0.0001390293592375,0.0002186646915042,0.0001863338060787,0.00015331575060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15,GE,stocks,6976090,88980,165.65,169.05071404598087,170.5,164.385,0.0004811412833679,0.0005074760787279,0.0001993092556188,0.000393560883701,0.0002291059649153,0.0002069617341757,0.0003318947738418,0.0002081365504874,0.00019994800002,0.0002620280856899,0.000131532798011,0.0001633890392948,6.571692562053238e-05,0.0001267499088835,8.021182529218613e-05,0.0002922067212736,0.0002246688839318,0.0002047108700472,0.0003151225593665,0.0002056993601009,0.0001919618234029,0.00031691476275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18,GE,stocks,3196104,55270,168.96,169.9045355191257,170.75,168.5621,5.998502159501504e-05,7.11518199374405e-05,0.000109177518154,0.0001225468783856,9.371810143229064e-05,0.0001107740156252,0.0001072544439824,9.670423903048582e-05,0.0001078157343052,6.952615302243591e-05,5.302072536320057e-05,5.595307685924625e-05,3.776502457304439e-05,6.0658814207043544e-05,5.0115201418253614e-05,0.0001118689865329,9.94462902795461e-05,0.0001029694250209,9.965345253916416e-05,0.0001058639024204,0.0001070706914799,0.00012410847481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19,GE,stocks,5567424,81826,169.81,173.45824,173.93,169.0001,0.0002981943341753,0.0002388388349996,0.0001210872953584,0.0001336175417813,0.0001101961755513,0.0001235866220989,0.0001177816820275,0.0001056247654303,0.0001242793102575,7.9277255788881e-05,5.434028599243329e-05,7.531514252553405e-05,3.488103302577449e-05,8.009218431574785e-05,4.349443778321885e-05,0.0001266763452758,0.0001090565051316,0.0001200421475967,0.0001184781758463,0.0001024662940077,0.0001252321405035,0.00012469805966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20,GE,stocks,4656985,77285,172.61,173.87,174.78,172.01,9.20490728293159e-05,0.000107172473121,0.0001520339257568,0.0001826100906421,0.0001602598752216,0.0001261802301956,0.0001719582667193,0.0001360967784225,0.0001114524747333,9.974065844508642e-05,8.286943219707181e-05,8.763943525586881e-05,7.26204399657961e-05,7.379806621408101e-05,5.2382163981586286e-05,0.0001772788712686,0.0001252843340787,0.0001070940071058,0.0001790492876906,0.0001387830441916,0.0001068643691039,0.00014812058286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21,GE,stocks,5204283,79761,174.62,176.64,177.05,173.10285714285715,0.0001833418769572,0.0002030643535212,0.0001351347127475,0.0001585303406892,0.0001678701599187,0.0001259154904618,0.0001571253834602,0.0001448738097834,0.0001151060701235,8.771913360175323e-05,7.081120708747992e-05,9.144441896665282e-05,7.642574095213752e-05,7.809837925273251e-05,4.78171112091623e-05,0.0001578000403044,0.000146563322547,0.0001235559190455,0.0001636656207855,0.0001486600734699,0.0001098107529948,0.00014646065529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22,GE,stocks,4094042,67022,176.3,175.11,177.5,175.10101663585954,6.678444081087187e-05,7.486356066291645e-05,9.741576794365612e-05,0.0001068581613022,7.442891243959033e-05,7.999701834718274e-05,0.0001011883076147,6.678147337846907e-05,8.000175871113275e-05,5.144980536262524e-05,5.54083559396427e-05,3.0349427827352352e-05,4.407948461223797e-05,3.70358149089979e-05,4.296120343818483e-05,0.0001006747978556,6.647803755260402e-05,7.655841520229375e-05,0.0001024193471763,6.623493978011555e-05,8.600175495324669e-05,0.0001036781188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25,GE,stocks,3932949,67556,174.66,173.51,175.52,172.77,8.994478053814743e-05,0.0001078323902129,9.742111423529172e-05,0.0001413456757552,0.0001029071995956,0.000117596100049,0.0001280875892934,0.0001037674986397,0.0001075674313684,6.581935713952738e-05,7.55263186157199e-05,4.807706664911658e-05,5.483013294652011e-05,6.111035993259418e-05,5.648574011647639e-05,0.0001221203943872,0.0001040930433798,0.0001068896217248,0.0001159133422896,0.0001032912210754,0.0001070495531197,0.00011911067676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26,GE,stocks,3378998,63050,173.49,173.59,175.08,172.38,8.711840586622678e-05,0.0001206434865412,0.000105921469004,0.0001170001576783,0.0001955072723833,0.0001433355342086,0.0001024007794633,0.0002183170699847,0.0001481265724663,6.173418253048174e-05,5.526597514784406e-05,9.171498143046e-05,0.0001037922909528,9.228408943925624e-05,5.105144476936532e-05,9.846561206926994e-05,0.0002184499702533,0.0001433933312994,9.67459001383568e-05,0.000274354750426,0.0001559101399677,0.0001177062286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27,GE,stocks,8690399,114160,175.02,180.09000000000003,180.36045995241872,174.68,0.0003693685985483,0.0001970413159489,0.0002149399072332,0.0002848909455279,0.0002381422660027,0.0002260038648689,0.0002932684539513,0.0002650543659583,0.0002239926018484,0.0001646631674963,0.0001202277780316,0.0001562408184297,8.190144757301622e-05,0.0001438128507038,8.219101416515528e-05,0.000289256926445,0.0002769139681423,0.0002227010127511,0.0003104578380765,0.0002948341979751,0.0002303032460843,0.00023925965440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28,GE,stocks,8050766,112470,179.7307062655493,175.4796395076201,180.25,174.32999999999998,0.0004022260528947,0.0003362715765883,0.0002477237654969,0.0004500282701384,0.000488129767078,0.0002177568224289,0.0003354434121654,0.0002858615769783,0.0001859178074581,0.0001361404885399,0.0003138877815984,6.824468093304407e-05,0.0004198850861449,7.622427649864888e-05,0.0001415325459302,0.0003390983449026,0.000190382141421,0.0001777354733111,0.0003256030554545,0.000232180297437,0.0001864247592838,0.000330152870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01,GE,stocks,5306181,78751,175.61907407407406,175.31,176.13,173.05,0.0001122534708188,0.0001544177791026,0.0001745328108465,0.0002350299790499,0.0002475522767051,0.0001944248523888,0.0002267792736442,0.0001987060216507,0.0001711832276463,0.0001164631608862,0.0001185668181637,9.98592442128379e-05,0.0001476930324922,8.2094544777571e-05,0.0001123303076112,0.000235060477524,0.0001712262833891,0.0001517762548271,0.0002231379537475,0.000177368202524,0.0001615652418712,0.00019941375730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02,GE,stocks,17571364,205019,140.53,136.49,144.546,133.998,0.0020708212475682,0.0025420824095374,0.0011696231612166,0.0013215174934691,0.0012274321602831,0.0012278965912395,0.0012409415023973,0.0013287995292802,0.0012813590713106,0.0005763967992603,0.0007451206942087,0.0004875572652902,0.0007398748949929,0.0004931858071629,0.0007347107840766,0.0011595767271712,0.001382461964894,0.0012752457384385,0.0012368301875823,0.0013936183890766,0.0013422010329098,0.0011459611258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03,GE,stocks,14959263,178179,137.9,145.63,147.935,137.595,0.0018936165169564,0.0014760184655325,0.0007195117533337,0.0010818832837061,0.0013086183551323,0.0007412199600689,0.0012029982731896,0.0007422731834524,0.0005929709144459,0.0006679494716937,0.0004139338120124,0.001059813631202,0.0002488047239303,0.0005462402637973,0.0001949796962715,0.001173113179003,0.0006910574795683,0.0005792887654032,0.0012719219017805,0.0007553886351552,0.0005774537753248,0.0009396726890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04,GE,stocks,10759387,143135,146.625,147.39,151.99666666666667,146.1,0.0005646596636964,0.0007723237242094,0.000466735256607,0.0005906228375441,0.000521091923773,0.0005277166005379,0.0005878278984176,0.0005139431853588,0.0005116245997983,0.0003068519583555,0.0002837708791886,0.000302243269418,0.000218848654355,0.000328619300704,0.0001990972998338,0.0005252855438493,0.0005612130422155,0.0004825278033017,0.0005455899306848,0.0005339567566831,0.0004869289362199,0.00051464028031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05,GE,stocks,13677871,160385,148.53,156.3,156.47,148.215,0.0010595443654738,0.0004644717213134,0.0004768913551251,0.0006310633117009,0.000614415701251,0.000480111657323,0.000549387797781,0.0005068652074123,0.0004990518870572,0.0003828310304826,0.0002482322812183,0.0004772592300606,0.0001371564711903,0.0003216660450691,0.0001584456122538,0.0005126671525228,0.000551240865179,0.0004886143622521,0.0005426862985735,0.0004366047895059,0.0005283090947237,0.0006109777381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08,GE,stocks,8384416,109427,157.25666666666666,156.53,157.9688,153.7,0.0002706785343564,0.0003669534296236,0.0001901349404182,0.0003585454494448,0.0003242074971465,0.0002459337913167,0.0002339085879809,0.0001615020534975,0.0001649041869778,0.0001057472296433,0.0002527982198015,7.316529164094855e-05,0.0002510422055056,7.464037215206903e-05,0.0001712934191647,0.0002356299148751,0.0001243253135778,0.0001472676202469,0.0001951372246636,0.0001373162092006,0.0001481361595212,0.00031063257971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09,GE,stocks,7654148,104417,156.13,154.44,157.85458221208668,150.9,0.0007322118180435,0.0009693058217394,0.0003852817243113,0.000456454420476,0.0004554749097212,0.0005582913865301,0.0004931971959473,0.000410888024205,0.0005116707300962,0.0001974082753166,0.0002590461451594,0.0001440528335235,0.0003114220761977,0.0001487437631737,0.0004095476233564,0.0005345803107492,0.0004532923790098,0.000427976636363,0.0005513476218658,0.000435942597902,0.0005219455856265,0.00044934096772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10,GE,stocks,6601453,97540,151.99533333333332,156.52,157.79,151.6507,0.0005680301223091,0.0004550574922183,0.0003554284421603,0.0004391111069409,0.0004741963203163,0.0004375716216362,0.0003738097574306,0.0004434610193032,0.0003507328233662,0.0002744408071248,0.0001646702998161,0.0003294045623897,0.0001447917579265,0.0003165028846272,0.000121068737009,0.0003751478499467,0.0003734645701783,0.0003175964220683,0.0003514217686974,0.0004049017589475,0.0003306949482676,0.00040606245871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11,GE,stocks,4613791,64617,157.06,157.68,158.44969999999998,154.7491,0.0002014276433444,0.0002732420426277,0.0001907020160234,0.0002557606943538,0.0001724951271954,0.0001659809249916,0.0002571241777488,0.0001430128745096,0.0001519596911758,0.0001158080742967,0.0001399526200571,7.246162637597073e-05,0.0001000335008194,8.037726761316879e-05,8.560365737847407e-05,0.0002631238548034,0.0001612152251154,0.0001526967269138,0.000270381082053,0.0001329599972964,0.0001458192615971,0.00020322684116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12,GE,stocks,5997591,81152,155.92,154.6301724137931,157.0,153.02875,0.0002367405023976,0.0003015367509765,0.0002630789270377,0.0003014937500902,0.0002545626612288,0.0002722586006003,0.0002658238522542,0.0002821746039341,0.000271810049417,0.0001420532739361,0.0001594404761541,0.000108618464424,0.0001459441968047,0.0001075726585426,0.0001646859420577,0.0002488672335726,0.0002449077803196,0.0002874117143788,0.0002386987517771,0.0003047497832056,0.0002698800139272,0.00028293243356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15,GE,stocks,4730784,74100,157.21499999999995,153.7,158.69,152.69,0.0005358005188302,0.0005452701545303,0.000308912195002,0.0003796868406718,0.0003192347734551,0.0002945538258596,0.0003609337593959,0.0002862946429338,0.0002955944124806,0.0001784983156444,0.0002011885250274,0.0001343346800204,0.0001849000934347,0.0001169317198535,0.000177622106006,0.0003751556976288,0.0002947353734163,0.0003035583464612,0.0003796563012658,0.000263206617527,0.0003043831552001,0.00032525967723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16,GE,stocks,5311416,77813,152.69999208547685,156.79,157.02,152.671,0.0002845465258762,0.000124576976705,0.0002957706322712,0.0003264987999492,0.0004094853126026,0.0002696944662987,0.0003141851499286,0.0003271375909461,0.0002614595017042,0.0001931251720611,0.0001333736278881,0.0002775281782553,0.0001319571343473,0.0001552134194983,0.0001144810468004,0.0002996173074578,0.0002958769591142,0.0002684857636371,0.0003026074075214,0.0002814436710648,0.0002618336516898,0.00034686681342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17,GE,stocks,5600626,85570,158.0,155.65,158.69,153.6156,0.0003809437370937,0.0004413560928059,0.0002734513931072,0.0003070893311959,0.0003210953181238,0.0002381615916927,0.0002701370917588,0.000287492968081,0.0002114459308039,0.0001204501770091,0.0001866391541867,0.0001279918313095,0.0001931034868143,9.589129343909296e-05,0.0001422702982536,0.0002640874965354,0.0002477887144908,0.0001913354075206,0.0002573752426938,0.0003165131376163,0.000194808585039,0.00027193077990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18,GE,stocks,5057810,77408,156.68,152.94,157.99,152.88,0.0003898853822259,0.0003150170627958,0.0002033110943047,0.0002177436935234,0.0002193953542031,0.0001788269361114,0.0002068634624761,0.0002281113575008,0.0001852130567421,0.0001013675909854,0.000116376102538,8.475283809303778e-05,0.0001346425161101,5.8428048191936366e-05,0.0001203988879195,0.0001975408930072,0.000255553019748,0.0001847887161327,0.0001920676625027,0.0002636105693538,0.0001876571342645,0.00018689415597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19,GE,stocks,8427395,116644,153.45,148.09,153.58,146.78,0.0007397016774347,0.0005371185744683,0.0003987276409067,0.0004286760340629,0.0004308101864725,0.0004128505195309,0.0003863564445785,0.0004586254812997,0.0004252013457743,0.0001838117811686,0.0002448642528942,0.0001817980793078,0.0002490121071646,0.0001720137253187,0.0002408367942122,0.000384073461784,0.0004094795112593,0.0004168050168216,0.0003648700898094,0.0004636067628918,0.0004194246417487,0.00047588101651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22,GE,stocks,5721477,86970,148.87173913043478,150.02955555555553,151.92,148.505,0.0001864323305613,0.0002352651193231,0.0002148790600162,0.0002966234848372,0.0002568094590604,0.0001622173245093,0.0002692834971445,0.0001841912313043,0.0001559353097799,0.0001719084850962,0.000124714999741,0.0001652763620273,9.153309703304933e-05,7.98198212563491e-05,8.239750325304711e-05,0.0002579046755141,0.0001987596135108,0.0001599112666908,0.00025226565495,0.0001828342697565,0.0001552524411469,0.00022970408465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23,GE,stocks,16823165,189529,157.83,162.62,163.65,152.82,0.0016908520048826,0.0019987210218156,0.0008321090362456,0.0008978947604434,0.0011367223460708,0.0009965345452179,0.000793217391386,0.0010541317894969,0.0009241323982,0.000467580074715,0.0004303146857284,0.0005141136361348,0.0006226087099359,0.0005799466958172,0.0004165878494007,0.0008258045803312,0.0009631903916823,0.0008047197974457,0.000752152047293,0.0010686998531153,0.0010421360871744,0.00110091989021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24,GE,stocks,9253452,126259,161.885,159.1,162.35,155.56,0.0006583211555255,0.0007962997578819,0.000452767352887,0.0006473219354981,0.0005046966228382,0.000447769804571,0.0007537040315527,0.0005309935635998,0.0004555784738263,0.0002306475433436,0.0004166743921544,0.0001238836755655,0.0003808129472727,0.0001306815838476,0.0003170882207233,0.0006776811477155,0.0004482902142092,0.0004028985042789,0.0008696412643379,0.0005702016772369,0.0004690071914123,0.0005204349942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25,GE,stocks,4854746,75841,158.09,161.27,161.48,157.09,0.0002739988965847,0.0002266284839603,0.0002677620761819,0.0002865516119576,0.0003246236269872,0.0003025649244634,0.0002682781120052,0.000286664318949,0.0002692171963216,0.0001662536123196,0.000120297999638,0.0002019159481291,0.000122707678858,0.0001982288173609,0.0001043361071024,0.0002614036989834,0.0003248169358092,0.0003124366739325,0.0002589064974318,0.0003051057633343,0.0002639949507126,0.00027985260399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26,GE,stocks,4612675,75721,161.01749999999998,162.33,163.46,160.3114,0.0001364457261909,0.0001636948588369,0.0001959475691291,0.0002309682084602,0.000241038614541,0.0002340083121626,0.0001871471573552,0.0001900977107552,0.0002129202169622,0.0001106478882773,0.0001203203201829,0.0001421748289794,9.88637855616206e-05,0.0001134836580089,0.0001205246541536,0.0002047605816659,0.0001636301384824,0.0001851371210457,0.0001597843259012,0.000154203505679,0.0002268570056454,0.00022018713612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29,GE,stocks,4748217,72711,163.0,164.51,166.078,162.99999999999997,0.0001262232628417,0.0001421360839392,0.0002746703767934,0.0003316765951168,0.0005316440914993,0.0002841997241503,0.0003474554754037,0.0004602565185964,0.0002827574968421,0.0001846909326383,0.0001469856624785,0.0003094406930694,0.0002222033984298,0.0001238785008637,0.0001603212232865,0.000308935742867,0.0003264748874598,0.0002618878448886,0.0003587666188171,0.0003857162024958,0.0002653013630515,0.00035559379493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30,GE,stocks,5414410,78061,163.56,161.755,166.29,161.5921,0.0002962143559392,0.0003630702522099,0.0002038597627397,0.0002450065770457,0.0002369498706152,0.0002319772803483,0.0002478988381408,0.0002363903428426,0.0002101770805334,0.0001248087328025,0.0001201978442431,0.0001157245698086,0.0001212253008066,0.0001094405332307,0.0001225367471176,0.0002373711198864,0.0002346033803791,0.0002178205498161,0.0002547304248066,0.0002437257247772,0.000214808400425,0.00020501723361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01,GE,stocks,4148461,70907,162.57,159.69,163.3,158.82,0.0002790944460212,0.0002634904348556,0.0003522397160344,0.0003351149571016,0.0003335965522046,0.0003393809234844,0.0003447687729861,0.0003426312373957,0.0003327312507764,0.0001652725843654,0.0001698423727361,0.0001109893896977,0.0002226071625068,0.0001180762765162,0.0002213046469681,0.0003417767664162,0.0003033136933038,0.0002976071534809,0.0003568295466239,0.0003375245159938,0.0003249178408946,0.00032563622997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02,GE,stocks,3900220,68415,161.39,162.66944705882352,162.825,159.41,0.0001620477684185,0.0002005591611685,0.0002062010387186,0.0002286048439008,0.0002073864270766,0.0001768180441469,0.0002245610437827,0.0001823225878563,0.0001686648268038,0.0001134929136387,0.000115111930262,0.0001059671039253,0.0001014193231512,8.86458372943676e-05,8.817220685253523e-05,0.0002020620262812,0.0001881998579401,0.0001692246990897,0.0002331744181379,0.0001764243882561,0.0001645475658404,0.00021596798321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03,GE,stocks,3378892,62334,165.32,164.09,165.74,162.01,0.0001868720300246,0.0002375160025544,0.0002297800208267,0.0003448787727107,0.0004867545786562,0.0002327959152254,0.0002863457734353,0.0002771988688612,0.0002112902459931,0.0001367442460372,0.0002081345266735,0.000142657295911,0.0003440972827451,0.0001103563454409,0.0001224395697845,0.0003065507216385,0.0002783923075759,0.0002204062426459,0.0002374014503727,0.0002136093049804,0.0002210787895146,0.00032331603408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06,GE,stocks,3865090,65846,165.12,167.97,167.98,165.0,0.0001155563882449,4.706821693259429e-05,0.0001292197893795,0.0001609036100625,0.0001803785656915,0.000103351320543,0.000138952434404,0.0001281761269261,0.0001010132144822,9.694083027022971e-05,6.396277979233375e-05,0.0001408335881641,3.9544977527359595e-05,6.736100245704593e-05,3.599031808595969e-05,0.0001438170316781,0.0001048357746493,0.0001065640616411,0.0001425692019626,0.0001135324909726,0.0001070869969936,0.00013849069549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07,GE,stocks,3831695,70213,167.8175438596491,168.79,170.8,167.22,0.0001618408966394,0.0002114625846967,0.0001367384372257,0.0001205657449597,0.0001284682683156,0.0001052645922964,0.0001104702025418,0.0001491223351398,0.0001020069535899,6.105844740590518e-05,5.950729755381932e-05,6.420018349013388e-05,6.42680848255376e-05,5.4510529950714536e-05,5.075406234575064e-05,0.0001187506191978,0.0001527616682507,0.000101697215079,0.0001067887768241,0.0001812550454725,0.0001062495988981,0.00012444884177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08,GE,stocks,4207445,64384,168.1,168.83999999999995,170.19,168.09999999999997,5.50680683035501e-05,6.888743361036961e-05,8.816469209783909e-05,0.0001043344346181,6.970991247708713e-05,5.581016074810431e-05,0.0001089388465164,6.870955017677234e-05,5.6535237397258386e-05,5.37554521068791e-05,5.05789825112296e-05,3.535611646795633e-05,3.435379600913081e-05,2.3627021439264612e-05,3.21831393088397e-05,0.0001043325155283,6.894674976146754e-05,5.713598643719088e-05,0.0001155061759328,7.277519147645865e-05,5.931186532394167e-05,9.39488561717840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09,GE,stocks,4377490,65435,168.76,167.5,169.39,167.13,6.507028596913171e-05,6.85108989308209e-05,8.879826485659413e-05,0.0001024222770964,6.870725847002843e-05,7.786598356428065e-05,0.0001044934292328,7.606742281044937e-05,8.22798809938087e-05,4.492948340937969e-05,5.749279368711817e-05,2.8257301717486015e-05,4.04499567525424e-05,2.8893994356507713e-05,4.897198920777293e-05,9.71968050962213e-05,7.536874520552974e-05,7.30883204739459e-05,9.768481373956088e-05,7.730234103204757e-05,7.949850210390324e-05,8.383516459760139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10,GE,stocks,4894742,78800,167.91,163.33,168.7988,163.1101,0.0004238848237452,0.0002921824560291,0.0001274700200429,0.0001263557542763,0.0001158480525823,0.0001240293143943,0.0001239800938702,0.0001026408486407,0.0001247856201476,5.134072389275461e-05,7.501503038359415e-05,3.006613422187478e-05,8.57819183604451e-05,2.41446915155783e-05,9.988462287878934e-05,0.0001291327320773,0.0001117702047634,0.0001232268678747,0.000123444527817,0.0001086093038,0.0001243851944375,0.00011793791865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13,GE,stocks,6861997,104987,163.02375,159.5,163.12,158.86,0.0002525728303469,0.0001656813547571,0.0002052635693479,0.0004468642534856,0.0004296836861553,0.0001876791820467,0.0003541033178225,0.0001958404446155,0.0001646192667446,0.000138632946789,0.0003082313066966,5.403111586607503e-05,0.0003756525702893,8.596474697217329e-05,0.0001017144350745,0.0003543814121325,9.960740132250234e-05,0.0001503867314999,0.0003230233106667,0.0001157789107497,0.0002021341150857,0.00032908528137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14,GE,stocks,5400158,72898,158.64,159.97,160.8399,158.09,0.0001072603952409,0.0001217687265803,0.0001069260329779,0.0001267287039801,0.0001313094615617,9.383525681829792e-05,0.000109645060692,0.000140524726369,9.218843961001836e-05,7.837041790509368e-05,4.835828607509323e-05,9.691336798349232e-05,3.439609357828097e-05,6.89291014545579e-05,2.4906155363740023e-05,0.0001005543548228,0.0001130729686849,7.442219586125842e-05,9.498593674458216e-05,0.0001348906944874,9.530650280850569e-05,0.00012831597546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15,GE,stocks,6247421,90389,160.0,163.45,163.74,159.22,0.0002826250500477,0.0002159949110577,0.0001363942468232,0.0001547061368897,0.0001095999569772,0.0001311518462989,0.0001203319687978,0.0001065904033819,0.0001325088674918,9.669242191237112e-05,5.80137149773839e-05,8.334128306508487e-05,2.6258673912197895e-05,9.499432582117008e-05,3.615752047775904e-05,0.0001209375350195,0.0001124864227821,0.0001353711630045,0.0001084813219677,0.0001111391091128,0.0001462707160692,0.00014760203781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16,GE,stocks,3295382,58944,163.0,161.2,163.94,161.09,0.0001109276019799,0.0001061454912464,0.000157172747093,0.0001556783986787,0.0001864465530222,0.0001432159864696,0.0001508096853772,0.00019889109926,0.0001444393841398,6.95509234766094e-05,8.612747520213675e-05,6.981502515039931e-05,0.0001166315278718,5.657970208682592e-05,8.663628438278967e-05,0.0001438077390624,0.0001901072785213,0.0001380999729576,0.0001550798305613,0.000203886925101,0.000138124249635,0.00013904081745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17,GE,stocks,5026467,71996,161.92,159.9,161.98,159.09,0.0001168945402262,0.0001011713912639,0.00010250184845,0.0001156903955323,9.234336631921878e-05,9.205819911791128e-05,9.822736841839384e-05,7.902287177792161e-05,9.306203011554084e-05,4.965818019271061e-05,6.60322153396115e-05,4.141392068032361e-05,5.092944563889518e-05,3.896492817445905e-05,5.309327094345222e-05,9.24586482706288e-05,7.872011821059915e-05,9.380082616976828e-05,8.818678487608852e-05,6.82328806421293e-05,9.010676022343843e-05,9.1608289386094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20,GE,stocks,4566681,66683,159.92,159.27,161.42000000000002,158.82,9.510189397447914e-05,0.0001254314374625,9.49392761320956e-05,0.0001190824746382,0.0001030734234112,7.869371270919801e-05,9.71848363301131e-05,8.464217607872286e-05,7.849184114447035e-05,7.182229465513492e-05,4.726017998307742e-05,6.71774603636098e-05,3.5895963047606276e-05,3.155599368839648e-05,4.713771902080154e-05,8.484706833907746e-05,6.983442486136883e-05,7.251403322650773e-05,8.738529730015035e-05,7.546749150779527e-05,7.624410398617137e-05,0.00012290118268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21,GE,stocks,4198801,61296,157.94,161.04004283054002,161.22,157.35,0.0002129263688824,0.0001492252731075,7.897757372364295e-05,0.0001203460489928,0.0001909478969495,9.480810559186996e-05,9.310347209876096e-05,9.012911404368948e-05,6.68361737240776e-05,9.051544567173332e-05,2.9830603321162937e-05,0.0001672893760149,2.3658520934573408e-05,7.22609727448452e-05,2.2547132847024752e-05,0.0001049064251062,6.354698747746951e-05,5.0712641344362503e-05,9.34676761604461e-05,7.70256360205713e-05,5.6148197807722965e-05,0.00010822622267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22,GE,stocks,3631081,64147,160.49,160.76,161.74,159.73,5.640233353653276e-05,7.709874678748542e-05,0.0001149226588589,0.0001155510972004,9.231256669333524e-05,9.283642039472888e-05,0.0001033744374619,9.955739637927628e-05,9.342708014558515e-05,6.28553610438343e-05,5.2695736156641555e-05,4.725185560596067e-05,4.506071108737458e-05,4.321314785763813e-05,4.962327253709075e-05,9.837840148917932e-05,9.932863881312574e-05,9.146402689977892e-05,9.94721838292578e-05,0.0001013898063251,9.351661603649156e-05,0.00011713689017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23,GE,stocks,6308514,89497,161.98577731092436,165.27,166.27,161.72,0.0002776718470366,0.0002293032124543,0.0002507903429789,0.0004924936427829,0.0002841630700215,0.0002482794195699,0.0003892964260859,0.0002448998593761,0.0002418083620487,0.0003364776791114,0.0001560159636714,0.0001834982603759,0.0001006648096455,0.0001418936889347,0.0001063857306352,0.0003275824251966,0.0002354656296366,0.0002244138549203,0.0003517100075798,0.0002595514881798,0.0002395625135444,0.00035738885764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24,GE,stocks,4683226,75986,165.83,167.28843014128728,169.15,163.85,0.0003655200140992,0.0004771001897672,0.000208924435652,0.0001891829247933,0.0002644813439657,0.0002756819182099,0.0001720424383014,0.0002431021525349,0.0002964154053865,8.91839406281956e-05,9.999898416517416e-05,0.0001292314356549,0.0001352499083108,0.0001320179098434,0.0001436640083665,0.0001624698953927,0.000216931160241,0.0002611563895852,0.000162289249829,0.0002159800028749,0.0003042104303565,0.00019594149217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28,GE,stocks,4984487,71017,167.0,168.56,168.65,165.3004,0.0001451528703558,0.0001678286833087,0.0001556433468854,0.0001525652635173,0.0001637692600852,0.0001345944015716,0.0001266147210869,0.000168145896227,0.0001424951090412,6.803649031265762e-05,8.45287732047125e-05,8.460873916659916e-05,7.916052091865268e-05,7.449977811237433e-05,6.009462345931892e-05,0.0001280534333428,0.0001524262229632,0.000132127157986,0.0001237973657247,0.0001660658144542,0.0001447954178599,0.00014132721276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29,GE,stocks,3932442,66887,166.58800000000002,163.69,167.6505,163.39,0.0002389909084676,0.0002123415678795,0.000168299635065,0.000204709028165,0.0001479496000593,0.0001898269752212,0.0001991396710943,0.0001461007669399,0.0001798751600783,0.0001041895352445,0.0001005194929205,4.6409943279714974e-05,0.0001015396567796,5.8842318121237066e-05,0.0001309846571,0.0001920115940252,0.0001600063173278,0.000192059058021,0.0002038366003673,0.0001438923896562,0.0001864340111484,0.000162972877083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30,GE,stocks,3573555,58062,163.48,164.2,165.03,163.19,4.534080243221373e-05,5.5395594760802634e-05,0.0001601681739012,0.0001437449451399,0.0001513218190763,0.0001233598807697,0.0001397341788813,0.0001296552236756,0.0001110726839647,7.341153584330264e-05,7.033340929660458e-05,8.132650482469577e-05,6.999531425165795e-05,5.54655289281438e-05,6.789435184157504e-05,0.0001369851995045,0.0001363463444586,0.0001119419139713,0.0001382077910021,0.0001265458765982,0.0001069210066113,0.00014103499657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31,GE,stocks,4500341,71858,164.31125,165.14,165.34,160.0501,0.000381361917158,0.0005189019896164,0.0003104983793659,0.0003067771291737,0.0003314519096101,0.0003451132427635,0.0002671343590374,0.0002769955440259,0.0002960572583277,0.0001468144535554,0.0001599626756183,0.0001176204905325,0.0002138314190776,0.0001446283262812,0.0002004849164823,0.0002498548025461,0.0002463848784848,0.0002984356717563,0.0002392495954129,0.0002657805791059,0.0002794325829513,0.00029014534132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03,GE,stocks,3683298,57968,166.12,161.5,166.79,159.03,0.0008186660420394,0.0008276004288316,0.000333827759918,0.0004031019296817,0.0005972748616181,0.0004065299303866,0.0002923509802181,0.0002652659883331,0.0001576702630852,0.0002454316665964,8.719894576738937e-05,0.0005100759158507,8.218798332853004e-05,0.0002427578688586,0.0003901632412549,0.0003208563059447,0.0004033676084968,0.0002023184406765,0.0002477994208031,0.000370059435469,,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04,GE,stocks,3958037,65689,161.0,161.38,161.99,158.3401,0.0001873175905997,0.0002575304296836,0.0002305719601739,0.0001965642450887,0.0002170845291899,0.0001869913364297,0.0001816054302212,0.0002166555534584,0.0001915983636478,9.774603662433924e-05,9.881820846445966e-05,0.0001083490295739,0.0001087354996159,8.511613263040694e-05,0.0001018752037992,0.0001815566871498,0.0002298119494467,0.0001852690661546,0.000173548636263,0.0002155393131556,0.0001887736814707,0.000180670313583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05,GE,stocks,3246711,57538,161.83,162.55,162.94,160.51,8.143087793021622e-05,0.0001052745032716,0.0001424383527431,0.0001864212425875,0.0001016648647688,0.0001161020159139,0.0001783240028563,0.0001032547573219,0.0001100201034798,8.604967906198285e-05,0.0001003715635255,5.028593329234098e-05,5.1378931476526033e-05,5.91977058348349e-05,5.690431007911518e-05,0.0001657945095191,9.198240361104044e-05,9.6994240632363e-05,0.0001699203731647,9.16462419061733e-05,0.0001084950560567,0.00017554798180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06,GE,stocks,3142018,57241,162.3,160.68,163.2299,159.75,0.0001674906962086,0.0001933169438082,0.0001432813494972,0.0001320630888028,0.0001401480801702,0.0001282202659593,0.0001220774910882,0.0001236240477499,0.000125653139642,6.402958709905399e-05,6.803350170384484e-05,6.33080031724787e-05,7.684007699781705e-05,5.063171490055213e-05,7.758855105876674e-05,0.0001186576795275,0.0001286407903833,0.0001312854649665,0.0001201223025488,0.0001029041320847,0.0001232698297187,0.00012241897695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07,GE,stocks,2745643,52932,160.68374999999995,161.92,163.8,160.1,0.000188275528041,0.0002383141585329,0.0002205731396642,0.0001995929926273,0.000269783697492,0.0002564283554046,0.0001742181514116,0.0002662186125173,0.0002303364323523,0.0001188214475436,8.077154508364042e-05,0.0001671732304614,0.0001026104670305,0.0001620286406471,9.439971475752396e-05,0.0001623915360484,0.0002269471787703,0.0002069776173512,0.0001553606727025,0.0002672192090105,0.0002038044058554,0.00019174702069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10,GE,stocks,3803750,59043,161.9999540229885,162.89,163.9188,161.56,7.577510934936004e-05,9.344994877287813e-05,0.0001185249627923,0.0001554307494951,0.0001377789739504,0.0001130460417235,0.0001591332051504,0.000105875752472,0.0001090111602526,8.773317016110844e-05,6.769757933405973e-05,9.774259839907656e-05,4.003637555138077e-05,6.528825923010432e-05,4.77577824934128e-05,0.0001494945386381,8.992896898248569e-05,0.0001080054642178,0.0001625790975879,9.767134289766124e-05,0.000113431430147,0.00013025165499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11,GE,stocks,4124132,60420,162.0555233853007,160.37,162.28,159.6,0.000100017550362,9.642610665890588e-05,0.0001250418591192,0.000126043854645,0.0001194655014171,0.0001035969973698,0.0001183109107022,9.425107995588962e-05,9.61848609287079e-05,5.5508220928179496e-05,7.053563371687925e-05,4.291049606375801e-05,7.655500535336978e-05,4.308410728363697e-05,6.051289008617897e-05,0.0001074504923683,8.484126503282816e-05,9.61227978701548e-05,0.000107818782823,8.46062759280637e-05,9.363023461078788e-05,0.00010525467974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12,GE,stocks,5135011,73354,161.26190476190476,161.01,162.95,159.1701,0.0001986732421454,0.0002744755205039,0.0003159702174041,0.0003709351943523,0.0004831536627473,0.0003194135825756,0.0003449118830597,0.0004555130603818,0.0003216984711294,0.0001755408344184,0.0001953943599339,0.0002156755552261,0.0002674781075212,0.0001849895073174,0.0001344240752581,0.0003364720168852,0.0003522091105148,0.0003007895260784,0.0003258063788826,0.0004140216934422,0.0003180724545824,0.00032060333152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13,GE,stocks,6359322,101084,160.59146766169155,155.7,160.9,154.17,0.0006584498294697,0.000543189054961,0.000323201975482,0.0004005858513814,0.0004219486474413,0.0003404161879358,0.0004297020718843,0.0002555428653322,0.0002838966953619,0.0001446115527432,0.0002559742986382,6.322478028151588e-05,0.0003587238671598,8.136355447383218e-05,0.0002590526334619,0.0003688815694758,0.0003233442630547,0.0002942487807554,0.0004267407066428,0.0002451552231078,0.0002612488195345,0.00033173656195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14,GE,stocks,5454251,87360,154.22,155.89,156.6,153.20611666666665,0.0001731502524729,0.0001952258553182,0.0002532484440822,0.0003311664848211,0.0001755041569453,0.0001994640426751,0.0003137730014829,0.0001790313823559,0.0001967931665151,0.0001936078755557,0.0001375586092654,0.0001155631648515,5.994099209380344e-05,0.0001262288681499,7.323517452519925e-05,0.000302884555512,0.0001865941109805,0.0002229208304484,0.0003018000233052,0.0001831583935319,0.0001983278978477,0.00025953476214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17,GE,stocks,8581763,118021,156.14,163.2514918032787,167.4999,155.31,0.0020591796920259,0.0020883329973206,0.0006000395222709,0.000647899115678,0.0004335875917779,0.0005343536501077,0.0006657904448887,0.0004158422686839,0.000483130124597,0.0003747295027991,0.0002731696128789,0.0003075037701257,0.0001260838216521,0.0003738433684915,0.0001605102816161,0.0007555164755586,0.0003511874908426,0.0004098239641999,0.0007444015631582,0.0004246819370958,0.0004742970579868,0.000544962212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18,GE,stocks,3889224,64110,163.4,165.03,165.21,162.34,0.0001107657146038,0.0001154933355676,0.0002253958212333,0.0002253849133375,0.0002756062806176,0.0002233376820787,0.0002383434406754,0.0002599643987709,0.000215706709219,0.0001232483546669,0.0001021365586705,0.0001324123470107,0.0001431939336069,0.0001085792769356,0.0001147584051431,0.000240179464851,0.0002822159716337,0.0002139624283827,0.0002602461803603,0.0002407377478982,0.0001999498745799,0.00021400539428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20,GE,stocks,3841888,68035,164.97,165.06046296296296,166.3,163.0212,0.0001430189926002,0.0001981503283957,0.0002649156951798,0.0002772494325412,0.000214970640458,0.0002206940002771,0.0002775828527904,0.0002352614092121,0.0002170950572216,0.0001271617253849,0.0001500877071562,0.0001057173112881,0.0001092533291699,0.0001027391936224,0.0001179548066547,0.0002648978380575,0.0002394906691273,0.0002228584174773,0.0002662121570392,0.0002583736345251,0.0002225077877056,0.00024889321070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21,GE,stocks,4927432,63204,164.5,164.19,164.92,161.25,0.000182664981642,0.0002518529837815,0.0002486299340502,0.0003139949422179,0.0002090082322299,0.0002374856844711,0.0002973007819106,0.0001491045626017,0.0002070638025332,0.0001295934006313,0.0001844015415865,7.139367584873399e-05,0.0001376145563812,8.585195172106268e-05,0.00015163373275,0.0002743226774341,0.0001092096423246,0.0001724749054349,0.0002780701230098,0.0001157158354562,0.0001899610830495,0.0002480721450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24,GE,stocks,4253024,74030,164.1,160.55,164.755,159.2,0.0004242857379022,0.0004034117716572,0.0003581117454805,0.0003625893485192,0.0004312813242898,0.0003644372340783,0.0003697564486655,0.0004592553468844,0.0003827301493535,0.0001709584191169,0.0001916309294023,0.0001972420829984,0.0002340392412913,0.0001629406944736,0.0002014965396046,0.0003653356405239,0.0004843633540306,0.0003938999924328,0.0003667351251411,0.0005111411424158,0.0004239156164484,0.00035217314981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25,GE,stocks,5756933,76644,159.3325,159.73,163.65000000000003,158.42,0.0003804991811988,0.0005250855801284,0.0003608816859575,0.000378875153972,0.0004373150643572,0.0003769727577458,0.0003591846103751,0.0004088393769228,0.0004063434146659,0.0001874328573,0.0001914422966719,0.0002202796386689,0.0002170354256882,0.0001712348356506,0.0002057379220952,0.0003309850912644,0.0003524046307075,0.0003567224573594,0.0003304577965281,0.0003803508679815,0.0004222354696497,0.00033939029933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26,GE,stocks,2765407,54450,158.57,160.65,161.03,157.5001,0.000177187852999,0.000180029491826,0.0001970006274427,0.0002647194607093,0.0001833520465092,0.0001592531392185,0.0002567527964254,0.000175284330264,0.000155551076064,0.0001462557397107,0.0001184637209986,0.0001256559152162,5.769613129291725e-05,0.0001135826306435,4.5670508575040806e-05,0.0002589590559765,0.0001884339000411,0.0001585847725629,0.0002645246581956,0.0001669625568029,0.0001545581010182,0.00022214936353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27,GE,stocks,2470213,50386,160.8,160.51,161.85,159.58,7.195614317014698e-05,9.84936842934422e-05,0.0001211054941459,0.0001609637068288,0.0001341628325449,0.0001393588749936,0.0001447939235397,0.0001270196704923,0.000125630265887,8.413481860697549e-05,7.682888822185498e-05,6.635626234226759e-05,6.780657020264201e-05,7.084815962728787e-05,6.85107153664017e-05,0.0001378218980282,0.0001039774786507,0.0001088729244804,0.0001331572615039,0.0001079342338363,0.0001179717991654,0.00012053971759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28,GE,stocks,3246262,60112,160.00035241813055,158.965,161.655,157.9,0.000199224693618,0.0002599034548195,0.0001626628539493,0.0002365517930503,0.000145560051466,0.0001351655469804,0.0002139937589016,0.0001488728531806,0.0001410195918443,0.0001228365879081,0.0001137152051421,7.445691373893882e-05,7.11031377271453e-05,6.108183668971146e-05,7.408371029078185e-05,0.0002200041784175,0.0001407322519569,0.0001365082838151,0.0002314001007521,0.0001571995345475,0.0001491769638166,0.00016096591500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01,GE,stocks,3886306,63922,160.6695967429236,158.97,161.395,156.05,0.0004090864255367,0.0005234267064479,0.0002692109337162,0.0002233247711824,0.0003448855021797,0.0002853280846459,0.0002096450776621,0.0003708427553347,0.0002677021580249,9.36082476933671e-05,0.000129716523489,0.0001229423837125,0.0002219431184672,8.588681158500636e-05,0.0001994412730609,0.0001959721418628,0.0003604412992542,0.0002471878513964,0.0001898244687945,0.0003915647093046,0.0002627317018244,0.00022384540895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02,GE,stocks,3858512,58264,158.82,161.47,162.94,158.25,0.0003076507172392,0.0003207145503313,0.0002351072804756,0.0002513482470533,0.0002362365778519,0.0002640681576355,0.0002302186634101,0.0002333039272468,0.0002730458382828,0.0001302647210189,0.0001210835260344,0.000157873174469,7.836340338291627e-05,0.0001559427446278,0.0001081254130077,0.0002394545967592,0.0002115334576304,0.0003036684682508,0.0002215809520672,0.0002341228199412,0.0003074282730333,0.00021858433653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03,GE,stocks,2107803,40054,161.88,163.05,164.49,161.42,0.0001280211160651,0.0001574406492969,0.0001374645662365,0.0001720807357046,0.000205270058268,0.00012672790766,0.0001458600716087,0.0001678304014964,0.0001275372431921,0.0001091363930735,6.294434263114839e-05,0.0001602776442938,4.499241397421547e-05,7.533057827684318e-05,5.139732938318855e-05,0.0001349137029084,0.0001277511061305,0.0001133613853486,0.0001374977586077,0.0001413352350993,0.0001265565920976,0.0001523977860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05,GE,stocks,3328964,61794,162.865,160.52,163.21,159.66,0.0001744258554568,0.0001605525553856,0.0001356812398736,0.0001861735768719,0.0001316018762033,0.0001143458641434,0.0001592906414552,0.0001292361125347,0.000105128643773,6.1017518693016275e-05,0.0001251560581788,5.0581869805183366e-05,8.10200063981402e-05,4.043108497627696e-05,7.39147791671561e-05,0.000146064621057,0.0001329128526807,0.0001068983284974,0.0001524127784159,0.0001319182481597,0.0001052920123266,0.00015723515473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08,GE,stocks,2542013,50159,160.8,163.46999999999997,163.83,160.6,0.0001430099550174,9.349112510067587e-05,0.0001370253490234,0.0002043951337587,0.0002685053914462,0.0001403797621703,0.0001846612574048,0.0001164808305112,0.0001297486450056,0.0001239523953086,8.044273845009502e-05,0.000205036338103,6.346905334328043e-05,8.411382168309407e-05,5.62659404872844e-05,0.0001736864745115,0.0001422883218362,0.0001212949671318,0.000178889834073,0.0001081003972374,0.0001291348100264,0.00020759029843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09,GE,stocks,3216861,51305,163.98,163.14,165.58,163.03,8.687819394292006e-05,0.0001102499126249,0.000153262331388,0.0001553841309298,0.0001395017443544,0.0001339773909037,0.0001290945719486,0.0001658086195959,0.000138582154664,7.396618614876036e-05,8.141794478109878e-05,7.243562223738765e-05,6.706612211702946e-05,6.62622646724525e-05,6.771512623132613e-05,0.0001203643907431,0.0001720537171522,0.0001418003001297,0.0001083942060716,0.0002098601929193,0.0001494846156164,0.00013187041296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10,GE,stocks,3145608,52164,163.15,165.66,165.9882,162.5301,0.0001598683835391,0.0001315810820767,0.0001626222924985,0.0002045714408819,0.0001830010671076,0.0001512248631047,0.0002007354728143,0.0001921517107115,0.0001567810503984,0.0001189569762061,8.561446467582898e-05,0.0001151820994716,6.781896763602123e-05,0.0001002960294954,5.092883360924684e-05,0.000191319354521,0.0002070649863632,0.0001658053990766,0.0001886718849904,0.000221643908802,0.0001767196905062,0.00016074919165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11,GE,stocks,3698707,59719,165.19,161.85425287356324,165.68,161.77,0.0002057213418312,0.0001244289730757,0.0002185983098209,0.0002457666157461,0.0002196362730305,0.0002352315198054,0.0002353328759177,0.0001746230594252,0.0002095130733355,0.0001031610383925,0.0001426055773535,6.478257615905322e-05,0.0001548536968714,8.794625550579992e-05,0.0001472852642996,0.0002330796760923,0.0001422183699656,0.0002072344984788,0.0002389667487812,0.0001541947824122,0.000200941100465,0.00023479413727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12,GE,stocks,4968918,76279,161.88,158.81,162.2999,158.79,0.0001724032044162,9.738608346356968e-05,0.0001633571605683,0.0001748314462743,0.0001635470527369,0.0001569761801872,0.0001820157144679,0.0001666685949581,0.0001337179795688,7.774307297043547e-05,9.708837330395688e-05,7.202499036171081e-05,9.152206237522876e-05,5.437842706765285e-05,0.0001025977531196,0.0001881387677326,0.0001711205753921,0.0001334644591787,0.0001892128467395,0.0001797741788613,0.0001320279797476,0.00015039461282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15,GE,stocks,4416957,65551,160.6,159.6,160.88,158.6,7.348041963031314e-05,8.679461427065117e-05,0.0001275597390635,0.0001922660659789,0.0001589020031143,0.0001113689540853,0.0001774448002241,0.0001070261177647,9.757842812875156e-05,8.087190630410409e-05,0.0001113941596748,5.04823360805943e-05,0.0001084196670337,5.063288267576128e-05,6.073607140959028e-05,0.0001740668381542,0.0001005946448077,9.066032266438526e-05,0.0001687512933887,0.0001052025098014,9.103985935439356e-05,0.00015643979273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16,GE,stocks,5662851,77445,159.88,162.87241032998566,163.8688,159.6,0.0002512880221416,0.0002155259937494,0.0002251003988669,0.0002435383270285,0.0001934454880972,0.0001991709827118,0.0002445743982887,0.0001731265200496,0.0002078784275012,0.0001398821422869,0.0001036561847415,0.0001301144692588,6.333101883834189e-05,0.0001268691015905,7.230188112135606e-05,0.0002189256142311,0.0001654687990285,0.0002026790981373,0.0002489910340561,0.0001679655185426,0.0002168928067989,0.00021401039165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17,GE,stocks,4468233,77816,161.65,156.68,161.9524,156.5,0.0004230052819979,0.0002097003295198,0.0003468401181017,0.000331518460975,0.0003670698676792,0.0003290597691253,0.0003420449875934,0.0002812274830449,0.0002747352495796,0.0001367873058253,0.0001947311551497,0.0001004775774053,0.0002665922902739,0.0001021808633945,0.0002268789057307,0.0003147681221699,0.0002922976856817,0.0003005974824427,0.0003328945761843,0.0002352358043865,0.0002412584990286,0.000290126001236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18,GE,stocks,4579266,72441,157.37,158.78,160.5,156.42,0.000239135228812,0.000300776624308,0.0003069916097171,0.000354519106188,0.000383505743025,0.0003038352017977,0.0003517902901072,0.0003422934743177,0.0002567096749392,0.0002062323357421,0.0001482867704459,0.0002369479447048,0.0001465577983201,0.0001823528518681,0.0001214823499295,0.0003362251772034,0.0002762401459807,0.0002264483175606,0.0003721914775273,0.0003561445685573,0.0002562714494946,0.0002764691802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19,GE,stocks,4500844,63051,159.66,159.1019135135135,160.4499,157.615,0.0001146150208078,0.0001541537457267,0.0002298801602424,0.0002594088657835,0.0002840602037688,0.0002148501344799,0.0002498625761815,0.0001832556765607,0.0001910438201175,0.0001244051807347,0.0001350036850487,0.0001126218624183,0.0001714383413505,0.0001060853167861,0.0001087648176937,0.0002707869045079,0.0001947326109763,0.0001708152670331,0.0002564233454256,0.0001464026681682,0.0001900350300131,0.00023261425912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22,GE,stocks,5242416,77095,159.97,162.76781818181817,162.94000000000003,159.7412,0.0001417848540985,8.042689350131226e-05,0.0001762346865415,0.0002220810469762,0.0001762174677961,0.000170837261104,0.0002079912245556,0.0001235818976276,0.0001392172608354,0.0001290322177798,9.304882919640328e-05,0.0001284859695559,4.7731498240244094e-05,0.0001126064742755,5.8230786828466486e-05,0.0001988428109255,0.0001153165665865,0.0001370063886153,0.0001937873059348,0.000114694140786,0.0001255654363692,0.0001835470925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23,GE,stocks,15070919,181978,166.0,171.9234328358209,177.20475,164.55036,0.001979812809761,0.0022697301414657,0.001239650639521,0.0014009224096737,0.0010185354653276,0.0012251963249412,0.0013153300636657,0.0011283497222186,0.0011056232838605,0.0007598535593129,0.0006410688503608,0.0006562381758221,0.0003622972895054,0.0008013831794943,0.0004238131454469,0.0011865471799946,0.0010445299397959,0.0011435971085147,0.0013137881964809,0.0012541589101875,0.0010199739704477,0.00139313789173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24,GE,stocks,6467762,103363,171.5,162.33,172.8799,162.05,0.001509449002461,0.0009260403737811,0.0004994168402177,0.0005507717984975,0.0005126309844161,0.000456440529128,0.0005540152506598,0.0004945887017694,0.0004233670600659,0.0002188792208088,0.0003318925776886,0.0001083031277306,0.0004043278566855,0.0001126742201285,0.0003437663089994,0.0005395596880559,0.0004781199788165,0.0004203375732823,0.0005419547231549,0.0004739224987323,0.0003958638034186,0.00047415332707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25,GE,stocks,7375317,104399,163.30000201677484,164.69418604651162,168.2,161.89,0.0005273201162832,0.0007031024409244,0.0004937034188264,0.0006111796436426,0.0005835720599527,0.0004840880267578,0.0006307981851344,0.0005446374752906,0.0004703762490588,0.000320480200825,0.0002906994428175,0.0003322094325173,0.0002513626274354,0.000284598287816,0.0001994897389417,0.0005606223174581,0.0005028881332964,0.0004562078877005,0.0006165774873388,0.0005144564300288,0.0004518940261934,0.00050568506586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26,GE,stocks,6284851,94394,166.735,169.82001740644037,172.62,166.1,0.0005346817284117,0.000611387078255,0.0004464646863731,0.0005425354470543,0.0004571121747855,0.0004969002401378,0.000538621791256,0.0004045537996701,0.0004574389114343,0.0002776962070377,0.0002648392400166,0.0002750311579325,0.000182081016853,0.0002987772305587,0.000198123009579,0.0004998497408445,0.0003894776209108,0.0004564298488774,0.0005493888810724,0.0003623824794066,0.0004343555111566,0.00044598513339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29,GE,stocks,4200747,64991,171.25,169.94916666666666,172.73,168.38,0.0002346449643635,0.0003028269802599,0.0002469278163103,0.0002736129216123,0.0002284331464677,0.0002824929922865,0.0002669419176002,0.0002388962500408,0.0002643275605952,0.0001017870384924,0.0001718258831199,6.718251720045408e-05,0.0001612506292672,8.433592187545385e-05,0.000198157070411,0.0002434671920592,0.0002358075437128,0.0002709410221875,0.0002504825653921,0.0002372344435707,0.0002531828467735,0.00023191595716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30,GE,stocks,4559792,75110,170.48,167.49,174.73,167.27,0.000686653706567,0.0008309593909032,0.0004404442657967,0.0004645206134673,0.0007008970601388,0.0004931764808957,0.0004112542888536,0.0003823533740819,0.0004616246538749,0.0002643943856619,0.0002001262278054,0.0004530523757225,0.0002478446844163,0.0002211176539876,0.0002720588269081,0.0003950469167633,0.0003869753357178,0.0003907406109281,0.0003906811659904,0.0004033934247528,0.0004380763365435,0.00051817302309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31,GE,stocks,4464125,66909,170.87,170.09999999999997,171.68,167.91,0.0001778210370464,0.0002386322514085,0.0003942762981131,0.0004055871095216,0.0003227029241622,0.0003684799879791,0.0003791890081921,0.0003404856929295,0.0003968246533313,0.0002045645100257,0.0002010225994959,0.0001287417653443,0.0001939611588178,0.0001523196305662,0.0002161603574129,0.0003332095683522,0.0003170700138707,0.0003828331184387,0.0003722463918536,0.0003300698783878,0.0004259817078541,0.00036910082488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01,GE,stocks,5369140,81532,170.821693877551,169.74,174.7,168.2,0.0005185257573487,0.0007032410452021,0.0005079493102056,0.0005335905645561,0.000460188626937,0.0005220984408743,0.0004956042672392,0.0004331218439589,0.0004920401220279,0.0002879082175673,0.0002456823469888,0.0002295168646828,0.0002306717622541,0.0002744701171799,0.0002476283236943,0.0005423087709324,0.0003929144396346,0.0004764681227113,0.0004688989128792,0.000459193162139,0.0005124589387,0.00047860168986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02,GE,stocks,7398972,119404,165.57,160.27,167.44,158.3501,0.0011236794809614,0.0011488686008334,0.0006501360540561,0.0008110309600711,0.0005731797551229,0.0005752368253811,0.000732641927888,0.0006529190371599,0.000584266647266,0.0002953945307275,0.0005156364293436,0.0001724371416624,0.0004007426134605,0.0001844588916562,0.0003907779337248,0.0006966579409147,0.0006139855116899,0.0005797614237458,0.0007443407803696,0.000669175279573,0.0005859563882983,0.0006452136076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05,GE,stocks,5874658,91021,152.6062664714495,158.35,159.98,150.2,0.0014352006554515,0.0014622992518059,0.0009127518145471,0.001201238273421,0.0009702347377877,0.0008569144688967,0.0012416907010887,0.0009385157214193,0.0007591220339921,0.0006966273344188,0.0005046109390022,0.0007084573578502,0.0002617773799374,0.000626188355635,0.0002307261132617,0.0010998031604346,0.0007361629121931,0.0007104824486072,0.0012247612483941,0.0008510061704833,0.0007312151289763,0.00083671988855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06,GE,stocks,3857837,64577,159.93,162.13,165.46,159.73999999999998,0.0004464317862893,0.000546781154554,0.0005624708520627,0.0005469532109195,0.0005903907782575,0.0005013372707972,0.0005047129824344,0.0005878062981053,0.0005020945447255,0.000319153102756,0.0002278001081634,0.0003627473768758,0.0002276434013817,0.0002861668301352,0.0002151704406619,0.0004540113138762,0.0004922288467578,0.0004834676175128,0.0004514052083938,0.0005684583888339,0.0004949380802447,0.00051412605039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07,GE,stocks,3540754,60688,164.42,162.21662049861496,166.29,161.55,0.0003016253712256,0.0003478277791481,0.0004124486795838,0.0004129835392433,0.0004026094764399,0.0003753966880507,0.0003609574670621,0.0003569602623196,0.0003432634096578,0.0001996160422237,0.0002133674970195,0.0002131226641827,0.0001894868122571,0.0001660563150173,0.0002093403730334,0.0003577663571026,0.000310488444155,0.0003025085579365,0.0003375664227988,0.0003172241156721,0.0003180354535493,0.0003847240663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08,GE,stocks,3217033,61077,164.46738317757007,165.56019607843135,166.33,163.5401,0.0001032016448744,0.0001261255456381,0.0003410626947838,0.0003544372781393,0.0003337768766129,0.0002691410911385,0.0003282174829689,0.0003081800483825,0.0002768755198607,0.0001778372495387,0.0001766000286005,0.0002055099930159,0.0001282668835969,0.00014541534777,0.0001237257433684,0.0003189523988724,0.0002711408226619,0.0002764034545928,0.0003139743407774,0.0002847641170137,0.0002892108418827,0.00028063701347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09,GE,stocks,2156052,47725,165.45,167.04,167.9,164.4501,0.0001554630283269,0.000180181139754,0.0002803953316615,0.0002979547199622,0.0002851466408199,0.0002199323510142,0.0003214302979833,0.0002125038291829,0.0002010082008404,0.0001486280297538,0.0001493266902084,0.0001600031235486,0.0001251435172712,0.0001248976992743,9.503465173988364e-05,0.0003008302192594,0.0002783916007015,0.0002018608179431,0.0003316481286917,0.0001504431593763,0.0001746903731917,0.00021921739537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12,GE,stocks,2598625,48504,167.63,166.86,168.86,164.56,0.0002399806994695,0.0003244955655313,0.0002853295008851,0.0003205723534782,0.0003241015487636,0.0002966238233187,0.0002725681471241,0.0002442670342449,0.0002343254735411,0.0001576180551975,0.0001629542982807,0.0001207440684508,0.0002033574803127,8.827915483142076e-05,0.0002083446684873,0.0002615173548194,0.0001956882911889,0.0002024335853388,0.0002349363161207,0.0001735877077186,0.0001942917315562,0.0002704042861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13,GE,stocks,2314740,44318,167.76,167.87,168.64,166.25,7.348195945616001e-05,0.0001017016512146,0.0001754384155638,0.000215387386287,0.0001613429932169,0.0001433424876406,0.0002036918641442,0.0001504361139982,0.0001325979968549,9.9957457368712e-05,0.0001154299289183,7.492593410097019e-05,8.641705911596235e-05,6.708225402192419e-05,7.62602336187263e-05,0.0002011552983523,0.0001446867801398,0.0001336117227739,0.0001834792788184,0.000144258979414,0.0001275601018426,0.00014925606889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14,GE,stocks,3915222,64340,168.45624999999998,167.86,169.18,165.81,0.0001460158354857,0.0001975642397401,0.0002027754064414,0.0002647097008156,0.0001643494254496,0.0002003803821777,0.000216944229611,0.0001386820634975,0.0001854662699205,0.0001270696028718,0.0001376400979438,6.902101721731811e-05,9.532840823237409e-05,7.575827248832108e-05,0.0001246221096893,0.0002475781254546,0.0001241186861401,0.0001622312845124,0.0002137305301491,0.0001130409299731,0.0001825408839007,0.00023675538831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15,GE,stocks,3255133,56075,169.005,169.98,170.74050872093025,168.21,8.041439029109677e-05,9.869512662497255e-05,0.0001507559537202,0.0001689721540729,0.0001872557352642,0.000171201281302,0.0001758649361771,0.0001488882749533,0.000174885853865,9.015420837253336e-05,7.881794570039106e-05,0.0001130093501427,7.424638512155253e-05,8.256154901056933e-05,8.863973229149304e-05,0.0001662465297947,0.0001410967189647,0.0001448320119311,0.0001753750260692,0.0001264117044905,0.0001839381532011,0.00016065887456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16,GE,stocks,2514998,47084,170.1863829787234,169.41,170.37,168.86,2.858549160672283e-05,3.1551729871337376e-05,9.61398647069192e-05,0.0001077094020437,5.7091607247045257e-05,6.564877789961933e-05,0.0001010473503534,5.4824117213267245e-05,6.0164987092546944e-05,5.1039327146103214e-05,5.6670074897667886e-05,2.076320077982032e-05,3.632840646722494e-05,2.407907910230297e-05,4.156969879731638e-05,9.257069221665946e-05,6.090676397799683e-05,6.06092744665392e-05,9.830121521495528e-05,5.502626486069579e-05,5.586087092626717e-05,7.45423569188193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19,GE,stocks,2539558,51504,169.61,170.92,170.99,168.4,8.402196717321563e-05,9.361190089719428e-05,0.0001154568310978,0.0001318187346329,0.0001154399784384,9.185032499193088e-05,0.0001288073404054,0.0001038497674189,8.504333846856149e-05,6.093321534599127e-05,7.088551928693723e-05,5.090386501522475e-05,6.453611342326886e-05,4.602199714312167e-05,4.5828327848809206e-05,0.000129811109063,9.514199827409716e-05,8.097161729029963e-05,0.0001336829213718,0.0001017267257224,8.044353754872637e-05,8.986105325396703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20,GE,stocks,1965078,43259,170.91,169.97,170.96,169.15,4.086025625999429e-05,4.4894468388425e-05,8.359442213395057e-05,7.105509118979835e-05,6.24771768314938e-05,6.0747577659822e-05,6.708347019429385e-05,5.9113922078317456e-05,5.8897480499999614e-05,2.8968398007129852e-05,4.208669318266848e-05,1.895891499909526e-05,4.3518261832398535e-05,2.0884730555633775e-05,3.986284710418822e-05,6.831914279071447e-05,5.118373547369396e-05,5.6055369212851445e-05,6.633833377745996e-05,4.932287407104467e-05,5.6946949923806166e-05,5.340098060233101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21,GE,stocks,2186555,40432,170.1,171.1394121105232,172.2299,169.655,8.183740642634363e-05,9.911439739529564e-05,0.0001401914741054,0.0001453220310818,0.0001327578689811,0.0001397779134665,0.0001450000325982,0.0001170578257026,0.0001217825887776,7.387354942919741e-05,7.144848165269148e-05,6.244120728284296e-05,7.031666169825979e-05,6.461592274065449e-05,7.51619907258484e-05,0.00012874009369,0.0001178734977535,0.000108173868796,0.0001431848316119,0.0001093068049492,0.0001042927302169,0.00010669965580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22,GE,stocks,2268668,46250,171.74,169.74,171.9899,168.756,0.0001299548563327,0.0001271505748406,0.0002183969150813,0.0001906804002844,0.0001765636143725,0.0001726329464188,0.0001704478773633,0.0001536779122353,0.0001585692208335,8.257839808346805e-05,0.0001081020022009,6.887707765623703e-05,0.0001076865367163,6.305705952888309e-05,0.0001095758868899,0.0001444760574087,0.0001467820343593,0.0001490307016284,0.0001593184452738,0.0001461238889432,0.0001519894942172,0.00014003291914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23,GE,stocks,2551865,46204,170.0,171.06,171.35,168.85,7.7911501366082e-05,9.30826917396116e-05,0.0002160283681347,0.0002259977840961,0.0001697441656253,0.0002224715939088,0.0002044864390076,0.0001610792048173,0.0001892775611315,0.0001098708022839,0.0001161269818122,8.675357809876488e-05,8.299058752658797e-05,0.0001101893618976,0.0001122822320112,0.0001885543458442,0.0001574365212363,0.0001863623666996,0.0001848716761538,0.0001359017941577,0.0001646195678414,0.00018547951663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26,GE,stocks,2830917,46758,170.54000502329768,171.27999999999997,171.9388,169.5512,7.052707165488152e-05,9.05295520897956e-05,0.000147433583193,0.0001634472276737,0.0001559127586202,0.0001398018649068,0.0001525464925535,0.0001343130184292,0.0001269409465363,8.5100322750979e-05,7.834690492279835e-05,6.437157964530727e-05,9.15411789749454e-05,7.349286731854692e-05,6.63089975882932e-05,0.0001566655852501,0.0001117948759102,0.0001169853451561,0.0001584662736266,0.0001265962981161,0.0001378110735601,0.00014996941308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27,GE,stocks,2443862,43596,171.0,171.01055,171.529,169.55,4.856975497629355e-05,6.733050715031035e-05,0.0001230358456158,0.0001263722132449,0.0001135945662221,8.43138498643134e-05,0.0001233493410492,0.0001050450983385,7.663155419996122e-05,6.040089014616082e-05,6.597132309881842e-05,4.927729365668958e-05,6.431727256548045e-05,4.933675834506196e-05,3.497709151925145e-05,0.0001174099543943,8.535440336402485e-05,7.671852999761412e-05,0.0001277670445876,0.0001003774036129,7.31612731322501e-05,0.0001120203785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28,GE,stocks,3696402,52103,171.19899999999998,171.87,173.17,170.23,0.0001057523046876,0.0001406928155616,0.0002117340797085,0.0001814410691051,0.0002873742091586,0.0002192306404611,0.0001936613286687,0.0002238907069269,0.0002044087728325,0.0001052095132392,7.62315558658991e-05,0.0002018485597811,8.552564937746896e-05,0.0001516713410132,6.75592994478551e-05,0.0001833099867965,0.0001601974468741,0.000178221017285,0.0001935162803843,0.0001747173506288,0.0001872648070799,0.00016457477958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29,GE,stocks,3787984,61656,172.62,173.58,175.97,172.49,0.0001438984248619,0.0001876041391719,0.0001941398383961,0.0002176611622229,0.0001679955237603,0.0001849876541809,0.0002149224228409,0.0001367557416436,0.0001760682238192,0.0001004790443088,0.0001171821179141,9.787150893682392e-05,7.012401482357287e-05,0.0001001142217058,8.487343247515348e-05,0.0002295504034105,0.0001520490682325,0.0001892925251554,0.0002338103156412,0.0001234867658646,0.000175171062111,0.00017824160553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30,GE,stocks,2840290,58602,173.96,174.55,174.81538,171.71,0.0001158663157446,0.0001561963601747,0.0001750558677198,0.0001778011903552,0.0001498399153557,0.0001577761765595,0.000179186454337,0.0001557562961782,0.0001611506280249,9.193611451971772e-05,8.586507583555046e-05,7.566844849316278e-05,7.417146686261037e-05,7.842904410981654e-05,7.934713244973363e-05,0.0001642420968197,0.0001543488203384,0.000160781625051,0.0001785989827407,0.0001644152388271,0.0001666090104417,0.00016111335165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03,GE,stocks,4971471,94632,174.56920792079208,164.28,174.8,163.6,0.0015814926537154,0.0007668186946587,0.0005730893271183,0.0004968360103064,0.0006494056306398,0.0006360869127776,0.0005056591474684,0.0004537556075121,0.0004708620902785,0.0001673623365992,0.0003294736737071,0.0001097946279452,0.0005396110026946,9.489730133909042e-05,0.0005411896114386,0.0004764532962582,0.0004267939128957,0.0004142207776513,0.000503946668023,0.0003614337578409,0.0003902266005734,0.000517199200398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04,GE,stocks,3425285,61997,163.955,166.2766408839779,166.63,163.6,0.0001214649911352,9.20122578319364e-05,0.0002670463366364,0.0003601814445467,0.0002381928801957,0.0002201391489037,0.0003375858432814,0.0001473288649149,0.0002069089198313,0.0001921888190448,0.0001679926255018,0.0001603357133828,7.785716681291135e-05,0.0001309789236171,8.916022528662625e-05,0.0003165028359784,0.0001797870782611,0.0001985242902128,0.0002881839036363,0.0001453593454993,0.0002148578838367,0.0002838808308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05,GE,stocks,2591320,54610,164.775,163.89098360655737,166.0199,162.51,0.000164682431684,0.0002171196193256,0.0002992760121883,0.0002621033014942,0.0003114708075627,0.0002740479749801,0.0002154873923179,0.0003720393974485,0.0002676504915927,0.0001319294194587,0.0001301738820355,0.0001197482743979,0.0001917225331648,0.0001029505789895,0.0001710973959906,0.0001956681937121,0.0003477198901817,0.0002544891981569,0.0001746305125124,0.0004119504025425,0.0002754527517815,0.00023398577682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06,GE,stocks,2828306,59252,164.51,161.28989583333333,166.1288,160.5601,0.0004192736436417,0.0004302826954266,0.000309366771067,0.0003560452050511,0.0003525737318289,0.0002863626587739,0.0002662856170484,0.000327692412504,0.0002762827025785,0.0001902317775864,0.0001658134274646,0.0001791355532789,0.0001734381785499,0.00011034276661,0.0001760198921639,0.0002316900073272,0.0003107946780974,0.0002775649517785,0.0002374381748296,0.0003486024423903,0.0002737374797164,0.00029455733426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09,GE,stocks,2883654,56880,163.49,165.34000000000003,166.4,162.8601,0.0001667676396045,0.0001822801135314,0.0001891576212688,0.0001718710944801,0.0001555891208622,0.0001410889472547,0.0001511127533677,0.0001446612822184,0.0001383312449424,9.19344896472939e-05,7.993660483283646e-05,9.693773066523708e-05,5.865139019704943e-05,7.754085754892292e-05,6.354808970578763e-05,0.0001414422531112,0.0001452654898066,0.0001507629478835,0.0001402550436367,0.0001360841787358,0.0001339991437644,0.00014587486416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10,GE,stocks,2594963,54814,167.45,166.97,167.7,164.25,0.0001558470761122,0.0002128666273789,0.0002116666778751,0.0002222604946935,0.0002205135200095,0.0001747357813528,0.0002031998230034,0.0002155188375626,0.0001745308372098,8.544062444207305e-05,0.0001368198702514,9.310391034227378e-05,0.0001274096096673,7.50037884217214e-05,9.97319929311431e-05,0.0001833545104677,0.0001963001919638,0.000164519021097,0.0001971261704892,0.0002119034811023,0.0001697816328584,0.00018915821129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11,GE,stocks,3456097,65344,166.24328922495275,166.30911666666665,166.73,162.23,0.0002700023623976,0.0003742422083377,0.0002473031455491,0.000254339853654,0.0002408572443189,0.0002200535070793,0.0002373966318259,0.0001905097401593,0.0001881759074362,0.0001121662190713,0.0001421736345827,9.59057532806152e-05,0.0001449514910383,0.000108210400041,0.0001118431070382,0.0002272002454884,0.0001337402602907,0.0001738116834313,0.0002222239521259,0.0001582062981153,0.0001773038580122,0.00022482136598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12,GE,stocks,4252959,61938,166.28708333333333,169.7001818181818,170.99,166.12,0.000301126945889,0.0002579874713592,0.0002221657346681,0.0002262203562731,0.0001995141908069,0.0002093663091187,0.0001935741333055,0.0001984600605232,0.0002031842728197,0.0001336929092484,9.252744702469043e-05,0.0001282260211521,7.12881696547401e-05,0.0001266178481403,8.274846097836808e-05,0.0001902008034265,0.0002129508609237,0.0002182190520203,0.0001899856916078,0.000200614648137,0.0002014335802528,0.00019973937645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13,GE,stocks,6464167,102007,169.41,178.3,179.32000000000002,169.12,0.0012369925117387,0.0007043345404596,0.0002710516972596,0.0003022106605992,0.0002965703223027,0.0002559288946948,0.0003083013638754,0.0001940949244451,0.0002192723906461,0.0001894006282317,0.0001128100323674,0.0002307282149048,6.584210739787545e-05,0.0001832652638659,7.266363082886567e-05,0.0002939704948576,0.0001385041031343,0.0002019556688551,0.0003099713440569,0.0001326831958862,0.0002000847813215,0.00030034034736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16,GE,stocks,5594601,73753,178.548,181.44,181.52,176.25,0.0003130767051248,0.0003342883639089,0.0003170154107951,0.000317508623765,0.0002944033771925,0.0002826109709185,0.0003370898541248,0.0002778584642419,0.0002643450240721,0.0001512975514804,0.0001662110722845,0.0001489401890443,0.0001454631881482,0.0001332369372816,0.0001493740336369,0.0003260955905817,0.0002631471570617,0.0002334824726884,0.0003603415441344,0.0002527554168564,0.0002455829837323,0.00028309419781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17,GE,stocks,3586563,66178,181.51,180.33,182.4366,178.99,0.0001312025910601,0.0001654525843538,0.0002270690711159,0.0002110360652702,0.0002012593422518,0.0001744548495851,0.000206752265239,0.0002255289455713,0.0001732037512852,0.0001014464686564,0.0001095895966138,9.178817418547938e-05,0.0001094711680663,8.540806252743373e-05,8.904678705771136e-05,0.000188346790779,0.000192926167306,0.0001693996338261,0.0001994727221104,0.000235042294832,0.0001730195823984,0.00017104112576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18,GE,stocks,4787739,80860,181.4899739717555,183.5883870967742,185.8,180.43,0.0003102255272911,0.0003790136661049,0.0004542218571725,0.0004522540645612,0.0003683633706799,0.0004092859419793,0.000456879610545,0.0003595019243721,0.0003640404789826,0.0002227459570197,0.0002295081075414,0.0002067835957773,0.0001615797749026,0.000238866459478,0.0001704194825012,0.0004390037267568,0.0003787315757815,0.0003589881057717,0.0004364897695234,0.0003748878217652,0.0003311043951266,0.00050445058224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19,GE,stocks,3806555,69642,187.23428571428573,186.16,187.99,184.28,0.0001432963197402,0.0001858604536255,0.0002295910028049,0.0002799640109681,0.0002486089005894,0.0002326391590233,0.0002503308988696,0.0002230390633246,0.0002218886531458,0.0001155462353789,0.0001644177755892,9.539688523185504e-05,0.0001532120153576,0.0001007115347142,0.000131927624309,0.0002061592096948,0.0002252399414125,0.0002273379823935,0.0002257317501432,0.0002311981327868,0.000220327259303,0.00025111844268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20,GE,stocks,3980813,69563,185.0,187.38,187.85,184.3101,0.0001305338365375,0.0001178376797235,0.0001614750091624,0.0001676822260807,0.0001170118611581,0.0001220009536564,0.0001577364973344,0.0001048329443888,0.0001072828698484,9.844740811188432e-05,6.923481796883844e-05,7.027982465316471e-05,4.673203650500506e-05,7.595044531198494e-05,4.605050834450978e-05,0.0001531360905823,8.952862367240064e-05,0.0001145560620242,0.0001571794822277,9.145154994223586e-05,0.0001020484805313,0.00014631978351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23,GE,stocks,3007256,54775,187.81,188.74,189.78,187.33,6.089516765818429e-05,7.499320737748123e-05,0.0001618361569048,0.0001402332060736,0.0001544639532133,0.0001327616755617,0.0001260285281353,0.0001549136599168,0.000127980104487,8.086864721442149e-05,5.9364558859191586e-05,0.0001018570989506,5.260685426269384e-05,7.043659632402881e-05,6.232507923767936e-05,0.0001224863668959,0.0001300134914254,0.000120768534476,0.0001168057204035,0.0001585838647089,0.0001265472638758,0.00015821087236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24,GE,stocks,2953403,53024,188.67,189.70108749999997,189.805,187.0037,7.97384777938243e-05,9.906645200755324e-05,0.0001246440432465,0.0001595068523559,9.719796585837936e-05,9.08934705793072e-05,0.0001576848901519,8.63574589491655e-05,7.38243927248419e-05,9.070094623421724e-05,6.880590612172639e-05,5.227345010567278e-05,4.492451575270657e-05,5.114145625311984e-05,3.975201432618735e-05,0.0001606339010099,8.772395755106878e-05,8.063599397498671e-05,0.0001549370735795,7.887976710776495e-05,7.013707221320636e-05,0.00011445837143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25,GE,stocks,2345176,52497,189.85,189.34,190.88,188.11,7.707154097646865e-05,0.0001040486903047,0.0001245250373711,0.0001576609763234,0.0001319873223658,0.000106159315378,0.0001360471565423,0.000108392674742,8.089791077977767e-05,6.934491005765751e-05,8.831606626581856e-05,5.346639126347795e-05,7.852093110240209e-05,4.791183405802346e-05,5.824748131998691e-05,0.0001336419144217,0.0001018420839187,8.806418490372653e-05,0.0001434315328076,0.000104825459677,7.9046837168298e-05,0.0001331654961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26,GE,stocks,3995337,77470,189.4,184.6,189.59,184.53,0.0002639408970832,0.0001113543355956,0.0002509287276246,0.0002828082179697,0.0003290307453667,0.000264189286318,0.0002735394636859,0.0002729677602959,0.0002234100117762,0.000118441768168,0.0001643664498016,7.137384412066036e-05,0.000257656901246,8.930284876298355e-05,0.000174886437555,0.0002650829124583,0.0001972435324421,0.0002280564483817,0.0002753779685944,0.0002612322026729,0.000222158903082,0.00027764038913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27,GE,stocks,3589159,61657,184.17,185.36,186.19,183.0501,0.0001043300438844,0.0001286079690784,0.0001370394937606,0.0001829130578899,9.477424833955608e-05,0.0001061564879545,0.0001606765442731,7.243734144833076e-05,9.366416329501364e-05,0.0001031995860923,7.971347179752195e-05,5.629202840519097e-05,3.848221993436512e-05,6.739461624501635e-05,3.8761871709495376e-05,0.0001457223871071,6.570026456363373e-05,8.412158846737565e-05,0.0001672321901407,5.9180625851758526e-05,8.483198132896663e-05,0.00012062096336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30,GE,stocks,2867599,59160,185.38,188.51,188.71,183.1,0.0003284914343716,0.000347093012212,0.0001708054788434,0.0001714152924427,0.0001784230337457,0.0001589976326456,0.0001638192051529,0.0001531421529353,0.0001563832786076,9.222735158768472e-05,7.918794085507428e-05,8.910453102699705e-05,8.931850271872329e-05,0.000101095429474,5.7902203171609937e-05,0.0001686651296745,0.0001323052810936,0.000149093985676,0.0001700846665979,0.0001481348076106,0.0001554203498168,0.00015011012548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01,GE,stocks,2987305,63946,187.49,186.31,188.22,184.91999999999996,0.0001128447738057,0.0001410379902736,0.0002403734752754,0.0002500300297507,0.0001588440821745,0.0001780442709342,0.0002562379549882,0.0001382316142086,0.000162842746082,0.0001220886915662,0.0001279413381844,7.196934651487596e-05,8.68747356596282e-05,9.03919771205459e-05,8.76522938137453e-05,0.0002318553095028,0.0001498727880078,0.0001639221493042,0.0002510747313631,0.0001215995736191,0.0001597590480551,0.000220880861675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02,GE,stocks,2210099,47075,185.57,186.49,188.2,184.61,0.0001337873892008,0.000176020922157,0.0001632436080972,0.0002163167186105,0.0001590956294855,0.000210428924147,0.0001926427437723,0.0001452794337057,0.0002031777171061,0.0001164932938952,9.982342471532654e-05,9.515042857270934e-05,6.394520091286248e-05,0.000126964293532,8.34646306150251e-05,0.0001667445811242,0.000126657692389,0.0001743018609773,0.0001829233611932,0.0001149785762221,0.0002303831163062,0.00024536734197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03,GE,stocks,2557357,49916,186.5,183.83,186.79,183.7,0.0001003595389905,5.880519181094846e-05,0.0001619357815759,0.0001701269552621,0.0001477262835233,0.0001271242692294,0.0001530995998362,0.0001246321438599,0.0001198333490085,7.055467105354112e-05,9.957228420856298e-05,4.998883589380261e-05,9.773744762957498e-05,4.856145323586713e-05,7.85628159936246e-05,0.0001487948389491,0.0001549712896993,0.00013788439831,0.000138965023203,0.0001195343414818,0.0001199763601487,0.00014311049015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04,GE,stocks,3154815,57059,186.61763092269328,187.01,187.18,184.86,5.6102536409391995e-05,7.607054879378848e-05,0.0001713128946795,0.0001940793303408,9.117895080506662e-05,0.0001248619031373,0.0001505081455527,0.0001037123893335,0.0001235786949302,7.542399496836879e-05,0.0001186553353725,3.83967732294487e-05,5.2782177575617903e-05,6.18910822516866e-05,6.29708208856888e-05,0.0001434418488072,0.0001071584398651,0.0001323600763614,0.0001451710822221,0.0001155411445968,0.0001312647178458,0.00019545769815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07,GE,stocks,1968143,42551,185.9251612903226,186.0,187.23,184.8012,6.149101497282662e-05,8.51820839896378e-05,0.0001327901424577,0.0001296179966024,0.0001070520076226,0.0001208289918273,0.0001293211356763,0.0001018202557661,0.0001093268166251,7.081403727164744e-05,5.88039593307999e-05,5.2451080990203906e-05,5.460092663247817e-05,6.751307405700647e-05,5.331591777033521e-05,0.0001325666336753,7.181570417938089e-05,9.418521813190018e-05,0.0001290896110049,9.116761455208658e-05,9.935348547461404e-05,0.00011905388667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08,GE,stocks,3066460,55367,186.99999999999997,187.4599162401117,189.88,186.56,0.0001122229544743,0.0001532431383831,0.0001973312117278,0.0002004544429653,0.0001758274606808,0.0001446351628025,0.000138803203537,0.0001702899604904,0.000148977449906,0.0001334353148499,6.701912811542073e-05,0.0001048023036944,7.102515698641332e-05,7.649360247966921e-05,6.814156032290987e-05,0.0001255721730015,0.0001611085781765,0.000138345425565,0.0001275397953451,0.0001751563920719,0.0001473416854346,0.00019185276012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09,GE,stocks,1756191,44196,186.63,189.24,189.43,186.5,8.764222581431295e-05,4.699076382023992e-05,9.140443671578611e-05,8.40331930080455e-05,6.954956493277933e-05,7.298910721284756e-05,7.902721846515333e-05,6.452334624938332e-05,6.95082697163402e-05,4.9381805031556926e-05,3.465138797648859e-05,4.637791417996556e-05,2.317165075281375e-05,4.872135326829809e-05,2.426775394454948e-05,7.149330416067042e-05,6.632009656478433e-05,6.930237605757842e-05,7.40447777629865e-05,6.400326003393905e-05,6.963884188130326e-05,8.09568293226511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10,GE,stocks,1813167,39795,188.15,188.12587719298244,189.75,187.3921,5.639318079287399e-05,7.817119784323917e-05,8.8164762418423e-05,9.843065905935534e-05,5.878938802989477e-05,6.4827450754842e-05,9.912666497869669e-05,6.176025225311138e-05,6.327022391012401e-05,4.695317012822533e-05,5.1477488931130034e-05,2.780604839230993e-05,3.098333963758483e-05,3.570007032261602e-05,2.912738043222599e-05,8.46271000550307e-05,4.945138874359467e-05,5.455659054530061e-05,9.908939795398774e-05,6.878198127378754e-05,6.071619593789407e-05,7.60501187582049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11,GE,stocks,2422505,47786,189.4099994192293,191.22,191.7999,188.9,8.371279786319374e-05,8.110950104958949e-05,8.446173737709014e-05,8.216086025319451e-05,6.918599856098817e-05,7.954008119664614e-05,7.82435775053697e-05,6.898277284282176e-05,7.410187539451579e-05,4.727326744100308e-05,3.488759281219144e-05,4.819756026955258e-05,2.0988438291435585e-05,5.3359972254234846e-05,2.6180108942411295e-05,7.25454050858215e-05,5.348932404153552e-05,6.499149759709786e-05,7.238284534526903e-05,5.853239355916118e-05,6.849908255927182e-05,7.292140186874671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14,GE,stocks,2177249,47779,191.9662445414847,192.66,193.9377011494253,191.605,5.2815132464843736e-05,6.819025764905e-05,0.000104112731146,9.919624106011354e-05,0.0001270509255912,9.890021453319448e-05,9.953252320453336e-05,0.0001254536665787,0.0001008537161769,5.554041926730378e-05,4.365582179280976e-05,7.282312776142318e-05,5.4227797829856835e-05,5.6035725752565624e-05,4.2864488780628874e-05,9.1071573247987e-05,0.0001162825473394,9.675900302064049e-05,9.191426222166988e-05,0.0001465588854566,0.0001045614130224,8.48711688173802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15,GE,stocks,2958703,61491,193.97512437810943,190.65,194.4378,189.76,0.0002138902628366,0.0001810259000657,0.0001570151869038,0.0001457802821648,0.0001564249694224,0.0001295955014874,0.0001327413964885,0.0001350311100848,0.0001323569748576,6.196341130414362e-05,8.381687086067428e-05,4.831893537911474e-05,0.0001081060340433,4.105950987252676e-05,8.853599161495503e-05,0.0001258319852101,0.0001495603168164,0.0001278977399342,0.0001222294996695,0.000128979437031,0.0001287553387081,0.0001253900832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16,GE,stocks,2511226,47854,190.52,192.13,192.23,189.91,5.317606318843768e-05,4.6362986239559266e-05,0.000110488271853,9.996207248428764e-05,0.0001133015147487,9.298911474731624e-05,9.678606724599864e-05,0.0001133245914621,8.616020442271151e-05,5.261610415606848e-05,4.734596832821913e-05,6.632223502303033e-05,4.697927972567927e-05,4.771208229042673e-05,4.527703245688952e-05,9.838026764590204e-05,0.0001125378697316,8.697766922528483e-05,9.850350165573284e-05,0.0001177406843714,8.603579636963426e-05,9.06909261333632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17,GE,stocks,2150848,48297,194.08983686025917,192.58,194.88,192.2,6.916024795384484e-05,7.231716993493741e-05,0.0001119502305894,0.0001456165505123,9.11558382336406e-05,7.575624839623133e-05,0.0001450946035887,0.0001067031276593,7.963627550210937e-05,6.323244589049768e-05,8.238410462185159e-05,5.025839800148339e-05,4.089744023215724e-05,3.748446108618872e-05,3.827178731004261e-05,0.0001102888175418,9.582751137559193e-05,7.619565236510682e-05,0.0001395813009836,0.0001128668985408,7.925685258537948e-05,8.969315405009092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18,GE,stocks,2501730,46721,193.1,192.5586206896552,193.5,191.07,5.760336334621584e-05,7.681029592746995e-05,7.211064362081521e-05,8.065513099690192e-05,7.486246709166545e-05,5.8170065583834154e-05,7.025997283860062e-05,5.649609200145435e-05,5.499982929288276e-05,3.170632331577755e-05,4.894880768112436e-05,2.6635327565425544e-05,4.822713952623992e-05,2.7112828100517707e-05,3.105723748331644e-05,7.718433157161668e-05,5.7061476646482e-05,5.000487713824712e-05,6.953227104587324e-05,5.7984891453548125e-05,5.1936206171926454e-05,7.822520329916622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21,GE,stocks,3991647,71881,192.91007158827912,194.26876998769987,194.39,192.01,5.4735010038443225e-05,5.6850324106477306e-05,0.0001303166062173,0.000134840802175,0.0001266206153193,0.0001052322134671,0.0001222139071188,0.0001198138841624,0.0001023979860221,7.145981434910777e-05,6.338098782599141e-05,6.967919018358875e-05,5.6941425135735354e-05,5.934910427840513e-05,4.588310918870199e-05,0.0001203649293596,0.0001241701691854,9.413199854920273e-05,0.0001141474543805,0.0001117959055946,9.468872715155624e-05,9.42187761158185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22,GE,stocks,13852799,215678,184.4997210827525,176.65,185.0,175.75,0.0009489334022113,0.0005852888777742,0.0005503595401053,0.0006810855868155,0.0005583597573567,0.0005705632919956,0.0006184828911307,0.0005724888636168,0.0005262729079445,0.0002807119502779,0.0004003736365375,0.0001400234727882,0.0004183362845684,0.0001538230232032,0.0004167402687923,0.0006703159446708,0.0005828899047973,0.0005008665739822,0.000535215973495,0.0005627725819851,0.0004956879286566,0.00058211037588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23,GE,stocks,8100549,128386,179.7,181.75029904306223,184.99,179.2301,0.0003608685418184,0.0004505507347309,0.0004017521705638,0.0004629136594307,0.0003347424521044,0.0003099378319997,0.0004296042908828,0.0002314155311807,0.0002726600807211,0.0002549616950935,0.0002079519643371,0.0002179143068838,0.0001168281452206,0.000191180075391,0.0001187577566086,0.0004032341365307,0.0002880532060978,0.000287980615787,0.0004295249252408,0.0001670983665256,0.0002492264920371,0.00043581339075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24,GE,stocks,3276382,63235,182.05550898203597,179.67,182.39,179.6325769230769,8.37002658094745e-05,4.882925780502538e-05,0.000189075905282,0.00021027297379,0.0002046435099422,0.0001410484902327,0.0002001565883915,0.0001435640272248,0.0001488984611882,9.625327765604171e-05,0.0001140196961339,7.074080829566119e-05,0.0001339027016466,6.72221522164216e-05,7.382633801628097e-05,0.0001963841097975,0.0001459640219189,0.0001454171585708,0.0002106032542959,0.0001309593537676,0.0001546001007804,0.00021641201233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25,GE,stocks,2798885,58587,180.00020240680087,179.13,181.4299,178.25,0.0001127695267019,0.0001472594724122,0.0001657759254693,0.0001691942186359,0.0001923568639224,0.0001762971541117,0.0001335602201901,0.0001677076390649,0.0001530212717105,8.915630215233379e-05,8.003791648361627e-05,0.0001016720691167,9.068479480567822e-05,8.680471334508777e-05,8.949244076669969e-05,0.0001288687591488,0.0001953404094078,0.0001658604376531,0.0001258702591279,0.0001614549487475,0.000139685533876,0.00016039284239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28,GE,stocks,4740927,88465,179.99287671232875,175.31006666666667,180.58,175.21298329355608,0.0003283307535594,0.000186724989055,0.0002657876578894,0.0003073457242381,0.000404472016684,0.000350375544244,0.0003237345667188,0.0003681574745984,0.0002660987487869,0.0001040459620369,0.0002032997622012,8.363287299496115e-05,0.000320839143689,6.291467867095541e-05,0.000287460865573,0.0003302844031535,0.000238542169941,0.0001968455836506,0.0003502724627585,0.0002732181491009,0.0002589648308241,0.00030514171131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29,GE,stocks,3840524,75294,174.56,174.0907076923077,174.8,172.77,4.9214369270669354e-05,6.542607564965899e-05,0.0001378243873026,0.0002015463526178,9.699190477190276e-05,9.350448135018418e-05,0.0001472773961578,7.743226247076886e-05,7.619660287373944e-05,8.737637406757653e-05,0.0001141699785502,4.339029622584576e-05,5.360160854605697e-05,5.541555266148758e-05,3.808892868869659e-05,0.0001448047572473,7.409766944784844e-05,7.072112168490334e-05,0.0001168034300636,6.397956197367677e-05,6.51385887210902e-05,0.00014406076360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30,GE,stocks,2814050,56882,172.98,174.72,176.554,172.505,0.0001941383668639,0.0002304361523883,0.0001096328581269,0.0001155438069673,8.641632416417342e-05,9.370755152753324e-05,9.648098625223266e-05,7.873547016025816e-05,8.451276785814856e-05,6.962573846079738e-05,4.5918068506588426e-05,6.163470482666639e-05,2.4781619337507026e-05,6.143720814023892e-05,3.22703433872943e-05,8.788662894332046e-05,7.299178068954081e-05,7.789134296248449e-05,7.829327429302183e-05,7.288152675055724e-05,7.680873730618727e-05,0.0001009925716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31,GE,stocks,3934183,72171,172.0,171.78041379310346,173.6888,170.42,0.0001301924520664,0.0001798546474596,0.0002174700294024,0.0002216441808217,0.0002177746251066,0.0002067771634319,0.0002162223787298,0.0002100230769857,0.0002166086477131,0.0001070435974098,0.0001146005834118,8.929579667968341e-05,0.0001284788284269,8.113518776372915e-05,0.0001256419756682,0.0001933455479131,0.0001783947039609,0.0002022475621243,0.0002089646104623,0.0001942123991705,0.0002265704889132,0.00021026290520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01,GE,stocks,3153998,59092,172.76,171.71,175.27,171.585,0.0001628494460154,0.0002114004955751,0.0001653565738181,0.0001545243929277,0.0001509144926817,0.0001183813884735,0.0001502712535363,0.0001658696623515,0.000111878373189,8.05961373813356e-05,7.392825554645757e-05,7.587870234200394e-05,7.503579033971143e-05,5.654576060972238e-05,6.183562786381676e-05,0.0001463853833143,0.0001527392021986,0.000103580235895,0.0001466149616808,0.000182660454949,0.0001057171434789,0.00013089184655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04,GE,stocks,3653466,59733,172.13019264183728,171.83,174.6899,171.44,0.0001271925944932,0.0001751494149071,0.0001736826434832,0.0001659959771063,0.0002131490748841,0.0001618694439679,0.0001682412122275,0.0002099898802887,0.0001474173025701,9.86734901407424e-05,6.732248696565545e-05,0.0001446715509944,6.847752388969957e-05,0.0001053013512654,5.656809270250063e-05,0.0001584178247632,0.0001590908513348,0.0001141823316509,0.0001780646069448,0.0001810000217962,0.0001348741965783,0.00014986234285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05,GE,stocks,2605598,54421,172.36,175.22536924201802,175.47000000000003,171.76,0.0001647103658453,0.0001233256992637,0.0001218482961949,0.000120487688773,8.73193625794166e-05,0.0001085410530169,0.0001155266289518,9.202890484592904e-05,0.0001175592219672,7.23680183125893e-05,4.811967046043442e-05,5.812698023917778e-05,2.9192382340238816e-05,6.9586864848785e-05,3.895418816811716e-05,0.0001229260343088,0.0001024112163069,0.0001203380988019,0.0001139250706844,0.0001002443711617,0.0001276391681642,0.00010629348018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06,GE,stocks,4853921,90403,181.5,180.65852289512551,182.17,178.4,0.0001577283327723,0.0002103159573694,0.0002623997914833,0.0003315644561268,0.0003477586648309,0.0002235395021004,0.0002625184243122,0.000203746202667,0.0002108443030557,0.0001333643972846,0.0001982000588421,0.0001140711595848,0.000233687505246,0.0001153129978129,0.0001082265042875,0.0002396863346117,0.0002010372526738,0.0002082775664129,0.000223906124808,0.0001769169574189,0.0002240963022292,0.0002783238084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07,GE,stocks,4175371,80197,181.02,178.87,181.365,176.77,0.000237519736907,0.0002741247433719,0.0002165416494624,0.0002322095426178,0.0002289751116207,0.0001695047568011,0.0002142790271525,0.0001902521526248,0.0001508245515848,8.754286097911255e-05,0.0001446666816387,7.124168847942922e-05,0.0001577334231413,7.356034769370904e-05,9.59444091074124e-05,0.0002043290514231,0.0001698505481835,0.0001443029630509,0.0002050798939044,0.0001815347705767,0.0001475108325541,0.00022510241134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08,GE,stocks,3842283,75876,179.65,184.8780297565374,186.42,179.25,0.0005548115838144,0.0004512602510687,0.0001783740870147,0.0001913528326595,0.000155899963193,0.0001384432337979,0.0001901266477665,0.0001413142040936,0.0001229984697028,0.0001180956619449,7.325717071453641e-05,0.0001188572905582,3.7042672634739366e-05,0.0001031406141351,3.530261966287766e-05,0.0001734925753608,0.0001505625880219,0.0001318422674071,0.0001908591111496,0.0001312360579364,0.0001169972304945,0.00016384052001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11,GE,stocks,2750178,59505,186.0005,184.62,187.53,183.67,0.0001560143415115,0.0001948432067079,0.0001265984626052,0.0001774941232064,0.0001033733333824,0.0001090648279488,0.0001458435327915,0.0001050600047662,9.507615066067142e-05,0.0001007226739296,7.677144927673489e-05,3.7520925333922245e-05,6.585240804852363e-05,2.781185095495436e-05,8.125297699392282e-05,0.0001300474510355,8.980700303208243e-05,9.169784333582336e-05,0.0001313966751523,0.000104509488704,9.18761511505854e-05,0.00013584424808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12,GE,stocks,2224169,50991,185.07,182.68960396039603,185.9,180.5712,0.0003050808181246,0.0003581935787612,0.0001244945814357,0.0001453968024594,9.717258354892532e-05,0.0001163452631794,0.0001302215153421,9.454218157595551e-05,9.823976386686114e-05,6.052961443083747e-05,8.486718802861701e-05,3.247840384057283e-05,6.469417970835249e-05,3.1404769006136655e-05,8.494049417326565e-05,0.0001321083107944,9.462024663441227e-05,9.514225391571318e-05,0.0001226383077231,0.0001051740996142,9.725568774683858e-05,0.000105893087717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13,GE,stocks,3338334,57546,182.95,183.56,186.33,182.64,0.0001443025872391,0.0001957656323127,0.0001308524860049,0.0001255071608998,0.0001139280733445,0.0001161421268495,0.0001232893748083,0.0001228341457033,0.0001204783025486,7.112288974553879e-05,5.438427115428128e-05,7.105336129522106e-05,4.2874712049374944e-05,6.901776161688162e-05,4.712436523264345e-05,0.0001251529720835,0.0001269219425608,0.00011101858821,0.0001160893852134,0.0001354926044481,0.0001194852536057,0.00010032789947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14,GE,stocks,4239622,77934,183.0,178.39999999999998,183.85,177.5,0.0004456103742062,0.0003673873255795,0.0001742376188588,0.0002181507614406,0.0001576749050696,0.0001664903437973,0.0002056567145337,0.0001549646314373,0.0001695447636058,9.949703722992162e-05,0.0001186537242106,5.489844223214849e-05,0.0001027764628375,6.35785785846308e-05,0.0001029117652127,0.0002019251893721,0.0001399079739073,0.0001697249447734,0.0002004218595232,0.0001546988532741,0.000178815794327,0.00016821322642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15,GE,stocks,4605139,67505,176.75,176.9,177.975,175.87,5.105788954385899e-05,7.05032843302975e-05,0.0001451250903649,0.0001634767772111,9.853701295887228e-05,0.0001094435512023,0.0001530897014916,9.359030202774934e-05,0.0001021140674872,8.160531882445637e-05,8.187145838668892e-05,5.4524743795357e-05,4.401226916351527e-05,6.08182360829356e-05,4.862531511936483e-05,0.0001556531503573,8.807573976667468e-05,0.0001003984536602,0.0001515982977892,8.974734419329147e-05,0.0001036451434965,0.00012662350940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18,GE,stocks,2331851,51478,177.0,177.54533333333336,178.5699,175.08,0.0001405017137534,0.0001911211257708,0.0001346347711569,0.0001422841310058,0.0001453535621392,0.0001227467706322,0.0001385870088201,0.0001201217418738,0.0001179198726728,7.024760474959463e-05,7.203652625627663e-05,5.048289746362601e-05,9.4870664675609e-05,5.253515813823446e-05,7.021161249406367e-05,0.0001234483932651,0.0001151893670677,0.0001040807325769,0.00015069576079,0.0001385487885157,0.0001219696443352,0.00011215696157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19,GE,stocks,2555361,49922,176.5,177.55,177.8893,175.7,5.530927480413146e-05,6.30845962413352e-05,0.000104514177972,9.928486135617472e-05,8.835126266447183e-05,7.491558948423333e-05,9.154704664503368e-05,0.0001067454665885,7.984490931010595e-05,5.217701927091009e-05,4.710784208526461e-05,4.545120511314306e-05,4.290005755132877e-05,4.203713570230975e-05,3.287845378192359e-05,9.252438975046886e-05,0.0001082461838358,7.81170511351934e-05,8.508666278532072e-05,0.0001246595505771,8.372393881874126e-05,8.014965411011742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20,GE,stocks,2555370,52093,178.1,177.96953294001966,178.56,175.98,7.640095770841954e-05,0.0001057067682493,0.0001358191269508,0.0001342431117743,9.557975246974853e-05,0.000103595179966,0.000105360510606,6.351255506126512e-05,9.323808121274114e-05,6.992064695437802e-05,6.432246481993368e-05,4.3929937353554895e-05,5.1649815116193624e-05,4.5584794115326586e-05,5.801038585071189e-05,8.976822956508951e-05,6.800148661083054e-05,9.160990656535472e-05,8.942130184021822e-05,5.419616624520657e-05,8.483144618565627e-05,0.00010154926128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21,GE,stocks,3212086,49950,178.41,178.77615384615385,180.9809,177.32,0.0001506207131925,0.0002071809048247,0.0001815214715914,0.0001418460847169,0.0001893382607184,0.0001624649953922,0.0001407438453604,0.0001807785861696,0.0001543407809819,8.247398406882279e-05,5.937210064817101e-05,0.0001165457276168,7.27925331016343e-05,9.81573672361526e-05,6.430762815611982e-05,0.0001315039567445,0.0001485102159525,0.0001571875541241,0.0001317628088286,0.0001396303661253,0.0001510770802503,0.00013994669001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22,GE,stocks,2123093,45618,179.3,181.11,181.74,178.7,0.0001026304753374,0.0001033043675168,9.955174490646184e-05,0.0001076600196305,7.139331172375685e-05,7.061803155399154e-05,0.0001027859848819,7.409618359470533e-05,6.746144253246159e-05,6.278378073449459e-05,4.487623889610338e-05,4.603494953198392e-05,2.5358362191772895e-05,4.748945764254503e-05,2.312857391144651e-05,9.267025927801432e-05,8.874809197317381e-05,6.890469988521757e-05,9.801894935637189e-05,7.980515849490165e-05,6.9148081081307e-05,7.59195163783213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25,GE,stocks,2979374,67607,182.24,180.18,183.79,179.5401,0.000197409851095,0.0002237454889937,0.0001561728897657,0.0001860542528037,0.0001401136253692,0.0001515654430636,0.0001736760146473,0.0001068592989747,0.0001245219291394,8.039906346095474e-05,0.0001056551893427,4.737164848770096e-05,9.27419768815604e-05,6.105860464313334e-05,9.050683842050264e-05,0.0001682855315423,0.0001333162982108,0.0001365542835968,0.0001631990696031,9.055612483704484e-05,0.0001217685315658,0.00015792618853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26,GE,stocks,2544036,59360,180.87,184.59,184.93,180.06,0.0002568751418411,0.0001959960049809,0.0001365954088122,0.000140287267134,0.0001619951544218,0.0001374624694693,0.0001293201943587,0.0001576910184218,0.000130020834832,8.315534318141785e-05,5.7131923952640775e-05,0.0001195233744096,4.247178001218083e-05,0.0001006116330904,3.6850836378869545e-05,0.0001322420158213,0.0001628420693361,0.0001283234216015,0.0001252550200973,0.0001744932703091,0.0001319291593093,0.00012613803050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27,GE,stocks,2090242,49563,184.6265,180.6,184.79,180.4401,0.0002046637996184,9.590316420721994e-05,0.0001417668109671,0.0001242378702401,0.0001775914338729,0.0001345594691914,0.0001251593596158,0.0001908048973218,0.0001344553931749,4.789178511051992e-05,7.63460851296194e-05,4.867145110935943e-05,0.0001289199827635,3.8617145679950226e-05,9.5942323511537e-05,0.0001249398820608,0.0001902540628265,0.000136373356626,0.0001267328788018,0.0002028806184522,0.0001371075609898,0.000113705212408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29,GE,stocks,1291450,29543,181.45,182.2392063492063,182.9899,181.065,4.03334355904793e-05,4.8637891189229775e-05,6.303877898910399e-05,7.499401002929081e-05,7.16266081399661e-05,3.774725809883945e-05,6.454154014426634e-05,6.230033337487223e-05,3.6331212531779395e-05,4.962458484746099e-05,2.5369425181829832e-05,5.0347985559456987e-05,2.12786225805091e-05,1.895730619016892e-05,1.878995190867053e-05,6.099707346853454e-05,4.4428657189821506e-05,3.369331742546343e-05,6.561054127968289e-05,5.8540303429387904e-05,3.6695027097382735e-05,6.73602714003109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02,GE,stocks,1976367,48765,180.8,180.39,182.0,179.42,7.351980424479987e-05,9.992907285974725e-05,9.171621422084492e-05,0.0001861754361556,0.0001423852565378,7.988686854700484e-05,0.0002112209421935,6.530717430632467e-05,6.941884225303578e-05,5.936045948133693e-05,0.0001268149766743,3.0414023454351743e-05,0.0001119712330834,3.559491528000086e-05,4.429195326700399e-05,0.0001517796870913,6.225540489720026e-05,6.515277358623584e-05,0.0002225505401468,6.147272314258846e-05,6.565430536104471e-05,9.37150259251315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03,GE,stocks,1860023,42695,181.0,180.70088368092885,182.24,179.9,6.0237279277919265e-05,8.244988130586003e-05,8.873952462466954e-05,9.73497734132954e-05,7.792450357826278e-05,7.834640935051286e-05,9.401258974636412e-05,7.824574240707667e-05,6.633894349868845e-05,5.0487229927470394e-05,4.6862543485825015e-05,3.912758876952221e-05,3.8796914808740566e-05,3.937852701521779e-05,3.8967882335295086e-05,9.023885301833762e-05,6.7443304923498e-05,6.604641440803146e-05,8.545203244056335e-05,6.92618056376076e-05,5.807438578078331e-05,7.533494319586689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04,GE,stocks,2584895,50656,180.5,182.61,182.9,177.95,0.0002715101087028,0.0003242162302539,0.0001351184554581,0.0001975962841773,0.0003519102962232,0.0001413989928576,0.0001562438327335,0.0003271474335734,9.88141552460207e-05,0.0001163122406457,8.128404353162645e-05,0.000187658449639,0.0001642518465841,0.0001123237163104,2.907527654718996e-05,0.0001698279756437,0.0002916589531923,8.94525703664446e-05,0.000162377361915,0.0004724245709904,8.992949305239423e-05,0.00021171649509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05,GE,stocks,6406729,105582,180.33,173.02,180.99,172.7101,0.0007908844864112,0.0004349032576562,0.0002909530035736,0.0004330228746861,0.0003778958499248,0.0002623341019685,0.0004313158322136,0.0003233618571849,0.0002279769596676,0.0001490541186567,0.0002839687560293,5.024469670894108e-05,0.0003276511532159,7.220845852551024e-05,0.000190125643443,0.0003575875140747,0.0002156484987742,0.0002106900707461,0.0004202674976834,0.000291712633733,0.0002184443022501,0.00035796741749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06,GE,stocks,5158344,85278,173.34870056497178,175.57,175.80626780626778,172.41,0.0001372485693765,0.0001276407533638,0.0002371011187951,0.0003248936760599,0.0002669578920534,0.0002185551663742,0.0002523815403414,0.0002297522808482,0.0001944269922946,0.0002141967282364,0.0001106969478234,0.0001766627879967,9.029510405671492e-05,0.0001275017619014,9.10534044727779e-05,0.0001995334048734,0.0001802575135782,0.0001674243802022,0.0002068154990121,0.0002180633744289,0.0001773776633323,0.0003007386981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09,GE,stocks,4839322,92065,175.0,171.37,176.49,170.7501,0.0003942780204826,0.0003768615474729,0.0002106595717312,0.0001963259605705,0.0002223390451679,0.0001668615541429,0.0001992131883436,0.0001936642706241,0.000133071677197,7.982577413897344e-05,0.0001165001864315,7.801754416746339e-05,0.0001443215010005,4.2527243030520975e-05,0.0001243343111124,0.0001922780009219,0.0002082962078515,0.000128226089634,0.0001958213737954,0.0001724514253727,0.0001094348772523,0.00017796849031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10,GE,stocks,3781210,66193,171.01337662337662,171.32998248128683,173.165,170.5403,8.413531167286968e-05,0.0001153147304967,0.0001760996899375,0.0002542814553342,8.897590967177102e-05,0.0001637782236291,0.0002293102710263,9.445723086220225e-05,0.0001573481170023,0.0001453699817144,0.0001089114736197,4.749995361487625e-05,4.147595605689479e-05,6.360434077950108e-05,0.0001001738828496,0.0002046629450353,8.902205822127824e-05,0.0001277404735584,0.0002166537699976,9.954691982954012e-05,0.000160245396884,0.000181819077435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11,GE,stocks,5476465,98841,173.17,168.60528169014083,173.17,167.94083333333333,0.0003390912082188,0.0001944183744269,0.0002718900892344,0.0003207170745342,0.0003176578599664,0.0002813678330288,0.0002937572958717,0.0002529187741759,0.0002948017123324,0.0001414134245722,0.000179303649962,9.395483761571656e-05,0.0002237030223507,0.0001164278292235,0.0001649400038053,0.0002884744976147,0.0002597013483914,0.000272980369798,0.0002952292041139,0.0001949142282044,0.0003138457459115,0.00028851546716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12,GE,stocks,5987088,100765,168.64,164.84,169.4262,164.45509699321045,0.0003198600995729,0.0002427682196179,0.0001315624885659,0.0001382219592599,0.0001212279282246,0.0001150824692578,0.0001342480951929,0.0001372994915197,0.0001125189020067,5.880342314002799e-05,7.941853611987423e-05,3.456341125714962e-05,8.666451696746398e-05,3.0652830655384514e-05,8.442963860251142e-05,0.0001308751065342,0.0001307423932196,0.0001080599509548,0.0001361575718886,0.000162543558857,0.000113763717181,0.00012299977383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13,GE,stocks,3492814,66833,165.65,165.98943396226414,167.88,165.535,7.136812495219053e-05,9.73185643931664e-05,0.0001356258305468,0.0002030559389998,0.000198821817047,0.0001111975924104,0.0001946926444303,0.0001817171350937,9.882650882081317e-05,0.0001213040635367,8.175187546311758e-05,0.0001195038147772,7.9318002269768e-05,5.396668379672641e-05,5.723090861372412e-05,0.0001662934788046,0.0001506670669573,8.770264849505503e-05,0.00016803867123,0.0001661359636323,9.567612562169651e-05,0.00018046569165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16,GE,stocks,4152098,71086,166.32,165.815,169.2,165.45,0.0001811722898856,0.0002475859507358,0.0001618353195732,0.0001504961578553,0.0001724924004879,0.0001611794324413,0.0001456581822204,0.00018585896361,0.0001356417917774,8.431451728120647e-05,6.618164057412194e-05,0.0001125123801797,5.99800203082365e-05,0.000108290766319,5.2888666122295045e-05,0.0001284123899101,0.0001832801510677,0.0001353279075633,0.0001485240776632,0.0002183478157257,0.0001295846432171,0.00013722421868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17,GE,stocks,3321397,67360,165.0739393939394,165.79,166.51,163.53,0.0001176244255438,0.0001558247140092,0.0001635550842923,0.0001787888861739,0.0001423009537556,0.0001278924175204,0.0001706199799453,0.0001374861359457,0.0001222560209826,9.737391754358322e-05,8.141496863037092e-05,6.731481049624632e-05,7.49861432594201e-05,6.609579918088337e-05,6.179661833957014e-05,0.0001788004270018,0.0001116454543782,0.0001151172222257,0.0001578936888452,0.0001122351153009,0.0001192439674329,0.00012634290272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18,GE,stocks,4644636,85135,166.0,159.85555555555555,166.7899,159.59,0.00070229824613,0.0004240558991461,0.0002223517196422,0.0001939059653783,0.0002557961862415,0.0002180069212058,0.0001545981730624,0.000249159679651,0.0002144108307816,6.859690030620046e-05,0.0001253090650721,5.085117578674118e-05,0.0002049450104548,4.48831801780457e-05,0.0001731237410277,0.0001489886190712,0.0002744954802305,0.0002007035737201,0.0001372896456922,0.0002473514453645,0.0002106602876504,0.00018282400467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19,GE,stocks,4426892,79593,163.03,164.785,165.79,162.0,0.000192885804497,0.0002231087899042,0.0002605768720274,0.0003040213509302,0.000200123113107,0.0002183581103443,0.0002811083464737,0.0001963669388349,0.0002036907701824,0.0001683807790564,0.0001356405718738,0.0001262030629798,7.392005012720467e-05,0.0001210133778119,9.734473253242373e-05,0.0003129174472886,0.0001710238355151,0.0002053937079058,0.0002909244944417,0.0001917783952786,0.0002030215967907,0.00026617163397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20,GE,stocks,4651858,72172,163.97009685230023,168.42469483568073,169.08,163.0012,0.0004835247382129,0.0003927590597982,0.0002165193199696,0.0002950768393942,0.0001771666416763,0.0001803418580414,0.0002921944022187,0.0001761340850431,0.0001750238232971,0.000146595417632,0.0001484814217622,0.0001151424088178,6.202423285843532e-05,0.0001174730570462,6.286880099519909e-05,0.0002779405726659,0.0001759667702339,0.000174583000263,0.0002834444084926,0.0001953884451015,0.0001795566863608,0.00019935107899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23,GE,stocks,3019807,58583,168.12,168.91842105263154,169.34,166.53,0.000100986894365,0.0001313262440438,0.0001284582940859,0.0001279614286267,8.652537261692233e-05,0.0001025779137909,0.000119206906755,8.99133060990234e-05,8.395784644421396e-05,6.25482400361841e-05,6.541318859060261e-05,4.734196385544027e-05,3.918340876148204e-05,5.3783463528191934e-05,4.8794450262800454e-05,0.0001155509363434,8.216788958544856e-05,9.25295077372034e-05,0.0001139940894183,8.461022681924534e-05,7.741166954470627e-05,0.00010498262779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24,GE,stocks,1761454,31399,169.24,171.26,171.37,168.67,9.096206412470544e-05,7.171796107424614e-05,8.548039845623769e-05,9.47413886801424e-05,7.560861812940473e-05,6.165957423608114e-05,8.788418101522556e-05,6.502797486173249e-05,5.8151868876349585e-05,5.491686708750405e-05,3.982452159263834e-05,5.427518928447818e-05,2.1333428844926557e-05,4.404018774605283e-05,1.7619386490028324e-05,8.149185577194385e-05,5.867192800733605e-05,5.71711910309662e-05,8.718955536826041e-05,5.398569849638861e-05,5.503462658751906e-05,9.49733943583801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26,GE,stocks,2584436,47168,171.02,172.15,172.6799,170.11,8.108998620053918e-05,9.566054255694942e-05,8.83686721445484e-05,0.0001140028099844,7.554886326517396e-05,7.256650270478e-05,0.0001115655991454,7.671108173807626e-05,6.27721330303885e-05,5.852557710030517e-05,5.5477232884121666e-05,3.929277355112656e-05,3.6256089714047416e-05,3.9498690111763085e-05,3.306781259301691e-05,0.0001044533398552,7.498675681504369e-05,6.439994296085404e-05,0.0001098332139338,7.329412303195404e-05,5.860480243310688e-05,7.720496237606381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27,GE,stocks,2534958,49801,170.72,170.13,171.4788,168.98,7.77184270349878e-05,0.0001031108766017,0.0001285646016757,0.0001347796603389,0.000104269657266,0.0001054905763297,0.0001262350608196,8.089204740993347e-05,8.735496355502199e-05,6.805012193227558e-05,6.672953840669101e-05,4.759679618608808e-05,5.6672861079993985e-05,5.342002964167395e-05,5.20705466880987e-05,0.0001332852436611,9.473435143766104e-05,8.734891634818288e-05,0.0001285418976199,7.838375473193034e-05,7.868716306589591e-05,0.000113254648439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30,GE,stocks,1969621,42874,167.2,168.02,169.24242424242425,166.0001,0.0001349572764709,0.0001778446377258,0.0001761912754754,0.000142127905591,0.0001274671373861,0.0001242312922767,0.0001358654159242,0.0001377480726131,0.0001239444945607,6.884036053056935e-05,7.328754506045015e-05,6.125359244188937e-05,6.621354494424247e-05,6.624953922989185e-05,5.7981753046885075e-05,0.0001449766896887,0.0001455113281013,0.000121761356214,0.0001405752721445,0.0001484783660074,0.0001231663263774,0.00012436266728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31,GE,stocks,2035616,40419,168.49,166.81,168.88,166.14,9.650583286766216e-05,9.499394620585392e-05,0.0001463216473905,0.000150521051678,0.0001514828861824,0.0001255224856381,0.0001410571120094,0.0001493045352111,0.0001213264619189,6.186740405406807e-05,8.865364762396333e-05,5.351559654101697e-05,9.796728964142869e-05,4.96377632113544e-05,7.588472242681476e-05,0.0001343842887695,0.0001319767178463,0.0001172709059808,0.0001319201606926,0.0001512566438569,0.0001292261239375,0.00010301985591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02,GE,stocks,2952719,57203,167.66604999999998,168.61517285766828,170.8,167.17,0.0001664427518588,0.0002184297185313,0.0002452725677695,0.0002788392585761,0.0002447528756202,0.0002103318045533,0.0002433712059643,0.0001771769623475,0.000206840031763,0.0001705547796621,0.0001082844789139,0.0001432239397653,0.0001015289358548,0.00010387140908,0.0001064603954732,0.0002128502384013,0.000223647804605,0.0002103134603793,0.0002281652785122,0.0001770055969194,0.000206798588651,0.0002608298730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03,GE,stocks,2744049,55735,169.22,171.98000000000002,172.6588,169.0,0.0001654626069751,0.000128269107432,0.0001502759299819,0.0001592298739488,0.0001807872444225,0.0001398147407561,0.0001389289587188,0.0001870609687794,0.0001383846025003,8.157582788225477e-05,7.765404606663079e-05,0.0001314633362088,4.93239082137422e-05,9.241498854693398e-05,4.7399752209198166e-05,0.0001212209646163,0.0001545148576155,0.0001245336754993,0.0001329932401342,0.0001994636012196,0.0001325678438168,0.00012274284055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06,GE,stocks,3940993,65732,173.15,172.53,173.68,171.1009,8.073106938998731e-05,0.0001069463650501,0.0001329687375326,0.000162949218228,0.0001269493330991,9.86464671957343e-05,0.0001267286763634,0.0001074255935501,8.977391615598859e-05,6.999952595661366e-05,9.294969227144548e-05,6.000494330487691e-05,6.694438979423266e-05,5.8800066390969903e-05,3.984640080476442e-05,0.0001170782856012,0.0001006832471376,7.969919035473031e-05,0.0001140973488751,0.000102040028433,8.613094655623747e-05,0.00013098618708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07,GE,stocks,5392449,66819,172.22,172.34,173.7288,170.74487179487178,0.00010825823323,0.0001498903603274,0.0001898242613667,0.0002005893726425,0.0001839264996485,0.0001990743066562,0.0001831275182813,0.0001374714474738,0.0001914890635412,9.438764797937798e-05,0.0001062017246632,7.144131640387282e-05,0.0001124851832446,8.505044636879991e-05,0.0001140238602874,0.0001848814129087,0.0001369997203588,0.0001800646005341,0.0001702775640839,0.0001434713131927,0.0001996523214938,0.00016605333838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08,GE,stocks,3242559,53967,172.0,172.87933333333334,173.5899,170.71,0.0001009429096623,0.0001298915162989,0.0001700112638361,0.0001587541516888,0.0001376440569465,0.0001474230816183,0.0001511880624217,0.0001290762820213,0.0001422188380941,8.069623549844361e-05,7.8057916190452e-05,8.017273837533692e-05,5.747131857122351e-05,8.288698910174326e-05,6.453609251660407e-05,0.0001532279808597,0.0001199338550792,0.0001421863552606,0.0001530688855064,0.0001237922132211,0.0001493380500195,0.00013252813068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10,GE,stocks,4133245,65857,172.4,171.75,173.46,170.73,9.076565616637028e-05,0.0001203159002004,0.0002220026521519,0.0002426075567593,0.0001544974652271,0.0001558674008667,0.000209498732127,0.0001509718622459,0.0001395887018119,0.0001132252268126,0.0001293823299466,6.473744912319979e-05,8.976001610390714e-05,7.008681046384106e-05,8.578059040294171e-05,0.0002166184694177,0.000119433721572,0.0001329863754092,0.0002029661970016,0.0001377390730439,0.0001374733055237,0.00016269955585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13,GE,stocks,4595258,72539,169.5334,171.57,172.52,169.0,0.0001532704176723,0.0001573935867368,0.000212242732295,0.0002258853473778,0.0002200360445317,0.000160214591102,0.0002040147354551,0.0001814576530559,0.0001628495075713,0.0001281286345198,9.77567128580375e-05,0.0001432354854236,7.680055910805807e-05,8.865888331008033e-05,7.155570779198136e-05,0.0001925455525945,0.0002091911787102,0.0001767668618356,0.0001966548607233,0.000184717911691,0.0001654673432167,0.00018731113058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14,GE,stocks,5668526,79671,173.11,176.85,177.9,172.39,0.0003570211159908,0.0003184472886729,0.0002949403819731,0.0002733562796432,0.0003383655905258,0.0002808299020172,0.0002503852732184,0.0003083071858109,0.0002658073887149,0.0001595886142242,0.000113767665419,0.0002092759605223,0.0001290896300034,0.0001779563453927,0.0001028735566244,0.0002368197551629,0.0002796051786534,0.0002465285506021,0.00024330808883,0.0002989948362487,0.0002555162649065,0.000227574906089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15,GE,stocks,5554148,75388,179.07,180.27,180.93,178.64,5.851811757095737e-05,6.389144481195858e-05,0.000130229534159,0.000141848018051,8.680766836546895e-05,9.952704753166597e-05,0.0001276692595812,6.637081677552939e-05,9.996299803507637e-05,7.869855801770501e-05,6.314946003337683e-05,5.662933361404581e-05,3.017833475142317e-05,6.584181647962047e-05,3.368523105204549e-05,0.0001394345869893,7.324780896935522e-05,9.138341163642228e-05,0.0001266997711929,6.809370642382964e-05,0.0001009919516138,0.00010395234373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16,GE,stocks,5232493,66231,181.6776146788991,179.74,182.88,178.58,0.0002041888100544,0.0002386535350216,0.0001914641272327,0.000180423349542,0.0001573071587726,0.0001552510234947,0.0001635163994702,0.0001623483672466,0.0001555445698978,8.304469295591455e-05,9.737865658614188e-05,8.015443885057244e-05,7.715271992211699e-05,6.672574534158032e-05,8.852527815318965e-05,0.0001562380913332,0.0001234375193467,0.0001420914667576,0.000152431962885,0.0001684783911924,0.000162199823531,0.000150616745619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17,GE,stocks,4810354,62742,180.78,182.81,183.208,179.85,0.00012342657288,0.0001229378961895,0.0001230450290454,0.0001610642019316,0.0001240230400144,0.0001034391889705,0.0001200187109161,0.0001312025174409,9.982581701900884e-05,8.437120669853492e-05,7.669299523310687e-05,8.176848006049183e-05,4.225455995394186e-05,7.414772141611095e-05,2.9291467554459523e-05,0.0001433064547668,0.0001010105047317,8.39475130756779e-05,0.0001025708863195,0.000127070072344,0.000101257991556,0.00012324386087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21,GE,stocks,6302169,83435,184.9,187.59,189.66,166.87,0.0059109344599055,0.0081137074064592,0.0060916397455132,0.000197821199348,0.0001677296779712,0.0001427605004675,0.0002006009242962,0.0001411745697374,0.0001315016673194,0.0001180812328293,7.97399665186361e-05,0.0001209453145792,4.67843633920335e-05,8.972437396026966e-05,5.303612650723696e-05,0.000192147672625,0.000130920793898,0.0001363751487139,0.0001926074769459,0.0001398207547731,0.0001308053011065,0.00079894780562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22,GE,stocks,6455643,92448,188.08,188.30199335548176,189.24,186.61,7.064332038091736e-05,9.739490913497424e-05,0.0001770285175249,0.000198991405299,0.0001834935525305,0.0001191959542741,0.0001851711561732,0.0001668645524533,0.0001041828009923,8.887640833969704e-05,0.0001101149969593,7.479435810902803e-05,0.0001086991944215,5.9317574103434126e-05,5.987838017075742e-05,0.000168273262454,0.0001444031260721,8.710852127630358e-05,0.0001619738236566,0.0001442603369104,9.476545602498556e-05,0.0001136840209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23,GE,stocks,12392534,168597,201.36555,200.75,207.66,198.1,0.0008011477523848,0.0011070058162446,0.0009751110160858,0.0013612001585247,0.0010444534313744,0.0010835819346787,0.0012801333632029,0.0009910542097843,0.0008161283567166,0.0008526232420416,0.0005085769164831,0.0005405056014777,0.0005039478298967,0.0006908873764553,0.0003926945582234,0.0011993635807703,0.0008311038057399,0.000639707366132,0.0011596193069838,0.000895062772831,0.0007797738858506,0.00109406766447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24,GE,stocks,6627828,101435,202.41333333333333,196.82,202.9967132867133,195.5,0.000510704091715,0.00040465086361,0.0003928813521391,0.0004978228100147,0.0005991269279967,0.0004153297319896,0.0004093668137199,0.0003493869274882,0.0003646964205234,0.0001598644074414,0.0003379584025733,0.0001131216742961,0.0004860052537005,0.0001212024125428,0.0002941273194468,0.0004600785567775,0.0004114801899852,0.0003453011731243,0.0003590739839981,0.0002637474548777,0.0003699815167711,0.000431215914718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27,GE,stocks,5491268,95440,194.36013422818792,194.51,196.63,192.68,0.0001485276871403,0.000205673599675,0.0004688172402786,0.0004391243835579,0.0003940389152036,0.0003262856739463,0.0004195405733514,0.0003974802526976,0.0003216898696834,0.0002065963276241,0.0002325280559338,0.0002326766362708,0.0001613622789327,0.0001556878264291,0.0001705978475172,0.0003706581713902,0.0003858314254325,0.0003060907363141,0.0003985389432265,0.0004175151824727,0.0003197494596879,0.00041479802316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28,GE,stocks,3717518,69326,195.4933333333333,194.4176923076923,196.6888,191.77,0.0002313392717886,0.0003089449527812,0.0002025537997192,0.0002295167567677,0.0001634363580859,0.0001858897578305,0.0002423161366066,0.000160286682342,0.0001735462624877,0.0001094888433398,0.0001200279134279,7.680641450119602e-05,8.66299435847776e-05,0.0001007346550119,8.515510281862512e-05,0.0002432829896466,0.0001690689144866,0.0001592771807727,0.0002633119639313,0.0001523426281884,0.0001601620639667,0.00019971482463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29,GE,stocks,4582203,80726,194.93,199.09,199.95,194.85,0.0002407736305119,0.0001615325186064,0.0003008105712386,0.0003117104874641,0.0002885179246888,0.0002466489023831,0.000273030937884,0.0002586902338593,0.0002163563447132,0.0001676434215891,0.0001440670658749,0.0001785887507991,0.0001099291738896,0.0001430038094912,0.0001036450928918,0.0002659849571382,0.0002153949943843,0.0002275855160594,0.0002562593416229,0.0002512164890293,0.0002132372251884,0.00025118789603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30,GE,stocks,5271787,86219,199.81,205.53,205.93,199.3201,0.0003838796504416,0.0002244265079156,0.0001915404515281,0.0002373983911202,0.000265829442543,0.0001820696644514,0.0002245961837044,0.0001472151678999,0.0001621576392227,0.0001520922767028,8.530611441735027e-05,0.0001968295159383,6.89999266047653e-05,0.0001194431480393,6.262651641206543e-05,0.0002382574163318,0.0001347239196669,0.0001547460504669,0.0002108136958958,0.0001028841180577,0.0001465004626815,0.0002104972658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31,GE,stocks,3694058,72221,205.84,203.68,205.8988,203.07,6.902597084610625e-05,5.270266615946507e-05,0.0001837890924099,0.0001877123054977,0.0001706867936103,0.0001535343050681,0.0001779041564858,0.0001357893025435,0.0001488861416585,6.815425999649795e-05,0.0001195580455012,6.72930019683419e-05,0.000103393791642,7.090399001664438e-05,8.263031505152183e-05,0.000152558694554,0.0001160091636817,0.0001501840968933,0.0001744675202731,0.0001292594966334,0.0001490272583404,0.00018958598708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03,GE,stocks,3325943,69822,200.0,204.12,204.73,198.8669,0.0003045051243088,0.0002615201806453,0.0002849116850214,0.0003387895581108,0.0002882056441359,0.0002349396350796,0.0002976442717678,0.0002443466332541,0.0002006752946626,0.0002163309005505,0.0001224586575603,0.0002219159100589,6.628973407701906e-05,0.0001436578229868,9.128181209279155e-05,0.0002886896200794,0.0001575381545109,0.0001578709854182,0.000291161912208,0.0001848489751345,0.0001708077414045,0.00030438115439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04,GE,stocks,4315553,71367,202.5603703703704,202.13,204.6,200.43,0.0001529336155405,0.0002102635068784,0.0001888530658395,0.0002242350228096,0.0002059304531605,0.0001635338078299,0.0002027169591979,0.0001611261366367,0.0001653051621868,0.0001187939582269,0.0001054410645826,0.0001094674612894,9.646299187109616e-05,5.5444388266589594e-05,0.0001080894195633,0.0002058183659049,0.0001637307583122,0.0001581717202229,0.0002018345972391,0.000157878445794,0.0001718196063227,0.0001880841538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05,GE,stocks,2617365,53004,203.88,204.62989772727272,205.3,201.79,0.0001072579342288,0.0001434841813187,0.0001762261782187,0.0001821299425287,0.0001651774955143,0.0001374861271726,0.0001815506315933,0.0001617344857759,0.000129949858392,9.045115940932942e-05,9.167878311945052e-05,7.452739237253397e-05,9.065010314181804e-05,5.8967329194051494e-05,7.851879797859032e-05,0.0001580688223366,0.0001429074545669,0.0001187562571992,0.0001766749107732,0.0001406259252761,0.0001141684642615,0.00017195698386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06,GE,stocks,2506338,53933,205.00254545454544,206.02,206.11,204.05,3.639231426998201e-05,4.098201033008391e-05,0.0001216070621608,0.0001228583321435,0.0001006844915515,9.6369689946295e-05,0.0001181408602175,8.464544111281934e-05,9.10692192363946e-05,6.11112346113495e-05,6.1747097532248e-05,6.232180162904945e-05,3.836268992248381e-05,5.45647889567346e-05,4.180490098956041e-05,0.0001209958912661,6.433827951820516e-05,8.31232572319176e-05,0.0001170421654445,7.075112781665376e-05,8.927983424102588e-05,9.15501714321619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07,GE,stocks,2837757,55587,206.48169177288528,205.29,207.8788,204.5,9.685594578898696e-05,0.0001213290213987,0.0001857925299914,0.000190527225367,0.0001971362124752,0.0001338700334272,0.0001573852785435,0.0001664258549492,0.0001185346008267,8.068838600223198e-05,0.0001098388393648,8.560545154130858e-05,0.0001115307609338,5.1513634473645165e-05,8.235639895355876e-05,0.0001453411860581,0.0001745119057036,0.0001165754894193,0.0001441541090057,0.0001567870394107,0.0001079337108973,0.00014264027327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10,GE,stocks,2866344,55919,206.14,205.2762993809792,206.8,203.4,9.911992224913598e-05,0.0001305994520285,9.659874527906885e-05,0.0001128342834611,7.656277248354171e-05,9.081041614975527e-05,0.0001039307834175,6.898329320062072e-05,7.82207875832262e-05,5.204108071319948e-05,6.079320274794898e-05,3.207043266059606e-05,4.449233982294566e-05,3.5945133271538976e-05,5.486528287821629e-05,9.6705439426643e-05,7.212110799145201e-05,7.273880292524052e-05,9.667584991051396e-05,6.968211519507635e-05,7.459548695013682e-05,8.112140304071929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11,GE,stocks,3481093,69517,205.0,208.87,209.16,204.44,0.0001879036363157,0.0001253765724446,0.0001046462321006,0.0001125656560758,7.37575968973195e-05,7.671312677944501e-05,9.57659231820724e-05,7.550016018309885e-05,7.061197829834134e-05,6.441244322239288e-05,4.815321285346281e-05,5.1340173693537566e-05,2.2417423203781937e-05,5.4616839501559435e-05,2.2096287277885586e-05,9.609207604210786e-05,7.68067702610951e-05,6.851788159800882e-05,8.439425901254216e-05,7.60397132760467e-05,6.535537727811653e-05,7.197428974999101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12,GE,stocks,3903420,71576,206.8636155606407,209.565,211.42,206.06,0.0002378375912148,0.0002646876359564,0.0001861674526007,0.0001643589897992,0.0001517068560666,0.0001380878444129,0.0001693383545752,0.0001506364064116,0.0001510414925917,9.323090452556518e-05,7.112808527368438e-05,9.71751207265196e-05,5.4531735340170086e-05,8.824350181498529e-05,4.984434259794669e-05,0.0001749728808402,0.0001523149764444,0.0001516452543673,0.0001800299906855,0.0001561624589894,0.0001606937958608,0.00014861289563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13,GE,stocks,2665774,59139,211.12,208.4,211.3,206.2301,0.000212735730182,0.000229957785861,0.0002007155614924,0.0002144306706312,0.000241851209619,0.0002078622944258,0.0002126437220012,0.0001733500087247,0.0002167542149071,7.797906769134482e-05,0.0001364516029398,7.23658843741673e-05,0.0001694853252449,7.316341683562405e-05,0.0001346988775902,0.0001865741884009,0.0002018699565732,0.0001947119755624,0.0002094504907886,0.0001937614900116,0.0002253360943199,0.00015458660448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14,GE,stocks,3286546,60550,208.66,208.3,209.2988,204.94,0.0001597492883493,0.0002203076906481,0.0002549819184381,0.0002962193946847,0.0003284440751612,0.0003400124302874,0.0002427745048447,0.0003563105089204,0.0002747056254232,0.0001492506331151,0.0001469687615696,0.0001373562850764,0.0001910877900848,0.0001245250900178,0.0002154873402696,0.000215159473481,0.0002906146206797,0.0002046082341203,0.0002362946564304,0.0004022713709422,0.0002551237712332,0.00029699985889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18,GE,stocks,3363414,65982,209.89854581673308,210.05,212.2199,209.29844827586209,6.930313929978495e-05,9.587357309854113e-05,0.0001618669602071,0.0002068449836063,0.0001749827856777,0.0001213918300373,0.0001970537771653,0.0001699947764375,0.0001085892003553,0.0001197186025752,8.712638103109984e-05,8.4149545485086e-05,9.08332401926309e-05,5.373245854592328e-05,6.765937149140193e-05,0.0001781885691112,0.0001456563254496,0.0001004726456595,0.0002048337863982,0.0001785049173788,0.0001047966445448,0.00017107569022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19,GE,stocks,2135717,49202,209.04,210.42,211.8,208.88,6.951050777269394e-05,7.963731629091212e-05,0.0001281122703715,0.000140285932485,9.673187232353844e-05,0.0001074660095719,0.000131188647075,8.558021895735934e-05,0.0001069479135955,6.873081208228697e-05,7.155512040275184e-05,5.209411513362187e-05,4.4637757189916575e-05,5.6618923286897944e-05,5.084708628502013e-05,0.0001232704556305,9.517132391678071e-05,0.000110283440241,0.0001218588525341,8.162222662638579e-05,0.0001046199519778,9.59226850444341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20,GE,stocks,2254034,46909,209.73,208.79,210.28,207.15,8.111705541596793e-05,0.0001046573502933,0.0001401802388533,0.0001431269096031,0.0001088022253465,0.0001232528035458,0.0001397063906127,0.0001058689081465,0.0001229730860616,6.639341008713782e-05,7.673349951600641e-05,4.8615443096895534e-05,6.018678224965687e-05,5.545805524831636e-05,6.779474829757924e-05,0.0001362084097508,9.320873607128424e-05,0.0001202498911253,0.0001375958634594,8.617751005975711e-05,0.0001210305629434,0.00011213613741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21,GE,stocks,3839845,71810,208.36,199.9,209.27,198.36,0.0010339492617023,0.0007696611570899,0.0002492930180764,0.0002645979201286,0.0001925312173672,0.0002344033069649,0.0002404419966649,0.0001698770061037,0.0002060847735162,9.534886408121876e-05,0.0001692490560474,4.80387338938775e-05,0.0001444924834733,5.5504976502683174e-05,0.0001788983304622,0.0002356492893924,0.0001791795801484,0.0002195859194724,0.0002287053663241,0.0001608537118474,0.0001952060404227,0.00019618625743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24,GE,stocks,3553251,63499,202.63,198.82770326136887,203.3188,197.42,0.0003126380508927,0.0002947912839559,0.0003244918121163,0.0003618403151322,0.0002862824457365,0.0002749541257923,0.0003254091994706,0.0002679569148037,0.0002963409501623,0.0001670475792089,0.0001947927359232,8.453811295934526e-05,0.0002017443327771,9.875531298097012e-05,0.0001761988128113,0.0003273451545565,0.0002394559633251,0.0003024658833803,0.0003145763198959,0.0002804417888468,0.0003326860566389,0.00027182737846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25,GE,stocks,3233518,65966,198.98,199.27954545454543,200.0999,194.81,0.0002588960210252,0.0003580319729632,0.0003268109413057,0.0002817016123322,0.000297688651083,0.0002890666840892,0.0002741073713377,0.0003279251956009,0.000279582625735,0.0001295524853101,0.000152149127022,0.0001364508715694,0.0001612377795135,0.0001378801309284,0.0001511865531607,0.0002609189447601,0.000289871135712,0.0002535979235094,0.000263940076094,0.0003250036330725,0.0002668508075104,0.00023184126423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26,GE,stocks,2795436,50975,201.76,201.6895887850467,204.6088,199.90743801652897,0.0001948898011638,0.0002701275689723,0.000243275707336,0.0002304535446441,0.0001876880460112,0.0001797515132866,0.0002193101125172,0.0001651968651553,0.0001690525047602,0.000111140619767,0.0001193129248771,8.356684763189102e-05,0.0001041211983794,0.000100094131846,7.965738144067891e-05,0.0002241795688712,0.0001215803345968,0.0001641364259743,0.000222858876233,0.0001361160002369,0.0001704383166958,0.00019088549615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27,GE,stocks,2819587,60852,204.42,201.55,205.47,201.0601,0.0001697777130787,0.0001581349616653,0.0003906737925996,0.000296801178027,0.0003332691809228,0.0003330082435692,0.0002602106994404,0.0003157185676426,0.0003353226172605,0.0001343379526703,0.0001624632253566,0.0001578119792181,0.0001754572017046,0.0001491207220395,0.0001838875215296,0.00024650204076,0.0003569575406831,0.0003538804034946,0.0002381213294756,0.0002749079682881,0.0003337585582764,0.00030335544803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28,GE,stocks,3458552,72540,201.95,207.05,207.32,200.9934,0.000346415682382,0.0002399543870614,0.0002765103942884,0.0003405523793643,0.0002547056081397,0.0002593983581693,0.0003259575893815,0.0002562600084527,0.0002217162287447,0.0001875748910784,0.0001529774882859,0.0001574021797501,9.730342838960832e-05,0.0001743036833296,8.509467483963324e-05,0.0002922284805808,0.0002400540912569,0.0002065423218992,0.0002999296039898,0.0002610313440491,0.0002103015964191,0.000281262118566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01,MSFT,stocks,14254791,379784,411.21,415.56000000000006,415.88,410.88,5.2767464190517504e-05,3.03757011015877e-05,6.049094350773589e-05,7.253032966287167e-05,8.261155549305135e-05,5.4408499229793055e-05,6.602747821966395e-05,6.550860972369968e-05,5.573732844920647e-05,3.849083579799985e-05,3.4039493864871806e-05,4.9199361413383685e-05,3.341219407966766e-05,2.6444689674883588e-05,2.796380955490947e-05,6.388879988588143e-05,4.247887858301787e-05,4.8643710151311774e-05,6.516242278750087e-05,5.170436967389504e-05,5.584337622342203e-05,6.88306852865324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04,MSFT,stocks,13139898,377885,413.45,414.8650272851296,417.3500030931024,412.285,5.377378745116904e-05,7.003690878606008e-05,5.585038058617328e-05,6.990206362613782e-05,7.030495080267452e-05,6.070615315163108e-05,6.637868650441714e-05,7.453778167477059e-05,6.235329840532586e-05,3.766338221151585e-05,3.2238681414621965e-05,4.068775411553328e-05,2.961719668714124e-05,3.839457238641259e-05,2.231158076521849e-05,7.690475611648005e-05,8.264870192284499e-05,6.550712841171312e-05,7.014147620767105e-05,8.741389324445448e-05,6.403432511678083e-05,6.5671696946564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05,MSFT,stocks,21261884,520073,414.0899019607843,402.85,414.23026497695855,400.63,0.0004019607612555,0.0002647008249064,0.0001102334050357,0.0001379173179621,0.0002177104174192,0.0001382004695094,0.0001506242433898,0.0001603903916967,0.0001335711187162,4.4665719186506254e-05,9.32515987756784e-05,4.110394754830123e-05,0.0001766064698709,3.524074975563015e-05,0.0001029597197538,0.0001381211392782,0.000120586128646,0.0001160310397999,0.0001615730079306,0.0001421008185132,0.0001412254046462,0.00013297613165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06,MSFT,stocks,18668366,428122,402.92030303030305,402.3,405.17,398.39,0.0001027112273673,0.0001414710215721,0.0001547832041957,0.0001922372373067,0.0001418662590531,0.0001674450633876,0.0001705592662302,0.0001312262193243,0.0001755243857762,8.982294285274738e-05,0.0001024142944539,6.200026938398344e-05,7.986598966915657e-05,7.300650476094121e-05,9.443855862674493e-05,0.0001686400918961,0.0001365840724122,0.0001738916421763,0.0001594586124856,0.0001236425757438,0.0001895937477625,0.000186536013473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07,MSFT,stocks,13968779,338471,406.0980357142857,408.999211469534,409.8,402.23,0.0001253854988163,0.0001542457825283,0.0001340383693231,0.000131168937842,0.0001280353217153,8.185839887590916e-05,0.0001261306135236,0.0001039042973343,7.672506740125044e-05,6.60655498739626e-05,6.51033879680961e-05,5.62608549820339e-05,7.177446673327633e-05,5.166265428696497e-05,3.01957445889442e-05,0.0001498691000281,0.000120376282299,7.852968741362852e-05,0.00014573206187,9.92878631046631e-05,7.60613468381619e-05,9.279243818849957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08,MSFT,stocks,13487817,355562,407.8301661129568,406.17,410.4399,404.31,8.166746519045329e-05,0.0001067877710691,0.0001147274866517,0.0001103128224237,0.0001096144667889,9.138268619972928e-05,0.000114613582981,0.0001104857271653,8.919610658071201e-05,5.0882598333926525e-05,5.9430224089834706e-05,5.3914473941506455e-05,5.56999928474454e-05,4.197954542263431e-05,4.9403140777094966e-05,0.0001124876890493,0.0001144894019319,9.311373891160205e-05,0.0001184507184913,0.0001209581339239,9.275479782025566e-05,0.00010133845872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11,MSFT,stocks,12600071,348981,403.77,404.58,405.68,401.25,4.3482949377630616e-05,5.872867458905867e-05,8.539847505922125e-05,8.198380966629315e-05,9.000323815293022e-05,6.852094736349198e-05,7.536747723051017e-05,9.833130419519568e-05,6.968358865555977e-05,3.63270688304862e-05,4.565674083580694e-05,4.467597656100747e-05,4.532726159192274e-05,3.8063322925028275e-05,3.0457624438463695e-05,7.256210879922908e-05,9.790040584266226e-05,6.524999009575066e-05,6.723614431720266e-05,0.0001155704716294,7.324638509004664e-05,8.88143219509019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12,MSFT,stocks,17547124,377509,407.6417,415.26,415.57,406.78,0.0001648435567847,9.608040446857602e-05,9.89506204526925e-05,0.0001207324224114,0.0001072098762674,0.0001072883507956,0.0001225968828186,0.0001186593598262,0.0001158027388296,6.957959060747916e-05,5.1152831803969054e-05,7.201266753215698e-05,3.519720873527167e-05,7.248918095798231e-05,3.479916983771005e-05,0.0001254335689838,0.0001060855776565,0.0001198032504712,0.000126543041585,0.0001269869685695,0.0001241025269999,0.00010967698314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13,MSFT,stocks,12691537,319532,418.17,415.23,418.18,411.4551,9.479621315775984e-05,0.0001121858831532,9.559981854600872e-05,0.0001270945604274,0.0001098167936272,8.78929823207068e-05,0.0001367398917303,9.374775866094764e-05,7.435308835681706e-05,4.9068074187444394e-05,7.802648624003657e-05,3.4243037214047596e-05,7.55737564132243e-05,3.314049050168781e-05,5.475249181901901e-05,0.0001344256800729,8.925615029055728e-05,6.958000495660724e-05,0.0001486414084075,9.123465064724488e-05,6.952446574885576e-05,0.00011637529892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14,MSFT,stocks,28467400,575840,420.17,425.49,427.8239221556886,417.9703,0.0001958286453438,0.0002103226203849,0.0002326182378146,0.000332969573599,0.000210026657236,0.0002719937953449,0.000335127931186,0.0001894350986201,0.0002224208021054,0.0001780197719183,0.0001549498016807,0.0001404469854236,6.957967181242011e-05,0.0001944710950392,7.752270030575836e-05,0.0003231544263413,0.0001551678298581,0.0001976974024643,0.0003497889347182,0.0001453939403057,0.0002052805695381,0.00027397340760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15,MSFT,stocks,29403430,475518,419.28,416.422,422.6700000000001,412.79,0.0002017797585417,0.0002616542623732,0.0001647384313052,0.0001896245933549,0.0001192156310589,0.0001327283494748,0.0001701376196638,0.0001375453214503,0.000109523219672,9.159512468419028e-05,9.802946867071112e-05,5.3611976624164635e-05,6.560365443477622e-05,4.262195669800055e-05,9.01063927768168e-05,0.0001529233574618,0.0001363159125549,0.0001076452386482,0.0001535316555834,0.0001610916037231,0.0001039647355737,0.00018037931496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18,MSFT,stocks,13445127,358492,414.21,417.37,420.74,413.7503,0.0001012207005474,0.0001180091657912,0.0001108007067346,0.0001140704167447,0.0001235906967069,0.0001021694965501,0.0001277026144498,9.155612392716916e-05,8.151663815560765e-05,6.898357396495244e-05,4.508684277982532e-05,8.17317732215082e-05,4.185892348544137e-05,6.104338279902495e-05,4.1126113751144096e-05,0.0001210288861076,8.245921788157811e-05,8.419393131532066e-05,0.0001450167424417,8.148277931630504e-05,8.05559283047649e-05,0.00010928015870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19,MSFT,stocks,13511162,322383,417.7772058823529,421.37,421.67,415.5395,7.735948356915954e-05,7.891787854852583e-05,6.82903378985345e-05,9.642979518084398e-05,5.8426729387603754e-05,6.882371688196425e-05,9.54792088136086e-05,5.74993045679262e-05,7.118066858562039e-05,5.238481396723419e-05,4.404498121360978e-05,4.040985328291502e-05,1.8016876104688733e-05,4.542541265405738e-05,2.339830422790686e-05,9.918392118198407e-05,4.7548708804481965e-05,6.641649290457945e-05,9.66600704682696e-05,5.7946963909564665e-05,7.217068442804154e-05,8.696735243207091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20,MSFT,stocks,13325782,329478,422.0711698537683,425.16628151260505,425.96,420.66,5.654062143694399e-05,5.77602393747963e-05,9.389935030296912e-05,0.000102258951465,0.0001034692027293,8.167995956402203e-05,8.896243589494791e-05,8.494739487552357e-05,7.402979479772338e-05,5.399802081348206e-05,4.826093065153687e-05,6.209553247217914e-05,4.137367025716766e-05,4.9476009459111695e-05,3.220395010491034e-05,8.731080368800898e-05,6.41401062838816e-05,6.995374496491723e-05,7.855628786387317e-05,7.019099726940762e-05,7.025509397671362e-05,9.71153816350341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21,MSFT,stocks,14826045,366638,429.83,429.37,430.8688,425.23,6.25911175105784e-05,8.63268133739804e-05,0.0001093220583511,0.0001029400015544,4.915500367674383e-05,5.6420365696947535e-05,9.571281499030524e-05,4.6120120593885815e-05,4.6063711546336015e-05,4.914828290461035e-05,5.37917186498e-05,2.547166882000561e-05,2.368333485673823e-05,3.415927099927999e-05,2.2261094697667543e-05,9.5410624038762e-05,4.200012633791865e-05,4.085968044930225e-05,9.983295088948972e-05,5.042275145353475e-05,4.361890215594263e-05,0.00010441813023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22,MSFT,stocks,11001271,305026,429.68753275109174,428.68,429.8605,426.07,2.8294121540666858e-05,3.709510429722731e-05,4.4215534183803605e-05,5.445713202582091e-05,5.758740310709585e-05,4.533967697924053e-05,4.477408974895846e-05,4.909000743802993e-05,4.5729383752072575e-05,2.149815849445087e-05,3.2958973531370046e-05,2.1698251008862327e-05,3.588915209823353e-05,2.2943928660248243e-05,2.2395748318992287e-05,4.459343426734222e-05,4.3861505471439626e-05,4.400843067563065e-05,4.237210228662804e-05,4.286431761788825e-05,4.5454359771338753e-05,6.292049812891371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25,MSFT,stocks,12975532,379242,425.39003054101215,422.84,427.45,421.6,6.849099627984438e-05,8.098356898910241e-05,5.775483090897027e-05,8.32543821759432e-05,5.615455430135355e-05,5.979861737256872e-05,9.054150364877613e-05,6.0400693832010784e-05,6.239348675152671e-05,3.750923591076229e-05,4.5745146265180906e-05,2.1322808220620665e-05,3.483174608073288e-05,2.2130679839480555e-05,3.766793753308816e-05,9.166718523648608e-05,5.533638710925226e-05,5.434441689742758e-05,9.674618067278684e-05,6.349437467194337e-05,7.020588802866801e-05,6.578175550673821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26,MSFT,stocks,11315257,306565,425.6199115913555,421.88,426.0,421.37,4.307239255724468e-05,2.9620657469838976e-05,4.740555581396172e-05,5.377178601386295e-05,4.749518905499057e-05,4.171374752653749e-05,5.5187268214089426e-05,4.554635700806664e-05,3.67673770660202e-05,2.163505520757157e-05,3.213673080629138e-05,1.4377913714604522e-05,3.3117275340386045e-05,1.3300764066505718e-05,2.8412983460031773e-05,5.5444088053344706e-05,4.288305789716377e-05,3.4044984778090205e-05,5.771228173452089e-05,5.015484526592785e-05,3.41116853621292e-05,4.99626086122392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27,MSFT,stocks,12144510,324831,424.4475,421.48,424.45,418.94013457324405,6.157605289140365e-05,6.634750156852775e-05,5.391213672568836e-05,5.832188649767826e-05,5.132177537425878e-05,4.794962205080632e-05,5.7194499987701335e-05,3.972808435166712e-05,4.3549426093538687e-05,2.6504722811537422e-05,3.1817163686140824e-05,1.7964906379760345e-05,3.335686899449844e-05,1.885387725740449e-05,2.9095744793401833e-05,6.164279238677069e-05,3.989753571230198e-05,4.3017215278294206e-05,5.974600510770163e-05,3.419005297531025e-05,4.2088164035664095e-05,5.26444394179812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3-28,MSFT,stocks,11837642,298653,421.35996168582375,420.03,421.89,419.09,1.5992725236766846e-05,1.8309954730507092e-05,4.852917937231485e-05,6.423361833927203e-05,6.436661893688418e-05,3.958569838327364e-05,5.738981997295885e-05,4.979249116029054e-05,3.161017266291477e-05,2.5292368986895625e-05,3.89412493523764e-05,1.9439694127879105e-05,4.492692480900507e-05,1.7852763629508407e-05,2.173293475376523e-05,5.373229485370621e-05,4.6438583307412495e-05,3.193835081950606e-05,5.645892455895368e-05,4.997665116225046e-05,3.1906958202543626e-05,6.058477319355065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01,MSFT,stocks,12356121,353434,423.9742196531792,424.53854354354354,427.8888,422.21,6.438160517767313e-05,8.856838756244379e-05,8.593066219119871e-05,9.848800935070376e-05,0.0001279889174937,0.0001285930419502,0.0001051232457882,7.773556820477166e-05,0.000104127174434,4.934640956573805e-05,4.914159978496568e-05,7.287854412373811e-05,5.511037336998017e-05,7.353995996616232e-05,5.505308198405505e-05,0.0001129242799137,9.30516971793229e-05,8.156110274146495e-05,0.0001160520906658,5.2771874893823783e-05,9.04072562696301e-05,0.000130502754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02,MSFT,stocks,12771227,350952,420.169800443459,421.46,424.19,417.83,8.231149211983619e-05,0.0001104767537187,0.0001005571587997,6.531174222320141e-05,4.3100179880293485e-05,4.473853559151202e-05,5.658589511109857e-05,4.2359252962194694e-05,3.868237379516347e-05,3.441774134981802e-05,3.089400087338339e-05,2.3133572825222006e-05,1.996660705507148e-05,2.189939674704782e-05,2.2839138844464205e-05,5.144288496055189e-05,4.565302745416872e-05,3.916425952542826e-05,5.206573267370132e-05,4.653164313019032e-05,3.640206623582521e-05,6.21223521251806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03,MSFT,stocks,13116828,328889,419.72676923076926,420.485,423.27,419.0515,3.6186129721801635e-05,4.890627054445935e-05,4.830434274919737e-05,4.7983143828353115e-05,4.539781382806424e-05,4.8902298443588e-05,4.336111654493745e-05,3.203553833517753e-05,3.463765367902252e-05,2.2823651984302384e-05,2.5159491844050728e-05,2.321553562956494e-05,2.2182278198499304e-05,2.5030039432620244e-05,2.387225901096776e-05,3.9488151340640376e-05,3.5748429588013095e-05,3.454631684590077e-05,3.988563251346227e-05,2.804315589002598e-05,2.8054956852294233e-05,5.71872326645209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04,MSFT,stocks,13179924,359957,424.98173913043473,417.9,428.67,417.55,0.0002491538155551,0.0002363204721417,9.29343973108272e-05,0.0001194990561687,0.0001188558645121,0.0001070444563338,0.0001204452518122,0.0001345848073539,9.546005359634727e-05,4.558167004774518e-05,7.391738612097955e-05,4.4794947494366574e-05,7.406091701782348e-05,4.507286126413275e-05,6.19715950697611e-05,0.0001094415358892,0.000126519681308,7.84154527581905e-05,0.0001270568564862,0.0001513413956038,9.831917105265936e-05,9.1594814806782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05,MSFT,stocks,12804963,343058,419.76,425.5314678899083,426.4963374340949,418.32,0.0001351433451863,0.0001153121480097,9.749760891285504e-05,0.000104411750062,8.962406613543581e-05,9.568390704030454e-05,9.574229891092396e-05,9.239188046329108e-05,9.032120807122566e-05,5.7822989197785915e-05,4.658876086430881e-05,6.260957045472752e-05,2.7014495680708287e-05,6.869172362271125e-05,2.6992183417593293e-05,9.804730980525364e-05,7.325534326667073e-05,8.118924362996422e-05,8.994468283384515e-05,9.230572079236788e-05,9.054373800773746e-05,0.00010176840075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08,MSFT,stocks,10456645,306861,425.0271724137931,424.6595901639344,427.3,423.2601,3.254709930058757e-05,4.483067921957415e-05,5.684809049896058e-05,6.598773284858319e-05,5.827837813580786e-05,5.249408954888775e-05,6.199439552567939e-05,5.641633701843627e-05,5.177144612236466e-05,3.072262930307198e-05,3.526510354551122e-05,2.572723417521277e-05,3.255114396059509e-05,2.3640157613024663e-05,2.8853931935863095e-05,6.181770357143568e-05,5.533574563968061e-05,5.216364242956351e-05,5.7370836860732473e-05,5.724979232714266e-05,5.448429815241531e-05,6.31196488498306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09,MSFT,stocks,9552222,289765,426.4493288590603,426.3487633965375,427.74000000000007,421.6,7.539859564292833e-05,0.0001045031605877,9.406176946830704e-05,9.058011387710955e-05,0.0001415045241287,0.0001043916327367,9.043709914513609e-05,0.0001265685498301,9.739370768749924e-05,4.4989753774642366e-05,4.559036010246719e-05,6.938454334559695e-05,7.211998078314593e-05,5.628787278713724e-05,4.810375994962032e-05,8.851998242660645e-05,0.0001042683473353,8.759203378998719e-05,9.184146033633234e-05,0.0001384117641794,9.553391702230176e-05,9.23697316245426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10,MSFT,stocks,12903556,364419,422.1922807017544,423.13,424.0909,419.68,3.94264603492469e-05,5.275525206896277e-05,0.0001287510971239,0.0001500418085703,0.0001462363561092,0.0001289772902508,0.0001362191382493,0.0001511740798106,0.0001167878732819,7.200275322433477e-05,7.803905534599207e-05,6.95757212518812e-05,7.666063485739329e-05,6.176257175178953e-05,6.721471849908466e-05,0.000131818238214,0.0001578244926089,0.0001289927835597,0.000132719742674,0.0001682604375846,0.0001128318637188,0.0001445161929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11,MSFT,stocks,13038340,329743,425.83,427.84,429.37,422.36,9.772963994998494e-05,0.0001269157732138,6.32583952675608e-05,8.210840094074146e-05,5.017205372512317e-05,5.539506743774195e-05,7.81330445844963e-05,4.954116094581218e-05,5.0640713858598586e-05,4.121469821447691e-05,4.089370272626454e-05,2.877766999133164e-05,2.139438373379155e-05,3.2134017665384523e-05,2.3261049772357432e-05,8.566789385713876e-05,5.024439836913997e-05,5.036419584040216e-05,8.349426932506953e-05,4.733910182168415e-05,4.631317317821895e-05,7.714502376328449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12,MSFT,stocks,13843803,360886,424.05251572327046,422.11080882352945,425.1794,419.776,5.900014033569823e-05,7.365503921819938e-05,9.035616473213764e-05,9.44762017058964e-05,7.693921155073741e-05,7.295048690313802e-05,8.801998034010457e-05,8.029723308159762e-05,7.35247895390336e-05,4.347648369325359e-05,5.0999718012642815e-05,3.282989429154878e-05,4.410931725918862e-05,3.410187471647719e-05,3.884861218666083e-05,8.997525383003528e-05,8.279479172183513e-05,7.201954339999337e-05,8.996199559929771e-05,8.436161748031334e-05,7.3942124888575e-05,8.63777694396267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15,MSFT,stocks,14537146,403890,426.5998322147651,413.63,426.83,413.43,0.0003669698613316,0.0001404976495859,0.0001298427135977,0.0001597387643998,0.0001726208547342,0.0001428980127966,0.0001424342657166,0.0001663132047438,0.0001385879701055,5.4433912737617134e-05,0.0001053048516622,4.339804893574618e-05,0.0001292228057984,3.6487526698072646e-05,0.0001064104860986,0.0001323695846286,0.0001347239831804,0.0001328601745381,0.0001331330949623,0.0001604946743109,0.0001325820885851,0.00015217799812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16,MSFT,stocks,13169262,332525,414.8537500000001,414.5,418.4,413.7301,4.5437701676931414e-05,6.270890965571943e-05,0.000148181200755,0.0001418951226136,0.0001522677813086,0.0001640801522126,0.000143000743774,0.000152481182457,0.0001618855158295,7.080215372133416e-05,7.109296889235932e-05,7.870955823040212e-05,7.355822307820603e-05,8.210302836046409e-05,8.197712385219372e-05,0.0001388989611086,0.0001364702867631,0.0001582173875616,0.0001402892327278,0.0001515952509062,0.0001635227774222,0.00015032374940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17,MSFT,stocks,13097417,343257,417.5302943969611,411.73,418.89,410.33,0.0001537493846773,0.0001375438092864,0.0001372167598304,0.0001391608491379,0.0001476846002706,0.0001425487529259,0.0001432244604155,0.0001394136518732,0.0001232500105369,6.217651350402788e-05,7.698433563396948e-05,5.633051745876857e-05,9.135408281186024e-05,5.7145213705831185e-05,8.540353922011196e-05,0.0001505191176606,0.0001357873937352,0.0001221748593091,0.0001530553051436,0.000126045818556,0.0001075910743853,0.000123181416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18,MSFT,stocks,16606578,409093,410.75579831932777,404.16,411.9,404.04,0.0001338844229043,8.437383783585908e-05,0.0001258699347251,0.0001166183441116,0.0001344023644279,0.000110787844026,0.0001054743977283,0.0001544601411634,0.0001051665526833,5.3307972272174903e-05,6.331037183951254e-05,5.250950686626511e-05,8.189285756172662e-05,4.058157078486439e-05,7.020627324120288e-05,0.0001082361759629,0.0001450694947635,0.0001008236968867,0.0001046170909905,0.0001691581122006,0.0001096463288164,0.00012244637005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19,MSFT,stocks,23536194,449312,404.090406779661,399.11,405.42,397.7699999999999,0.0001308841599679,0.0001220323680592,0.0001518170148219,0.0001727656475273,0.0001447700691257,0.0001351987604687,0.0001699179063437,0.0001334248519447,0.0001366057666024,8.614259451695597e-05,8.662305301040469e-05,6.212201066574129e-05,8.264805846003338e-05,5.675504607578246e-05,7.84437143929868e-05,0.0001623625549948,0.0001513033223663,0.0001323844287386,0.0001633870961715,0.0001439011830281,0.0001375129263007,0.000145070430205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22,MSFT,stocks,14183718,378955,400.0825333333333,400.945,402.85,395.75,0.000114039554085,0.0001563010902792,0.0001208676782558,0.0001360388544373,0.0001244654866025,0.0001323574176231,9.849448140877928e-05,0.0001460322549861,0.0001142976855178,7.947786592847926e-05,5.656098850890229e-05,5.395829372959996e-05,7.050719287297479e-05,7.511696708761294e-05,5.7240450535560086e-05,0.0001070676729914,0.0001518523934571,0.0001206346073548,9.19461317255892e-05,0.0001679051290387,0.0001139373213919,0.00013641971522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23,MSFT,stocks,10843633,317332,404.23,407.481,408.2,403.06,5.791516170672474e-05,5.5501026340279346e-05,7.633520813446857e-05,8.925668608125573e-05,5.568175556544594e-05,6.501679492759666e-05,0.0001002225030518,4.4504246344925686e-05,6.859463847813203e-05,4.641915539785632e-05,4.2837530683399416e-05,3.264753759447878e-05,2.303421797096717e-05,3.928371524233763e-05,2.5733079685259048e-05,8.377519408540931e-05,4.1364438739937785e-05,6.537536414524574e-05,0.0001012424396206,3.622331352401054e-05,7.373346252704819e-05,8.50266047150181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24,MSFT,stocks,10373346,313085,409.18022471910115,408.86,412.5,406.78,7.032601413378503e-05,9.725578022696862e-05,8.639012666963479e-05,8.301746674992919e-05,6.621825036386292e-05,7.975908250340334e-05,7.704295496066999e-05,6.829387707982308e-05,8.133251308124824e-05,4.364129416878445e-05,3.937617258114473e-05,3.331640023509289e-05,3.2901850128770035e-05,4.280296254267599e-05,3.695611996072736e-05,6.630716451915594e-05,5.843285836255172e-05,6.800237323154957e-05,6.895148613853807e-05,6.65469911519786e-05,8.758794800412583e-05,8.640668702619563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25,MSFT,stocks,31133122,673065,394.21,399.51,399.8899,388.03,0.0003269174172136,0.0003843054949942,0.0002260468118688,0.0002926886331262,0.0002520217078517,0.0001862156742627,0.0002728607901114,0.0001916076435476,0.0001885619529274,0.0001237963705379,0.0001688922625882,0.0001109705887314,0.0001410511191202,0.0001046354163594,8.158025790332314e-05,0.0002715626305549,0.0001949976199782,0.0001774986902587,0.0002579407970316,0.0001781898080432,0.0001988276043948,0.00028967742533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26,MSFT,stocks,24752139,502626,412.0959069767442,406.14375,413.0,405.75,0.0001131281353822,7.506127083674957e-05,0.0002411458129063,0.0003488771443787,0.0002571379040192,0.0002023788343524,0.0003835371336298,0.000226661454322,0.0002010655526119,0.0001392806192593,0.0002095965251193,0.000107633107404,0.0001495047966152,8.677580089375744e-05,0.0001156030334586,0.0003523037873388,0.0002793291593413,0.0001955391505321,0.0003647405310526,0.0002380746912096,0.0002014065646779,0.00031137387442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29,MSFT,stocks,15363109,406421,405.7128675136116,402.21,406.35,399.19,0.0001139854025054,0.0001289709802143,9.424382634894264e-05,9.247155074673082e-05,0.0001459188824089,9.590541231567342e-05,8.303414043294184e-05,0.0001358603945946,9.508010136386997e-05,3.433932999951273e-05,5.813222074721808e-05,4.52264827975018e-05,0.0001006923996114,3.56379183518791e-05,6.026749396379433e-05,7.869854700603946e-05,9.854456819651266e-05,8.095289372901837e-05,7.876627270597549e-05,0.0001282181804833,0.0001003422978209,0.00010684229112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4-30,MSFT,stocks,20464827,486255,401.13688073394496,389.20987303096143,402.18,389.17,0.0003900050069013,0.0001887190479431,0.0001058101047257,9.391185318367227e-05,0.0001469546182358,0.0001164346025815,7.649728836816806e-05,0.0001191810109997,0.0001067813450061,2.574496584251769e-05,6.816688734115459e-05,1.550761390879605e-05,0.000131447004327,1.5695082723896934e-05,0.0001007395198576,7.414481792683051e-05,7.359521431585388e-05,7.922873965588505e-05,6.589475952656045e-05,9.49456698319818e-05,9.931567926947978e-05,0.00010283245003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01,MSFT,stocks,18393426,440538,392.6063157894737,394.925,401.72,390.31,0.000299448854865,0.0004017297001015,0.0002217458132622,0.0002219630099058,0.0002601470054905,0.0002224136795921,0.0002123453341981,0.0002126131389604,0.0002037777731338,0.0001108695898967,0.0001110934200091,0.0001301076882021,0.0001300393172883,0.0001205309423047,0.0001018827372873,0.0001956980018366,0.0001972908254666,0.0001953587442625,0.0002065259272419,0.0001851416744633,0.0001944571506732,0.00021244267988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02,MSFT,stocks,12590313,322332,397.5589133738602,397.895,399.9899,394.6512,6.512033025290383e-05,9.000011069897277e-05,0.0001169775254389,0.0001186648588476,0.0001280014440463,0.0001070106860459,0.0001264254787628,0.0001266603327577,9.841537012499725e-05,5.438129584639417e-05,6.428356300129522e-05,5.981690342982628e-05,6.818454061652188e-05,4.926975894113631e-05,5.774092710482535e-05,0.0001141119050618,0.0001312844814799,0.0001073144136703,0.0001366033635787,0.0001260593857736,9.181711556130305e-05,0.000120553219003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03,MSFT,stocks,12758342,339035,402.4609243697479,406.84,407.0538924731183,401.8553333333333,5.958718892963664e-05,3.736444026690658e-05,8.463130068851086e-05,9.516510773720796e-05,9.7629342122092e-05,6.67730914684693e-05,0.0001071674559339,6.832426287022105e-05,6.73766798653071e-05,5.180695821931053e-05,4.335814951789741e-05,6.51094828932917e-05,3.251985922880029e-05,4.2656441854384874e-05,2.4116649614084422e-05,0.0001043425314702,6.870273855524374e-05,5.686807695077058e-05,0.0001203979823969,4.864453756750799e-05,6.582579136086939e-05,7.88628720970498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06,MSFT,stocks,12017675,339664,408.680936329588,413.64,413.93,406.37,0.0001225454806662,0.0001136880882059,6.13557643136569e-05,7.948180703831871e-05,6.921946139381996e-05,5.814225200281372e-05,6.144385272613016e-05,6.878706027983904e-05,5.238731071580443e-05,3.394827617406396e-05,4.553353086425474e-05,4.2278170430148426e-05,2.6941290963671537e-05,4.192807727483666e-05,1.6214174727977042e-05,5.858261547771224e-05,7.288152004649696e-05,5.249782426049265e-05,5.826776096821335e-05,6.993236917858208e-05,5.400541106944635e-05,7.478844894342733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07,MSFT,stocks,12380320,322750,414.9277064220184,409.17,414.94,409.09,7.271346112946588e-05,2.537399645627794e-05,6.727334026166744e-05,8.322218114007883e-05,7.71729344641781e-05,5.766789143230751e-05,5.787000706507529e-05,6.800525665663019e-05,4.947793479922755e-05,2.5307161686449203e-05,5.7915019453629615e-05,2.3905221350214324e-05,5.326771311396375e-05,1.9357033275172983e-05,3.831085815713453e-05,5.5089490564025776e-05,5.541410190629404e-05,4.2347930844376886e-05,5.397949797649982e-05,6.436720368887733e-05,4.6387014660093657e-05,8.285478964366753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08,MSFT,stocks,8330171,263493,408.1961386138614,410.51437908496735,412.24,406.68,6.650503297432272e-05,7.980653349137136e-05,4.485582677027912e-05,5.703766712098511e-05,4.160497769973582e-05,4.3206808333359855e-05,4.419445507099757e-05,3.896823933722592e-05,3.7937026420322506e-05,2.8538810598881285e-05,2.8498856522103816e-05,2.766436545348719e-05,1.3940612246248622e-05,3.12857455252442e-05,1.1921062808115649e-05,4.4101649356132786e-05,3.945658371198754e-05,3.6046057239656605e-05,4.12529267861348e-05,3.8227750924963336e-05,3.563143963583884e-05,4.65454497843709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09,MSFT,stocks,8478909,252461,410.35,412.29,412.75000000000006,409.1,2.84564591526274e-05,3.085565345787961e-05,4.434808830436509e-05,3.073039604806816e-05,4.3589688436960846e-05,3.602908557942709e-05,2.721348118199467e-05,4.785484266004585e-05,3.843042712115862e-05,1.605513021429329e-05,1.4675265833774872e-05,2.5326669845947625e-05,1.826301859101322e-05,2.0370306295453332e-05,1.5658779283973754e-05,2.748416762844938e-05,5.2995276243034425e-05,3.969699116398511e-05,2.6357515934594793e-05,5.200582548698246e-05,4.141606259132323e-05,3.54019602732399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10,MSFT,stocks,9352865,311610,413.06,414.6231939163498,415.3899,411.8,2.7172790986948283e-05,3.215789783895655e-05,4.668811402994797e-05,5.8157213340123534e-05,5.08238981935628e-05,5.629866382352886e-05,5.4510240160432616e-05,4.9950619109895336e-05,4.93251479853831e-05,3.0414565467900393e-05,2.7742647872223137e-05,2.9946149245523987e-05,2.0877748948038804e-05,3.4390445405791406e-05,2.1908218417737453e-05,5.0110652327856384e-05,4.033006443381462e-05,3.94548854762331e-05,5.599749601717891e-05,4.826711036160995e-05,4.54858577209223e-05,6.045786154312003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13,MSFT,stocks,10543607,330504,418.01,413.75000000000006,418.35,410.82,0.0001189874641256,0.0001244186186028,8.914527821794295e-05,5.79451297412313e-05,0.0001363973599429,9.260209018773316e-05,6.116830747522338e-05,6.72538023465607e-05,5.66901784310433e-05,1.947546877042581e-05,3.8469660970805494e-05,1.4605753487498132e-05,0.0001217916064554,1.883194172974333e-05,7.377014845798983e-05,5.626237865312682e-05,4.133361279473805e-05,4.789873053553484e-05,6.786809886033282e-05,4.3328558874640233e-05,4.509964378438215e-05,7.06816987625072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14,MSFT,stocks,10985691,327973,412.13722891566266,416.42,417.49,411.52,7.482016779885752e-05,6.243791846322766e-05,5.945976363364435e-05,5.477729969736379e-05,6.209449650345436e-05,6.674532633439156e-05,5.492804804763177e-05,6.017652376789731e-05,6.15879070517354e-05,3.1958208530237736e-05,2.2819091167126053e-05,4.4371563371150816e-05,1.7722933132303544e-05,4.561624390005579e-05,2.112908243433578e-05,4.6598744945043325e-05,5.02630964551543e-05,5.6946872337918114e-05,5.351799163730938e-05,5.516028874305733e-05,5.822554983711253e-05,5.789417095543737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15,MSFT,stocks,14945518,401065,417.7405699481865,423.14,423.83,417.25,8.830177524622258e-05,5.870080126885422e-05,5.325866671381041e-05,5.222214521987513e-05,5.055347056115128e-05,5.3325514891096416e-05,5.206771525824924e-05,4.970052939216207e-05,5.1144880108333235e-05,3.197634833396106e-05,2.0245796885914068e-05,3.149482190426838e-05,1.90586486568829e-05,3.111693988030769e-05,2.2208575010788738e-05,5.672462822457008e-05,5.4713654897060846e-05,5.6347884549521826e-05,5.553294098480935e-05,5.901099976227865e-05,5.738357264630632e-05,5.0906009240182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16,MSFT,stocks,12780594,353245,421.8014851485148,420.92991416309013,425.45,420.35,5.24553822973236e-05,7.106585570890248e-05,8.644435826185233e-05,7.511112042157484e-05,0.0001058145687616,7.737126949617626e-05,7.757243271833639e-05,0.0001060972177572,6.909878956115744e-05,4.118427897473947e-05,3.3926841446835366e-05,5.820861381861066e-05,4.7605954943030544e-05,3.7088049774172666e-05,4.028321972200357e-05,6.607645948859684e-05,9.428625028397178e-05,7.165540727349002e-05,7.490579492213448e-05,0.0001142284084526,7.276154060811382e-05,7.58969397893728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17,MSFT,stocks,10587704,281898,422.55,420.24,422.9200000000001,418.01,4.918443666387954e-05,5.657588408176716e-05,4.220398962006669e-05,6.83965617783908e-05,7.501172561635235e-05,4.6471197613769135e-05,5.715713689901441e-05,3.9378682317163613e-05,3.8311295888574025e-05,2.374017170295638e-05,4.465639007543442e-05,1.6549394032226983e-05,5.846233158412536e-05,2.0133309985507835e-05,2.6337887628261296e-05,4.723654891361685e-05,3.4531587455830385e-05,3.895310634830496e-05,4.802325187668985e-05,3.705937299027862e-05,3.868000737510208e-05,6.503139353255032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20,MSFT,stocks,10349570,315610,420.1610344827586,425.43,426.8,419.995,9.317361084252096e-05,6.917042727102001e-05,8.708745520361764e-05,6.445553682998194e-05,9.332257977130564e-05,7.538340670052007e-05,4.6160517413974755e-05,6.347504644589148e-05,6.690003758677633e-05,4.674875451563418e-05,1.7706782314347763e-05,7.412095089637697e-05,1.9201628874928665e-05,5.485194203681599e-05,2.053146466370409e-05,4.077544828655382e-05,7.731841703713492e-05,7.273518839238302e-05,3.638212309756659e-05,5.376203313823872e-05,6.853589506157623e-05,6.372190805234092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21,MSFT,stocks,15670174,380404,426.99,429.06625,432.97,424.85,0.000129276684637,0.0001701261487039,9.039809250715264e-05,0.000108866416031,9.238962274679602e-05,0.0001018291502191,9.894660224590432e-05,8.600124869396546e-05,8.968821187951475e-05,6.054320942703075e-05,4.832320660404109e-05,5.914189842001116e-05,3.324772432678487e-05,6.329254876652818e-05,3.853660145259166e-05,9.623116867946572e-05,9.398277650302e-05,0.000101427884574,9.316369618259218e-05,8.600873833288931e-05,8.753942361354923e-05,0.00010430732103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22,MSFT,stocks,13560033,313303,430.09,430.54656441717793,432.4381,427.11,5.543576298282646e-05,7.64154321199332e-05,7.249471977541863e-05,7.188662366352803e-05,0.0001053690139054,8.825695314782657e-05,6.029284577560577e-05,0.0001086796103561,8.101519306289229e-05,3.683549892796737e-05,3.5051124735560646e-05,6.301997653473231e-05,4.234903737075923e-05,5.250953030746978e-05,3.57474228403568e-05,6.13874498167982e-05,8.64837644362016e-05,6.132005456867665e-05,5.6897745707587904e-05,0.0001132268421578,7.380305719613529e-05,8.7712926963146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23,MSFT,stocks,12435162,348594,432.96,427.15,433.595,425.42606666666666,0.000130473945981,0.000110367710189,0.0001535708707603,8.377602728196085e-05,6.834772031151054e-05,7.044756126329071e-05,8.371335808212807e-05,6.844826969905613e-05,7.044697159570707e-05,3.7042415478216287e-05,4.673361180374457e-05,2.4309892602720656e-05,4.403782770878989e-05,2.402005527689234e-05,4.642750598639837e-05,8.632576301349734e-05,7.522123472013087e-05,7.079340054609934e-05,8.303611109615826e-05,6.820397810234372e-05,6.784958746247814e-05,8.22722509260037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24,MSFT,stocks,8842446,293328,427.19855,430.13,431.0524590163934,424.39,8.751441585137032e-05,0.00010325515102,5.096740408168425e-05,6.484430465191236e-05,5.903944881068312e-05,4.417728803705184e-05,5.947355333297988e-05,5.771561338005516e-05,4.752768916074964e-05,2.805654328593897e-05,3.678776136597339e-05,3.0094345184390725e-05,2.8945103626292394e-05,2.864726617750058e-05,1.5530021859551257e-05,5.560381556017478e-05,4.8514837280701094e-05,4.809335048867529e-05,5.638963593072468e-05,5.754082662987853e-05,5.346295145898499e-05,5.720408173505379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28,MSFT,stocks,11810091,366562,429.82,430.33,430.83,426.6,3.51127602397334e-05,4.813340818373177e-05,7.600148014276406e-05,7.967912912980194e-05,9.384961161475484e-05,8.345705757899907e-05,7.227176898582391e-05,0.0001089935670457,8.035981969888449e-05,3.70311341491191e-05,4.2647994980682846e-05,4.322621666314906e-05,5.0623394951605776e-05,4.182228793313743e-05,4.1634769645861645e-05,7.334956346024223e-05,9.271428033029575e-05,7.935901768018891e-05,7.241385074173506e-05,0.0001354468793288,8.264368602205806e-05,9.00962928674768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29,MSFT,stocks,11378194,319133,425.89,429.51,430.94,425.65,5.502384376943342e-05,4.860586512134048e-05,5.714207615542895e-05,6.9319350811931e-05,6.85305242921959e-05,6.367769959763901e-05,6.1519752481789e-05,3.7453349429053965e-05,5.610913478455773e-05,4.520523108706345e-05,2.4114119724867552e-05,5.526395599484946e-05,1.326656829734644e-05,4.480344953011871e-05,1.8874250067520296e-05,5.753138942793232e-05,2.6834148962306738e-05,5.124716772263115e-05,6.0074003855929425e-05,2.7953972468326733e-05,5.1980440142354245e-05,7.486340069633481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30,MSFT,stocks,22648978,532353,424.25324873096446,414.6746231155779,424.39,414.24,0.0002113529185407,9.15445825048854e-05,9.989138353124296e-05,0.0001063120034902,0.0001333902448564,0.000122493720588,0.0001057939969052,0.000105056238929,9.965042996224914e-05,4.179848989113739e-05,6.451351359912585e-05,3.187317234481529e-05,0.0001015170725116,3.586788885717108e-05,8.662583173089174e-05,0.0001053960905543,7.567693926103472e-05,8.304451846214739e-05,0.0001077423458488,8.227207249542378e-05,9.207595641035288e-05,0.00010850890386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5-31,MSFT,stocks,28200740,582291,416.75,415.32,417.01,404.5422255489022,0.0003323140838262,0.000456121288426,0.0001816713867846,0.0001757846339345,0.0002952543792659,0.0002737664847742,0.0001476844414898,0.0002719297030682,0.0002544788133386,9.71733903616478e-05,7.861124357292731e-05,0.0001865725443916,0.0001086818348742,0.0001683174434905,0.0001054490412836,0.0001482097603127,0.0002072993819984,0.0002305622956664,0.000143723995389,0.0002962620516687,0.0002696396861424,0.00018687260534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03,MSFT,stocks,13810883,430866,415.52,413.65,416.43,408.9292295281583,0.0001191582673729,0.0001573292785909,0.0001324345993186,0.0001254399317411,0.0001230845432001,0.0001218934114867,0.0001285776207774,0.0001193325474587,0.0001181710452632,6.245739968729734e-05,6.298253205385841e-05,5.889742013996658e-05,6.418712306020816e-05,5.420854768729229e-05,6.768486379950356e-05,0.0001191925132043,0.0001121052654808,0.0001119207412076,0.000129716253268,0.000114605118332,0.0001139828467078,0.00012761996107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04,MSFT,stocks,9490130,306233,412.18,416.07,416.45,409.5812,9.976159843180636e-05,0.0001042141170216,8.475478530226477e-05,8.27531857202842e-05,8.556951160177966e-05,7.582787982275403e-05,8.515145852525306e-05,7.329991111592273e-05,7.538659999076349e-05,4.260188483666285e-05,4.015130088362135e-05,4.2554817504428646e-05,4.301469409735101e-05,5.086668486485466e-05,2.496119495789938e-05,7.903089430840776e-05,6.048918896904962e-05,6.942325458699683e-05,8.680180968672955e-05,6.207519101290285e-05,7.379600657895426e-05,9.0463739633467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05,MSFT,stocks,11926570,351380,417.8693617021276,424.0251008064516,424.08,416.29,0.000123974753438,8.925429922134326e-05,6.407342491307283e-05,6.838316374038978e-05,6.366320713553562e-05,5.825580744899339e-05,6.5904455217307e-05,6.701834472610586e-05,5.5892300199976774e-05,3.797069216661099e-05,3.0412471573778765e-05,4.1744439541126497e-05,2.1918767594409115e-05,3.790126926333138e-05,2.035453818566201e-05,5.9909355965068096e-05,5.795915122390044e-05,4.7616855955575305e-05,6.202311313547415e-05,7.366361415567649e-05,5.4751355412277515e-05,5.7211974658468013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06,MSFT,stocks,9882322,327930,423.838,424.4688148148148,425.28,420.57,4.4734091671780385e-05,6.116018925416031e-05,5.530224735328505e-05,5.9231024056710985e-05,4.794907391998601e-05,4.8827072543474746e-05,5.345405336982038e-05,4.430176459968903e-05,4.289329201743544e-05,2.7433127986808685e-05,3.179789606990231e-05,2.1532217334891115e-05,2.6416856585094897e-05,2.6909544455846557e-05,2.1917528087628186e-05,5.872483478989392e-05,5.1434636201964295e-05,4.433007601864642e-05,5.1899187844346305e-05,4.439646873155467e-05,4.143694325464759e-05,6.183567735397229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07,MSFT,stocks,8757296,232371,426.13594202898554,423.82,426.32,423.02938364779874,2.165512205890703e-05,1.8548270290484407e-05,7.265264700138862e-05,8.620008448419408e-05,8.135753336815565e-05,6.51580594371698e-05,6.803891613365052e-05,7.928193098826471e-05,6.7870459434165e-05,3.7867127573645544e-05,4.833295691054853e-05,3.4426482976578096e-05,4.693105039157756e-05,3.2757255680328734e-05,3.240080375684107e-05,7.897451694358868e-05,6.834371202720145e-05,5.9076257030900105e-05,6.640878731111118e-05,7.422185354771754e-05,6.665080253620167e-05,8.123043081989311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10,MSFT,stocks,10481775,356976,424.66,427.9023999175618,428.05,423.89,3.439933797373568e-05,2.533833752558965e-05,7.210720255362561e-05,6.54855200291799e-05,9.050986446496106e-05,7.005209388265473e-05,6.005160055671285e-05,9.864363418801688e-05,6.189637013478211e-05,4.0487188803421025e-05,2.499833122575887e-05,6.076746463069148e-05,2.9742399834269583e-05,4.79213955747599e-05,2.2130698307894826e-05,5.862075522313338e-05,8.188745536486193e-05,5.484453286971485e-05,5.2538603487419906e-05,9.763685230688612e-05,5.9987159978770005e-05,6.36300892959275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11,MSFT,stocks,10158451,339837,425.4266336633664,432.65,432.79239810986417,425.17,0.0001138791296266,4.836699764745101e-05,5.751422905084768e-05,5.486217111774236e-05,7.172669880151516e-05,5.14743456807147e-05,5.366901094669898e-05,6.171740250124244e-05,4.6741907263025766e-05,3.362513055160748e-05,2.123704056613489e-05,5.357225892351875e-05,1.8154439877996383e-05,3.6033210272627474e-05,1.5441135408087243e-05,5.21995113645706e-05,5.799691866936644e-05,4.860554280597112e-05,5.130221429981851e-05,6.295566637636867e-05,4.787250755331028e-05,5.83670579093432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12,MSFT,stocks,17448556,470369,435.2000756756756,441.0787,443.4,433.24,0.0001938020117606,0.0001991228677636,0.000142482852063,0.0001281611884035,0.0001057128300833,0.0001178673923182,0.0001242240615056,0.0001132281931938,0.0001160360739607,6.60270020044835e-05,6.213418639907826e-05,6.015874231803831e-05,4.5554087765298567e-05,6.941311751049311e-05,4.845427480779595e-05,0.0001205266265874,0.0001268188455188,0.0001159702282264,0.0001214048756457,0.000125157748737,0.00011763107898,0.000122368195157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13,MSFT,stocks,10908840,335376,441.0253448275862,441.39593082400813,443.39,439.3,3.097497455022416e-05,4.266790872819684e-05,7.811410279548658e-05,6.952881879179417e-05,6.892691773282857e-05,8.219806092069395e-05,6.585562866233196e-05,7.339458426748747e-05,7.505865820573267e-05,3.3854821398731616e-05,3.567399739306255e-05,3.811347256790002e-05,3.081344516492855e-05,4.6271034712779287e-05,3.5927026207914674e-05,6.916044490530225e-05,6.54588282480211e-05,7.995597841581392e-05,6.852716480596518e-05,7.700141867299047e-05,7.169761942635433e-05,7.39485385436687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14,MSFT,stocks,9697333,309249,438.0515649452269,442.5108695652174,443.15,436.72,7.705040521541712e-05,6.718676093988161e-05,6.396751201520114e-05,6.520189562355025e-05,7.3482174684311e-05,6.615332253610652e-05,6.978004831936267e-05,7.098158542946786e-05,4.804481738136469e-05,3.989601924665584e-05,2.530587637689441e-05,5.608548897437377e-05,1.7396685709937234e-05,5.105983131975116e-05,1.5093491216355382e-05,6.797574670977809e-05,6.685478040353629e-05,4.9999000037807695e-05,7.675451411826244e-05,6.669526562570371e-05,4.2373943225797214e-05,7.238695213449131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17,MSFT,stocks,15183796,424111,442.4327860696518,448.4493396226415,450.94000000000005,440.71,0.0001899219200403,0.0001928108103449,7.20920978221625e-05,9.219917190734408e-05,7.15662095363314e-05,7.892936334701292e-05,8.08502035965284e-05,6.769757798684915e-05,7.12182360521079e-05,5.256728528232155e-05,3.963188662502252e-05,4.333311108108873e-05,2.823309845524267e-05,4.4578064064941014e-05,3.4351299282071914e-05,7.204981519081774e-05,6.450644001148089e-05,7.436394647989467e-05,7.455597667186222e-05,5.905258342648306e-05,6.53171385362956e-05,8.06920055360660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18,MSFT,stocks,12135819,366351,449.7204840271056,446.42,450.14,444.88272727272727,4.977799686209707e-05,4.804724184133847e-05,6.981932661176489e-05,8.022228381095308e-05,8.938700038400454e-05,5.928148230735828e-05,8.18973193102072e-05,9.073612617555898e-05,5.4211227968741926e-05,3.6053554982494194e-05,4.416872882845889e-05,3.1916267989494424e-05,5.7470732394510114e-05,2.022114013896955e-05,3.906034216838874e-05,7.885127622048733e-05,7.657803442447885e-05,4.674768072083784e-05,8.393746885668044e-05,9.607738594423872e-05,5.2781205323661185e-05,7.13405247772731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20,MSFT,stocks,14747312,428849,446.5638596491227,445.785,446.7,441.2501,5.434822839817471e-05,7.416550384921375e-05,0.0001012174669771,0.0001165581162626,0.0001432270682291,8.71146855889976e-05,0.000105657433599,7.812363787939606e-05,8.557823825610111e-05,4.6240325331021614e-05,7.031779093163075e-05,4.686578046155463e-05,9.636128776758805e-05,4.0245918519069715e-05,4.686876706992787e-05,0.0001004344129224,7.773312184738404e-05,8.263347201217528e-05,8.762478864310411e-05,6.81613090303535e-05,8.961514225962867e-05,0.00011602731464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21,MSFT,stocks,19404031,368069,447.3831271477663,449.7806184291898,450.56,446.50545454545454,2.947247008886195e-05,2.9823059471441405e-05,7.695160226048214e-05,0.0001122907925654,8.638001331045664e-05,6.549519005337773e-05,0.000116624286944,8.232774232594815e-05,5.580383630243776e-05,6.64097170595975e-05,4.5881075505887035e-05,5.692483076614071e-05,2.9455182544315928e-05,3.700369800047996e-05,2.8491492052897775e-05,0.0001147913696526,6.416039625921568e-05,4.515986731553079e-05,0.0001167738954532,7.47973001713688e-05,4.820423686617266e-05,6.76939985018991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24,MSFT,stocks,10971979,377302,450.0463553530751,447.78179799048127,452.79,446.40468181818176,7.275230644071975e-05,9.1025956061516e-05,0.0001020044055753,9.566587425885468e-05,0.0001112629613089,0.0001026204079432,9.27700673975318e-05,9.453020629624586e-05,9.073971848959032e-05,4.8146359123644304e-05,4.751951513521037e-05,4.803927974737502e-05,6.322368156159503e-05,4.666677608225467e-05,5.595363186095479e-05,9.529534911658018e-05,7.168654439551538e-05,7.790423280768359e-05,8.787839390186951e-05,7.883394041671433e-05,8.93176316708462e-05,9.86931759645290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25,MSFT,stocks,9969765,300365,448.06,450.92251588021776,451.45,446.74,3.96723460757216e-05,3.933095474148216e-05,5.061890690272945e-05,6.273062171624376e-05,3.5077638813490756e-05,3.893708268259855e-05,5.7081581294708296e-05,3.288557161490845e-05,3.7402861384806696e-05,3.266617473201759e-05,3.0064446984226164e-05,2.472734097561492e-05,1.035029783787584e-05,2.4017108491695727e-05,1.4919974190902815e-05,5.999297761431741e-05,3.588661131953557e-05,3.838192236164666e-05,5.96380132728385e-05,3.239810650046865e-05,3.843578409218548e-05,4.459737872394173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26,MSFT,stocks,9963261,315593,448.7498536585366,452.1323096663815,453.63,448.19,5.249804716819567e-05,5.099509348913823e-05,6.538930329809186e-05,6.762733317435706e-05,6.434681352399853e-05,5.9909045471292576e-05,6.663838785365949e-05,5.229874665030599e-05,5.322765253452888e-05,3.7145243548876e-05,3.0482089625481065e-05,4.015218041665311e-05,2.4194633107345414e-05,3.7001876401264976e-05,2.2907169070027604e-05,6.920008826205373e-05,6.120046034691053e-05,5.475133434491653e-05,6.763206230560579e-05,5.329351744524751e-05,5.083810888494465e-05,6.13877824496130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27,MSFT,stocks,10431346,319186,452.04,452.98846153846154,456.1700000000001,451.77,3.388226167419217e-05,4.5273742153697904e-05,5.2741975107437424e-05,5.8180082794606486e-05,7.020858712437696e-05,5.1643552251640576e-05,5.175444691919938e-05,6.211141305559063e-05,4.4696950672861824e-05,3.026750012952175e-05,2.791258266508473e-05,4.3304405484166254e-05,2.6904181640210707e-05,2.7097309348239304e-05,2.454624290340126e-05,5.2177306893607e-05,4.810042596688107e-05,4.1449973490817054e-05,5.032262152432988e-05,5.3111968299066525e-05,4.109947225198816e-05,5.75379247953133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6-28,MSFT,stocks,15208778,385201,453.0993645990922,446.82,455.39,446.4,0.000143387689783,0.0001235431109084,0.000105907213415,8.640324791664002e-05,0.000147798330035,0.0001297413621235,8.098158242734434e-05,0.0001225116788485,0.0001279985467602,2.953063666414381e-05,5.6872611252496224e-05,3.0208989797877533e-05,0.0001175893402372,3.32184009820775e-05,9.65229611414754e-05,7.219933332944593e-05,9.463839909503706e-05,0.0001153459449501,7.668879606154811e-05,0.0001162924624391,0.0001430036634702,9.38130402465093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01,MSFT,stocks,13410120,401572,448.64418604651166,456.6144927536232,457.37,445.6206,0.0002442803202235,0.0002188585917259,0.0001148468217322,0.0001083206443364,0.0001440716187999,0.0001226620278576,0.0001036401506154,0.0001420300372119,0.0001162478025641,5.466860417641011e-05,5.365204016001676e-05,8.777789762193874e-05,5.629372117797982e-05,8.37035833482082e-05,3.8958444509462986e-05,0.0001034562178181,0.0001461941845013,0.0001298067710722,0.0001056498378871,0.0001344234923744,0.0001113123587023,0.00011040273947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02,MSFT,stocks,9714882,341780,453.1494496855346,459.40319327731095,459.59,453.05,7.408766455139762e-05,3.013745833584855e-05,6.654266993193675e-05,8.248552450176051e-05,6.34422415641892e-05,6.991478647999549e-05,8.229353881587711e-05,5.0044435538285115e-05,6.737834638297862e-05,5.046560672587335e-05,3.2019917775887175e-05,4.353661862042045e-05,1.9905622943768797e-05,4.5855284684958936e-05,2.4059501795036568e-05,8.259804903484863e-05,6.026852462058297e-05,6.090866284023044e-05,7.986601775647335e-05,4.241581104964003e-05,6.765682233155241e-05,7.96321592437689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03,MSFT,stocks,7336236,286182,458.20201612903224,460.77230769230766,461.02,457.85,1.7170714380641224e-05,1.1716104278946097e-05,3.668465832424676e-05,4.996462836090061e-05,3.324492869696776e-05,2.7918174125713434e-05,4.765742078450345e-05,2.394980553992768e-05,2.958928051141368e-05,2.6384901698387953e-05,2.3579726662512663e-05,2.2326362275187956e-05,1.091856642177981e-05,1.578852336198795e-05,1.2129650763725488e-05,4.240173616950519e-05,2.5418087443762165e-05,2.9821427634002815e-05,4.722362043304865e-05,2.374469419456745e-05,2.975660320447628e-05,3.863698023842642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05,MSFT,stocks,11025549,396664,459.63,467.39,468.35,458.97,0.0001476218309789,9.636839988773676e-05,6.972277535774565e-05,6.938539627763367e-05,0.0001012155929951,8.090143737256813e-05,6.120272101463939e-05,9.055695777341576e-05,8.078325318446977e-05,4.1918789623045824e-05,2.746660665458786e-05,7.35465651860518e-05,2.7669027809140182e-05,5.7760108551102605e-05,2.3141328821465537e-05,6.461659598393147e-05,9.97911153414975e-05,8.439690784118172e-05,6.01263590561383e-05,9.290969897929232e-05,8.372593831897298e-05,6.78426075815676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08,MSFT,stocks,9443808,374698,466.65,466.27981096408314,467.7,464.46,1.7429588399553285e-05,2.391924826107432e-05,5.253890522599832e-05,6.470595714010448e-05,6.0243927025524973e-05,4.636930427473196e-05,5.837253548904331e-05,6.600411099588096e-05,4.7112494876696824e-05,3.277996510582112e-05,3.1925992034283364e-05,2.6332535242187534e-05,3.3911391783337436e-05,2.171027725359057e-05,2.46590270211414e-05,5.26988804120381e-05,5.8753837477438416e-05,4.592679676512634e-05,5.141638597387622e-05,7.77171779476999e-05,4.676046467594244e-05,5.222535329309741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09,MSFT,stocks,13846528,437860,467.07,459.53,467.33,458.0,0.0001466810389663,0.0001010242515604,5.065931564534798e-05,5.562802047272695e-05,5.275415022825127e-05,4.11544937997465e-05,5.1791750061132825e-05,5.4476918342944534e-05,4.06886296340035e-05,2.1515843789462116e-05,3.411217668326484e-05,1.5747388517930295e-05,3.700676171032097e-05,1.3293376055269616e-05,2.7861117744476885e-05,5.072839008928326e-05,5.444186835064688e-05,3.8977090088725626e-05,5.015209337141495e-05,5.6437150865945864e-05,4.033339150061267e-05,5.034927662885418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10,MSFT,stocks,12184447,378731,461.22,466.2221980706087,466.46,458.8,9.888361782329875e-05,9.213126866398811e-05,7.644400989957134e-05,8.07790841445493e-05,9.90248490444465e-05,7.481948276741376e-05,8.480432282009433e-05,9.428507836199076e-05,6.77514248960401e-05,4.396265253015671e-05,3.6816431614392584e-05,4.6180061725978985e-05,5.284478731846752e-05,4.219947052028182e-05,3.262001224713195e-05,8.160171263553028e-05,9.404395488146771e-05,7.233174837947687e-05,8.780895329970595e-05,9.210951904488844e-05,6.4353923730223e-05,7.409052210484547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11,MSFT,stocks,17099195,542405,462.66,454.7097350993377,464.82,451.57,0.0003016519571166,0.0003021205658202,0.0001361474828892,0.0001439032052829,0.0001532844573664,0.0001443032477674,0.0001411338623669,0.0001405784237086,0.0001399807440261,6.701412348545823e-05,7.68890817975324e-05,4.7523685181931265e-05,0.0001057607721845,4.180404162326839e-05,0.0001024992061441,0.0001399522476867,0.0001331852819356,0.0001391210711317,0.0001397302402658,0.000132181410796,0.0001362574439882,0.00013506835747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12,MSFT,stocks,11615773,407944,454.5770196078431,453.76,456.37,450.6,5.8391823711752416e-05,7.969814221950077e-05,8.067896714761625e-05,9.239170093448284e-05,0.0001003329629692,7.483034792531558e-05,7.6707939144134e-05,7.987198304194393e-05,7.566565125063774e-05,3.844566903381731e-05,5.394603190066554e-05,3.168101268398268e-05,6.865195028530215e-05,3.8393350636077495e-05,3.643699728923809e-05,7.006005162871122e-05,7.156837631206223e-05,7.035030196188719e-05,6.67222491591525e-05,8.240531933106762e-05,7.94783442965716e-05,9.36101236936629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15,MSFT,stocks,9950639,387592,453.2981180811808,454.0480263157895,457.26,451.43,5.9387093276648726e-05,8.127251545351156e-05,9.739240931922022e-05,0.0001008267683059,0.0001253878708451,0.0001143275231043,0.0001046118522293,0.0001093371754054,0.0001176435602441,5.28331434625537e-05,4.7993624843371874e-05,5.9104851847511815e-05,6.628301899760931e-05,5.42948576824088e-05,6.003266542192417e-05,0.000102101979439,0.0001041315066008,0.0001072100228211,0.0001093242397499,0.0001001290447772,0.000117993428563,0.00011451980468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16,MSFT,stocks,13386037,434032,454.31,449.49000000000007,454.3222,446.66,0.000104344611093,0.0001007046615634,0.0001002120034207,0.000112624004293,8.962144021943168e-05,9.320822554638756e-05,0.0001164083390963,7.660378509949592e-05,8.445744201832503e-05,4.47625467785603e-05,6.786145751445826e-05,3.0328284752679937e-05,5.9293155466751746e-05,3.460594088467657e-05,5.8602284661710984e-05,0.0001083590012979,7.587757440026857e-05,7.935591343019363e-05,0.000120900429256,7.59698045600301e-05,7.987985016244293e-05,9.87995755196195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17,MSFT,stocks,16501240,510069,442.5799999999999,443.5471428571428,444.84,439.18,5.91418750047216e-05,8.01474119474825e-05,0.000140284176713,0.0001473273715998,0.0001157762981356,0.0001296103599159,0.0001504639468094,0.0001237675820637,0.0001269436880067,7.314563164864641e-05,7.418173995122551e-05,5.246025047050362e-05,6.331604766514305e-05,6.221834503823252e-05,6.739201487769987e-05,0.0001451692745295,0.0001337771063322,0.0001429816187019,0.0001507246135808,0.0001316977393865,0.0001332430967331,0.00013736998564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18,MSFT,stocks,17005654,480371,444.3933309300649,440.43,444.81,434.39,0.0002026633832943,0.0002499489627612,0.0001974492561694,0.0002206656494599,0.0002198855879648,0.0001843189774932,0.0002134220696082,0.0002026174665365,0.0001780175498922,0.0001048818437076,0.0001157838057522,8.525499705062934e-05,0.0001346305909142,7.26847712481836e-05,0.000111634206245,0.0002032159690041,0.0001888699606242,0.0001721827349708,0.0002061903656402,0.0002092755089714,0.00017771986278,0.00021676686288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19,MSFT,stocks,16122434,417138,433.1132786885246,437.09,441.15,432.0,0.0001584421791278,0.0001873779212396,0.000160069727941,0.0001979167145535,0.0002466311061168,0.0002599531639611,0.0002204068851717,0.0002325770721462,0.0002295668493299,0.0001184027273119,7.95139872415903e-05,0.0001725705375319,7.406056858491309e-05,0.0001708236646668,8.912949929433615e-05,0.0002060430671172,0.0001763784599193,0.0001808654658979,0.0002360952510025,0.0002260397843309,0.0002319903194556,0.00023004188917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22,MSFT,stocks,10613653,373280,441.6570327102803,442.86,444.6,438.9,6.005140792206352e-05,8.039084981909021e-05,0.000113449892076,0.0001310022762673,0.0001077433617588,0.000108145145759,0.0001266406038028,0.0001084059614161,0.0001092338492084,6.152317811882005e-05,6.947909814849967e-05,5.282819383162171e-05,5.4915167927203195e-05,5.8759308542435265e-05,4.9385837216589894e-05,0.0001119131818912,0.0001097219356232,0.0001103782071525,0.0001220352399722,0.0001054318736259,0.0001104157247923,0.0001271017957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23,MSFT,stocks,8989145,298688,443.895,444.82728841870824,448.39,443.08,5.118708382301707e-05,6.925998126183226e-05,0.0001165872813227,0.000118725451053,0.0001371057259872,0.0001301476058697,0.0001118975392098,0.0001347218954002,0.0001214623516587,5.996140604878284e-05,5.876404500426553e-05,8.321970495109182e-05,5.388602103616452e-05,7.508652793535081e-05,5.5061077934411874e-05,0.0001169302439089,0.0001139716655432,0.0001214682381902,0.0001118296644115,0.000115979969556,0.0001146908502829,0.00011713923287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24,MSFT,stocks,19436773,528900,440.4160795454546,428.94,441.49,427.56,0.0003707333373862,0.0002446553498272,0.0001414466741436,0.0001520079580546,0.000145593674972,0.0001416117166885,0.0001458194143287,0.0001558634498494,0.0001382797613599,6.082370410318761e-05,9.118425395143796e-05,4.83223548798948e-05,9.72713200921328e-05,4.0418204716127315e-05,0.0001011935119723,0.0001481019966604,0.000140539731781,0.0001266898703699,0.0001430401577223,0.0001668307163849,0.0001416126048674,0.000154319410415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25,MSFT,stocks,23882623,592618,428.7912543554007,418.4006369426751,429.84,417.51,0.0003055176711119,0.0001910812734883,0.0003021771334924,0.000344970117353,0.0002916538283808,0.0002911824435119,0.000341334193249,0.0002531788626911,0.0002656193056764,0.0001599086845305,0.0001850614328224,9.441433035720746e-05,0.0001972394980236,0.000101268197877,0.0001899142456349,0.0003557019577579,0.0003099329480624,0.000297986715283,0.0003539843682264,0.0002659508863701,0.0002513828452867,0.00030364158263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26,MSFT,stocks,16440952,417370,418.1920729366603,425.4896428571429,428.92,417.27,0.000273492547268,0.0002635301441902,0.0002370029437345,0.0002547214676169,0.0002431912963199,0.0002181238920061,0.0002463042231799,0.0002371258640217,0.0002197915205337,0.0001429062868026,0.0001118151808142,0.0001465929751774,9.659832114247545e-05,0.0001259323738681,9.219151813794948e-05,0.0002632258261395,0.0002383690295392,0.0002192008320605,0.0002411035085456,0.0002471431926102,0.0002232637279554,0.0002642501971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29,MSFT,stocks,11312349,355947,431.579801980198,426.8,432.02264615384615,424.7,0.0001054025929265,9.820659358026257e-05,0.0001316878114615,0.0002257958508519,0.0002449814257449,0.0001333692202629,0.0001441066437385,0.0001810248169842,0.000120518860131,6.688485974389902e-05,0.000158910991108,6.308450032675502e-05,0.0001818969254182,6.341555327651354e-05,6.995366698641491e-05,0.0001399742454913,0.0001502011902068,0.0001143290491991,0.0001239611545153,0.0001567019919379,0.0001084244856269,0.00022901284712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30,MSFT,stocks,19913022,486149,427.9856737588652,422.4160233789149,429.05,417.3606,0.00027520227439,0.0003152289326838,0.0002183433653912,0.0002343624453363,0.0002259127852049,0.0002410594171064,0.0002322733078938,0.0001941396347403,0.0002226506152539,0.0001010900347062,0.0001332724106301,9.42631640352726e-05,0.0001316496211696,0.0001052088828205,0.0001358505342858,0.0002218800777531,0.0001969279377173,0.0002128013213749,0.0002329095353025,0.0001725122847333,0.0002162947682851,0.00023471143347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7-31,MSFT,stocks,33349597,748635,420.49304347826086,418.3587714987715,421.775,412.2,0.0001901884799012,0.0002536547010605,0.0003760109863029,0.0004489575646854,0.0004661862812301,0.0004229123728234,0.0004400187130256,0.0003621471283797,0.0003986659000096,0.0002020405622319,0.0002469170024535,0.0001780141893534,0.0002881720918767,0.0001846503319924,0.000238262040831,0.0004281303762159,0.0003454274688673,0.0004416135644899,0.0004282109050541,0.0003378926945622,0.0003984286326936,0.00046886517666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01,MSFT,stocks,24069600,543635,420.75,417.0542647058824,427.47,413.0899999999999,0.0004223180273029,0.0005553893744456,0.0004055848503003,0.0003981178691472,0.0004358256031818,0.0004034709094564,0.0003777424537895,0.0004632938132462,0.0003972388244383,0.000201248650889,0.0001968692182581,0.0002479747211493,0.0001878508820324,0.0002383874762188,0.0001650834332375,0.0003781002222208,0.0004265266035428,0.0003832931120255,0.0003590622327486,0.0004547499041889,0.0004031860414916,0.0004220696473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02,MSFT,stocks,22152906,604606,412.9313333333333,408.49,415.0,404.33,0.0002447004511453,0.0002940535774875,0.0004157957947035,0.0004900000082757,0.0003454132749316,0.0004134376956744,0.0005012098870167,0.0003583396504992,0.000421463499859,0.0002455951149465,0.0002444048933291,0.0001333539597369,0.0002120593151946,0.0001681236260327,0.0002453140696416,0.0004822786189208,0.0004285119207164,0.000412576880506,0.0005152457317905,0.0003985105415944,0.0004493182717546,0.00046395094859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05,MSFT,stocks,30344442,819945,389.1101440329218,395.3016666666667,401.05,385.559,0.0005596647211758,0.0006795873629292,0.0010355518460202,0.0007920093615243,0.0006461624006179,0.0006511133630715,0.000777124503129,0.0006291633273136,0.0005904816581844,0.0004230012169221,0.0003690081446021,0.0004257615382116,0.0002204008624063,0.0004336729010934,0.000217440461978,0.0007519803872095,0.0006473659179207,0.0005212661240975,0.0008296507698186,0.0006071283210327,0.0005535536803824,0.0007410861509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06,MSFT,stocks,18233864,493842,400.07507462686567,399.43,405.7,398.41625,0.0001183779133151,0.0001631007309057,0.0002981677617909,0.0003618509078509,0.0002358418561749,0.0002268885761932,0.0003621173150705,0.0002315337126797,0.0002353135017781,0.0001986643571121,0.0001631865507387,0.0001269092944716,0.0001089325617033,0.0001104941075679,0.0001163944686252,0.000340355226871,0.0002244840978031,0.0002153577528518,0.000350533025999,0.0002176874636369,0.0002336392511254,0.00029707151088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07,MSFT,stocks,15450783,408952,408.69078431372543,398.27203389830504,410.1,397.45,0.00035406891479,0.0002332407813988,0.0002086389159485,0.0002356068729822,0.0001954753953027,0.0002080589501797,0.0002176348758931,0.0001723624218056,0.0001843755923779,9.990677882435378e-05,0.0001357000941578,6.355300826018693e-05,0.0001319223870426,7.47160437242227e-05,0.0001333429064554,0.0002103576988429,0.000140983637944,0.0001617205871884,0.0002036031933176,0.0001457241310481,0.0001620195285028,0.00022581393101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08,MSFT,stocks,13075973,370259,402.4500000000001,403.02,405.89,399.91,7.945812759083281e-05,0.000109378552885,0.000189388973567,0.0001997771701617,0.0001858214827443,0.0001869652125871,0.0001924416406069,0.0001681033209295,0.0001718341211633,9.89268153992031e-05,0.0001008503547625,9.62298700034068e-05,8.959161274091918e-05,9.663831974873388e-05,9.032689283841034e-05,0.0001878824797701,0.0001568098620959,0.0001653224823248,0.0001968987459714,0.0001531659938355,0.0001634525330979,0.00018154540410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09,MSFT,stocks,10723336,314830,403.915,406.02579999999995,408.0416666666667,402.2301,7.42188923790155e-05,9.239458236229192e-05,0.0001518125726345,0.0001512397487451,0.0001698012773882,0.0001165643992601,0.0001485510718899,0.0001639983635792,0.0001176460515468,7.739475444401345e-05,7.38449943011025e-05,8.788562308406094e-05,8.191565430414737e-05,5.851345721581966e-05,5.805094204433695e-05,0.0001468034433465,0.0001624442536083,0.0001199611429941,0.0001448167789503,0.0001475812643902,0.00011678712295,0.00012879610704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12,MSFT,stocks,10097736,327493,407.0761764705882,406.92,408.78,404.23,4.518711618312576e-05,6.258576367087351e-05,0.0001280291598817,0.0001205369655173,0.000156622276946,0.0001324168044272,0.000124209140583,0.0001165124348906,0.0001119600761625,5.363552912465875e-05,6.690143639273867e-05,5.324926285293086e-05,0.0001033730140931,4.83591458690716e-05,8.405765855814878e-05,0.0001213841418612,9.971593304436942e-05,9.43875941522916e-05,0.0001341454435642,0.0001000932026825,0.0001009204059964,0.00012735048174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13,MSFT,stocks,11124686,325529,409.62129032258065,414.005,414.9500000000001,409.5,6.304513093303696e-05,4.3625765181053525e-05,6.210566668337146e-05,8.653361843629296e-05,0.0001046897379669,5.989251072444192e-05,6.45316577849245e-05,8.525337746048133e-05,5.343347061003245e-05,4.993745739300659e-05,3.659616104328636e-05,7.833204109278775e-05,2.6357696874190727e-05,3.1561889183107574e-05,2.8330621541334335e-05,5.629671812334106e-05,6.091169064951614e-05,4.8987247987264415e-05,5.482044512650661e-05,7.447622820719249e-05,4.964428313099147e-05,8.013985859368561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14,MSFT,stocks,11599436,304730,414.88905,416.62568421052634,417.73,412.42,5.902857277961615e-05,7.509103140907508e-05,0.0001005384052226,9.172295931147988e-05,9.349667978695856e-05,8.106521241139968e-05,8.201817795572486e-05,8.556073003299213e-05,8.086541330860547e-05,4.271505844170986e-05,4.9007900869770024e-05,4.621969784680926e-05,4.727698194014928e-05,3.847934871554994e-05,4.258586369584973e-05,6.907382760624206e-05,7.573197247140558e-05,7.65631032265823e-05,6.974770973568019e-05,7.889927933649048e-05,8.505431844306084e-05,9.86779490561005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15,MSFT,stocks,12762680,332844,419.5,421.1,421.11,417.6201,2.4978195428860086e-05,2.9029032108213697e-05,7.610030058867521e-05,7.406800938479432e-05,7.379226407631304e-05,7.512279685070053e-05,7.339374985930462e-05,7.292601217797317e-05,7.18867065536784e-05,3.6125092744930006e-05,3.794291663986432e-05,3.643208177238202e-05,3.7360182303931026e-05,3.9864284271713255e-05,3.5258512578987264e-05,7.024756192563479e-05,7.401621800860057e-05,6.842419300498944e-05,7.753484783460417e-05,7.610775577821415e-05,6.679181545744224e-05,7.57640918860989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16,MSFT,stocks,14325240,311583,421.09,418.54,421.39,417.29,3.4479153811885015e-05,3.354593875311403e-05,5.771619730563898e-05,6.518425351265738e-05,4.518091650140675e-05,4.04291912782682e-05,5.072061509848877e-05,4.133110773445448e-05,4.275904060058637e-05,2.760567300341621e-05,3.757858050924117e-05,1.4841228214411282e-05,3.0339688286995455e-05,1.5807876085775194e-05,2.4621315192493e-05,4.878388324366234e-05,4.47241433692675e-05,4.014453554705201e-05,4.3799462320803194e-05,4.317186883304854e-05,4.2974434553248385e-05,5.85275734102933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19,MSFT,stocks,9745788,314709,418.9818181818182,421.5434210526316,421.64411214953265,416.45,5.5414411527679225e-05,6.246899328764805e-05,6.10301245045066e-05,5.06931888025874e-05,7.430872360723025e-05,5.944197965380937e-05,4.518578415636436e-05,6.407085248272349e-05,4.8702616559338946e-05,2.709107291371384e-05,2.3602115888873563e-05,3.843510650414015e-05,3.5873617103090105e-05,3.145223499896638e-05,2.798974465484299e-05,4.702828001907168e-05,4.437690851244581e-05,3.951749231837238e-05,4.117018631419003e-05,5.058042460523373e-05,4.213640225631664e-05,4.9787822754570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20,MSFT,stocks,10431866,301205,421.7,424.87,425.86,421.61,3.628365375721858e-05,2.8634001370974457e-05,4.078034385450247e-05,4.636009165476478e-05,4.1305688357852935e-05,3.217933703569186e-05,4.40139830209061e-05,3.776221226667695e-05,3.146730821533996e-05,2.5894321185823177e-05,2.0465770468941605e-05,2.5512662231378576e-05,1.5793026126474352e-05,1.8402016860472095e-05,1.3777320175219764e-05,4.27611363112469e-05,3.3261331447999796e-05,3.122881471919981e-05,4.2722105367266814e-05,3.927713449017737e-05,3.191950783729286e-05,3.86361023963703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21,MSFT,stocks,9377164,285527,424.01,423.995,426.4,421.72,4.392992399148944e-05,6.089932244992589e-05,7.536701118951732e-05,8.848812646690166e-05,6.66741967263211e-05,7.308852445957854e-05,8.019115200539938e-05,7.228300999953695e-05,7.14795720714426e-05,4.0994981201778946e-05,4.749314526512271e-05,2.519209190914302e-05,4.148210481717806e-05,3.066228364120967e-05,4.242624081836887e-05,8.473164208431703e-05,6.6382734200171e-05,6.138556621427793e-05,8.227278996438219e-05,8.032974801386468e-05,6.852022472772341e-05,7.97517990906597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22,MSFT,stocks,12480136,374551,424.36,415.62000000000006,426.7899,414.61,0.0003023554128341,0.0002518540891468,0.0001130782702643,0.0001203678093586,0.00013390332168,0.0001203170560222,0.0001114450114989,0.0001180592341835,0.0001132207179069,5.222344679525642e-05,6.814436256338217e-05,5.586335364655976e-05,7.803996803350161e-05,3.878484733355961e-05,8.153220868866012e-05,0.0001063239598225,0.0001004156322294,0.0001088398229708,0.0001057945599408,0.0001094911721596,0.0001101347796644,0.000119800805633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23,MSFT,stocks,11836588,356169,416.9726666666666,416.58,419.27,412.090813771518,0.0001075889002102,0.0001488069912704,0.0001426791152208,0.0001418248899647,0.0001237547293699,0.0001522965002324,0.0001329484178366,0.0001038698561908,0.0001458428717255,6.0518542028292616e-05,8.130634793648684e-05,4.669551220226278e-05,7.705921716765237e-05,6.200443684567607e-05,9.029206338681057e-05,0.0001214804642036,0.0001017344051952,0.0001375469967598,0.0001299480065791,8.366134508735891e-05,0.0001313541735591,0.00015071588016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26,MSFT,stocks,8493366,320106,416.66421052631574,413.61148148148146,417.2799,411.33,7.438897338413563e-05,8.223618291223872e-05,8.106724690327903e-05,9.313133082650344e-05,7.6438284524539e-05,7.287390968735349e-05,9.229423100421152e-05,7.813052689689117e-05,7.195671419562885e-05,4.649164845073389e-05,4.663968237576954e-05,3.0178492241477778e-05,4.6259792283061225e-05,2.940935408590932e-05,4.346455560144417e-05,9.629902343089485e-05,6.569301913478098e-05,6.366629525828001e-05,9.260946944100315e-05,8.224680050913343e-05,7.440226645615827e-05,8.52489485627073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27,MSFT,stocks,8440773,278770,412.86,413.83,414.36,410.23,3.61914328844396e-05,4.804463956129809e-05,7.404956345703452e-05,7.996276935262915e-05,9.84121759255468e-05,6.498546909988664e-05,6.854782849388876e-05,7.291025051471821e-05,5.786117288706995e-05,4.2795940591866e-05,3.716682876076314e-05,4.989497881255005e-05,4.851719711299675e-05,3.828746788064789e-05,2.669800121923875e-05,5.977124758277473e-05,5.7776230378127874e-05,5.715948319429688e-05,6.082938758592101e-05,6.053132262966844e-05,5.375758929845661e-05,7.66202414304754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28,MSFT,stocks,9424268,315027,415.16,410.6126906779661,415.17,407.30999999999995,0.0001317635785835,0.0001358060388325,0.0001037870026236,0.000102990242388,0.0001295874672123,9.390955809440008e-05,9.511751174012604e-05,0.0001066424157514,9.064685593059986e-05,4.393878735258444e-05,5.90514550354398e-05,4.142619674877816e-05,8.816127046354781e-05,3.181448563973221e-05,6.209507245466786e-05,9.8589184938989e-05,9.798691807356856e-05,8.199615293402698e-05,8.951551778893076e-05,0.000100721912557,8.450481499665231e-05,9.794469087450251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29,MSFT,stocks,12657054,344608,414.87054054054056,413.18,422.08,411.9299999999999,0.0002137012158121,0.0002898123279329,0.0001730746976282,0.0001727027626474,0.0001762954633356,0.0001590995613243,0.0001585284754322,0.0001446226708653,0.0001342067978828,8.478370731692986e-05,8.79190553304947e-05,9.672507686284488e-05,7.957038647280155e-05,8.156086883246829e-05,7.753869249184502e-05,0.0001465802765656,0.0001382581633164,0.0001505510233767,0.000149195341904,0.0001360136620715,0.0001305367660938,0.00017818752235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8-30,MSFT,stocks,10737390,306219,414.91,417.119,417.39434322033895,412.13,5.8105376785640015e-05,6.965947538691015e-05,0.0001020531020442,0.0001171623788117,9.409941844166174e-05,0.0001012109405299,8.551800057192958e-05,9.221786465479447e-05,9.386535148909052e-05,7.345496359886043e-05,4.370741521290024e-05,5.7694888650165776e-05,3.640452979149596e-05,5.836494228613765e-05,4.2845998243858215e-05,7.585538092016187e-05,7.400306835101062e-05,8.524313839214377e-05,6.952025559713108e-05,9.981999603672444e-05,9.590339058579314e-05,0.00011536438658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03,MSFT,stocks,13136867,417946,417.9498372093024,409.5392777777778,419.89,407.03,0.0003489791782932,0.0003241509028558,0.0001636321875873,0.0001315853724775,0.0001818804469531,0.0001761152917786,0.0001236551938797,0.0001915494975247,0.0001893347618478,5.56289105095862e-05,7.595646196800906e-05,5.913262067228703e-05,0.0001227478262809,6.490701431292623e-05,0.0001112082774657,0.0001228354748589,0.0001858787854731,0.0001895766163023,0.0001220067356384,0.0001904547313059,0.0002000385159066,0.00014812447911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04,MSFT,stocks,11454250,348089,405.8174305555556,408.8,411.26,404.29,0.0001053804525099,0.0001253747086093,0.0001516042584221,0.0001914099301617,0.0001100117383937,0.0001109527048078,0.0001622649793294,0.0001148744627328,0.0001160181709574,9.727976969778896e-05,9.41301604639758e-05,6.039731407589562e-05,4.961442431786782e-05,6.0639868119337816e-05,5.0312836688465e-05,0.0001699193192883,0.0001070839864804,0.0001065120787624,0.0001482494780012,0.0001264542135584,0.0001204262904707,0.00015882744114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05,MSFT,stocks,10766799,319926,408.1353125,408.39644,413.11904,406.12975609756097,0.0001050096841987,0.0001454163038261,0.0001640709404902,0.0001669338383105,0.0001646583273351,0.0001743110307033,0.0001561753999078,0.0001581537044072,0.0001549308829077,8.792335042259726e-05,7.901048788797574e-05,9.385706248304732e-05,7.080126485207739e-05,9.183128128343804e-05,8.24797494198716e-05,0.0001495202859113,0.0001384699664891,0.0001391194230032,0.0001413089889509,0.0001457788955882,0.0001455592042338,0.00017168264884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06,MSFT,stocks,12580659,382693,409.49,401.74063448275865,410.65,400.77,0.0002139143603448,0.0001555387665376,0.0001829907591233,0.0001804505261382,0.0001663446100418,0.0001884631639215,0.0001704036564184,0.0001495035316943,0.0001899967940484,8.982083454846144e-05,9.062969158973884e-05,5.287455126761404e-05,0.0001134700587742,7.79366262722551e-05,0.0001105265376493,0.0001536380600828,0.0001710363559385,0.000189862246122,0.0001691531469644,0.0001583333141508,0.0001841488671675,0.00018406989791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09,MSFT,stocks,11172120,327434,407.12,405.7226851851853,408.6888,402.15286516853934,9.37425286964418e-05,0.000125388540933,0.0001321101885406,0.0001285920317042,0.0001086789976854,0.0001006986063297,0.0001463278108322,0.0001010264002837,0.0001082897821688,5.827067282200719e-05,7.032135888229025e-05,4.8704690108123086e-05,5.997430757731325e-05,4.994147678264286e-05,5.0757129547088696e-05,0.0001440244561936,0.0001145459723266,0.0001050148405093,0.0001627176232015,0.0001068470399296,0.000114686285179,0.00012002859260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10,MSFT,stocks,13991852,356988,408.03,414.2861752988048,416.33,407.6231692307693,0.000161109822931,0.0001339049222638,0.000220822406132,0.0002204828065247,0.0003050486306674,0.0001899122238794,0.0002179275939697,0.0001911750965915,0.0001314338998278,0.0001338230909698,8.66597155548956e-05,0.0002472897528421,5.775887782531695e-05,0.0001299105148386,6.00017090408412e-05,0.0002305533334019,0.0001722835582921,0.0001267536524433,0.0002198360518881,0.0001633809538581,0.0001113322678607,0.00020658419106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11,MSFT,stocks,13131750,363009,415.5,422.94773195876286,423.9500000000001,409.58,0.000428875925459,0.0004726220055599,0.0001646123786644,0.0001793100019714,0.0001321919571223,0.0001471040573278,0.0001778855224192,0.0001402046577618,0.0001423482966652,9.827615351920048e-05,8.10338484522825e-05,8.231539472629932e-05,4.98765623960298e-05,9.081073201503333e-05,5.629332531285502e-05,0.00016879873935,0.0001279340272023,0.0001363708544308,0.0001764226483366,0.0001388693895722,0.0001365263326935,0.000185729157934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12,MSFT,stocks,12403553,354798,423.58,427.0890909090909,427.38,419.75000000000006,0.000117043413572,0.000135962953526,0.0001624660894019,0.0001550597369707,0.00012253502554,0.0001119003964071,0.0001280972146441,0.0001151189603848,0.000108059675218,6.348930712971604e-05,9.157042984104788e-05,6.446547110128594e-05,5.806955443876851e-05,6.25202781997604e-05,4.9380118207365315e-05,0.0001237255357345,0.0001146923781178,0.0001099039905756,0.0001175259083575,0.0001161916031698,0.0001114576084056,0.0001489156422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13,MSFT,stocks,10738427,309581,425.79,430.5725,431.86,425.465,8.02750842852654e-05,6.30921071947531e-05,7.717483560798919e-05,9.100997354113355e-05,6.276049525889102e-05,6.600036109992027e-05,8.782920248712084e-05,7.174072869314302e-05,5.902476128368186e-05,4.831539742203792e-05,4.2694576119095635e-05,3.8185954422660805e-05,2.457454083623022e-05,4.094761333592668e-05,2.50527477639936e-05,8.902885285122028e-05,6.600451253908729e-05,5.889263798854161e-05,8.780926098976943e-05,8.485603923108385e-05,5.824990995967988e-05,6.9061791102428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16,MSFT,stocks,10334977,337188,430.59,431.44,433.53,428.2075,5.503854441070065e-05,7.479727164670533e-05,0.0001157365844548,0.0001244405158566,0.000108317223856,9.184636349106452e-05,0.0001255840397714,0.0001185120258474,8.603380344407927e-05,6.431661213095447e-05,6.012390372573115e-05,6.401629577203187e-05,4.430092808406165e-05,5.729487485048567e-05,3.455148864057887e-05,0.0001203071967864,0.0001321826048164,8.317505127805776e-05,0.0001253763700129,0.0001310730966131,8.792064374060654e-05,0.00010023012933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17,MSFT,stocks,14712852,387423,440.22704,435.16,441.8499,432.24,0.0001743954177418,0.0001899911984494,0.0001615206542523,0.0001725684491254,0.0001628706916928,0.0001628618546991,0.0001346595042991,0.0001413959710424,0.0001690520071406,6.765439155065583e-05,0.0001049140575747,7.04885357581045e-05,9.238215593477304e-05,7.731752945943764e-05,8.554432523975297e-05,0.0001218666183642,0.0001479346567829,0.0001646797485464,0.0001101209112189,0.0001281909817627,0.0001826472922176,0.00017728478541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18,MSFT,stocks,14265476,362437,434.99,430.7726666666666,436.04,430.4201,6.069413943095184e-05,4.747395636144288e-05,0.000214503950148,0.0002222875719732,0.0001723109577572,0.0001818638932996,0.000203177501639,0.0001424006395445,0.0001608241210674,0.0001141258029436,0.0001081617690295,7.069611494315309e-05,0.000101614842814,8.731486041280268e-05,9.454903288682571e-05,0.0001938005797919,0.0001834685831324,0.0001794515023826,0.0001954466588462,0.0001426519371381,0.0001520705166506,0.00021987915062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19,MSFT,stocks,13911357,365482,441.27,438.68206349206343,441.50000000000006,436.88,3.991182828237351e-05,4.196450840833962e-05,0.0001174214703672,0.0001028094453168,8.299978665644038e-05,8.066202861737234e-05,9.408619474461856e-05,7.893028126196183e-05,7.447201632348191e-05,4.3955810014670256e-05,5.88536353022153e-05,3.244639214772801e-05,5.0553394508712375e-05,3.177910223826409e-05,4.888292637910825e-05,8.889621340167458e-05,8.443791169795464e-05,6.875481733714101e-05,8.782602289388473e-05,7.706926609562876e-05,6.82172941646217e-05,0.000111077719874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20,MSFT,stocks,17853404,327011,437.13577519379845,435.28,439.24,434.21,4.784582116736065e-05,5.933668250569375e-05,9.341147482480924e-05,0.0001140930636687,8.472652953087186e-05,9.458684691854891e-05,9.638989360240688e-05,8.283018481948725e-05,8.062484257444375e-05,5.1791272406640376e-05,6.230179126212726e-05,3.628131549196254e-05,4.844521403890932e-05,3.467764109922947e-05,5.9909205819319445e-05,9.694188432595336e-05,7.344122033499224e-05,7.316211922780354e-05,9.491417438077e-05,8.474209508390938e-05,7.398174808074119e-05,0.0001052126457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23,MSFT,stocks,7866581,283030,434.275,433.3720242914979,436.4788,430.37,7.164964231942927e-05,9.76539221851672e-05,7.655515167325722e-05,0.0001129390255793,0.000111917425277,8.025882969466e-05,9.186120760267518e-05,8.849895722769968e-05,6.639465426729101e-05,4.31145561595069e-05,6.982446941979919e-05,4.457377296670004e-05,6.73436523103126e-05,3.945430931524828e-05,4.080452037941173e-05,7.546795291679516e-05,6.41866174867062e-05,5.766669075233402e-05,7.91413683866817e-05,7.532471769314503e-05,5.88414045174548e-05,0.00010224961630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24,MSFT,stocks,10772876,330620,433.0,429.30907749077494,433.5,426.0899999999999,0.0001072135711022,0.0001203203686305,8.208591102069593e-05,6.998100950757891e-05,7.103840464388286e-05,7.146504057337319e-05,7.029276500247441e-05,7.340374548047888e-05,8.075798076383729e-05,2.7845287893296257e-05,4.2135721614282654e-05,2.4761879304690684e-05,4.627652533919217e-05,2.5299984174791145e-05,4.616505639858203e-05,6.942304250848666e-05,6.309907453768737e-05,7.74990311772823e-05,7.080582512186889e-05,7.442105454640167e-05,8.750441530626209e-05,6.645033201045417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25,MSFT,stocks,8733069,276217,429.92576419213975,432.0400000000001,433.1388,428.57,4.0557008731850385e-05,4.692772130489914e-05,5.3656726426098733e-05,6.135341171691647e-05,3.6590959806686536e-05,4.7066632002008656e-05,4.710718060516976e-05,3.31092336798082e-05,4.405255145956874e-05,3.40696787213328e-05,2.728373299558366e-05,2.219965718617201e-05,1.4391302620514529e-05,2.920663922042967e-05,1.785999278157899e-05,4.8335311589104e-05,3.718647163634053e-05,4.081501975844419e-05,4.37208932752583e-05,3.499485416746435e-05,4.416478347181779e-05,5.987360883750229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26,MSFT,stocks,10238469,252879,435.0,431.31,435.345,429.13,7.457047224320995e-05,7.534232688298478e-05,9.294682491927354e-05,9.752250433017768e-05,0.0001151816069856,6.748494408262185e-05,8.273433007375443e-05,5.287845751545329e-05,4.770704073150756e-05,3.1408557067781655e-05,6.611394726239604e-05,2.2587963013065527e-05,9.259364397256065e-05,2.2139041255666163e-05,4.5345902826955686e-05,7.59139324935052e-05,5.467869785627132e-05,5.035624831988506e-05,8.007346051513867e-05,5.012506700364432e-05,4.225994360951453e-05,9.05714588530014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27,MSFT,stocks,9982394,277829,431.5977936507936,428.00539939332657,431.85,427.4401,3.79979380969831e-05,2.568928043153063e-05,4.580077904877065e-05,5.147293881936178e-05,4.7883574153485086e-05,4.154149117074868e-05,4.3955823214458307e-05,4.960536152266831e-05,4.252464683804942e-05,2.3935259110781107e-05,2.753767970858067e-05,1.6971588096983794e-05,3.09119860565013e-05,1.747486301404624e-05,2.4066628156702445e-05,4.3863901821107554e-05,5.110502762698472e-05,4.08284263795378e-05,4.1720733558104085e-05,5.622289243020765e-05,4.221511909789958e-05,4.71054934962179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09-30,MSFT,stocks,9763043,321051,428.21,430.3390102389078,430.34,425.3572,4.892051792853735e-05,5.831644751459506e-05,6.907672256016829e-05,8.883444461293651e-05,6.792581818924799e-05,7.362536252523683e-05,8.330041010486664e-05,6.534670888726616e-05,7.271912469113337e-05,5.021674642040215e-05,3.861769819253436e-05,4.074691735966815e-05,2.717890082957983e-05,4.5543884539404905e-05,2.808147798583192e-05,7.222681330286974e-05,5.590293698423104e-05,6.479663246254804e-05,8.79354250381726e-05,5.8565944164614424e-05,7.157815121393784e-05,8.824877327599743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01,MSFT,stocks,13284605,416333,428.45,420.7306422018349,428.79,418.81,0.0002000294161797,0.0001496074258008,0.0001362015245859,0.0001380896739012,0.0001551065837342,0.000157701822476,0.000122852534225,0.0001558374005707,0.000134392912259,5.068022451040773e-05,8.740944939083427e-05,4.942667799193534e-05,0.0001056799057422,4.600907933592582e-05,0.0001116927431401,0.0001215379081293,0.0001362051944099,0.0001281989708552,0.0001241359598631,0.0001669012558108,0.0001310100735066,0.0001391893904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02,MSFT,stocks,12145605,354971,422.735,417.12,422.89,416.7099999999999,7.816679694303687e-05,3.929334401680253e-05,8.853999610849971e-05,0.0001061951685996,0.0001653298288403,9.234077180025168e-05,9.294496346432828e-05,0.0001200295578716,6.422467514805419e-05,3.483549446921454e-05,7.135967413040878e-05,3.7537238931111146e-05,0.0001277925899092,2.874223427150663e-05,6.359853752874506e-05,8.300708826061464e-05,8.006297247044318e-05,5.857963681403024e-05,9.095623168873971e-05,0.0001018381053577,5.9264318291592166e-05,0.000110316755787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03,MSFT,stocks,10421102,305867,417.7653767820774,416.54,419.56,414.297572815534,5.74611766988801e-05,7.632485288985097e-05,0.0001251543485628,0.0001171096531771,0.0001145079117967,0.0001135767850757,0.0001074899750663,0.000102697523262,0.0001071453761684,5.359405791661017e-05,6.351559526053764e-05,5.259601175557304e-05,6.191190004121308e-05,5.1671917375323174e-05,6.190486770041648e-05,0.0001013463262183,0.0001056091852093,0.0001068877564259,0.0001053031673308,9.432346755428992e-05,9.952017960516212e-05,0.000121200908259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04,MSFT,stocks,11343078,338494,417.88,416.02,419.75,415.0101,4.651562574538206e-05,5.679698044298784e-05,9.452307879127024e-05,9.013091659155136e-05,0.0001094612958975,9.573627600813707e-05,8.642210908128393e-05,0.0001163012569507,9.357425979466336e-05,4.037380222601991e-05,4.9757114365531434e-05,4.715331153760816e-05,6.230798435995884e-05,3.968027940151896e-05,5.605599660661813e-05,8.393391921296754e-05,0.000115929157251,8.950306418948279e-05,8.80615090493792e-05,0.0001172037937426,8.95052490211248e-05,8.87674061655652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07,MSFT,stocks,14283171,423034,416.045,409.66,417.1588,408.99999999999994,0.0001407110763721,0.0001026678916415,7.52175004365569e-05,7.232464599142853e-05,5.9756906801022985e-05,6.791129663531028e-05,6.913999559095186e-05,6.140047744255847e-05,6.483378718216535e-05,2.982946048597378e-05,4.2495185505454766e-05,1.843335401632807e-05,4.13235527846949e-05,2.186938043707656e-05,4.604191619823372e-05,6.785898088339266e-05,6.183589546199773e-05,6.098989097319824e-05,6.652955587678346e-05,5.8667311361976775e-05,6.271795848376449e-05,7.56825764616465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08,MSFT,stocks,14081974,289389,410.9,414.78,415.6600000000001,408.1544444444445,0.0001197582539152,0.0001318989623873,7.196568576155729e-05,0.0001253123803785,6.614475564852204e-05,8.443148406303841e-05,9.85457686500068e-05,7.340169595931036e-05,7.36288995078568e-05,7.341821066534868e-05,5.189416971324403e-05,4.384800457930026e-05,2.2296751069221795e-05,5.967827545353278e-05,2.475320860950563e-05,0.0001154571088239,6.466595628756138e-05,6.167592552521636e-05,9.176436931582672e-05,7.677768423712092e-05,6.570915138991162e-05,0.00011364651273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09,MSFT,stocks,11499352,322428,416.0,417.42,420.38,414.3173797338793,7.61118795736472e-05,0.0001010277919028,7.00683634072201e-05,6.913628268326034e-05,5.730164767214547e-05,5.665460166242262e-05,6.278788291977819e-05,5.8304149828258174e-05,5.91280962814463e-05,3.327370527446612e-05,3.5862577408794216e-05,3.2029576934387127e-05,2.527207073775835e-05,3.547291325712942e-05,2.1181688405293208e-05,5.951602796080533e-05,5.9210677377856406e-05,5.6418842083886285e-05,6.2510601921131e-05,6.164793538886191e-05,5.878965008305425e-05,6.758262862644649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10,MSFT,stocks,10010823,292874,415.225,415.841,417.38,413.1,3.83187568341605e-05,5.227215232611935e-05,6.253055914228881e-05,0.000109511336383,4.676351579081673e-05,5.638849633578151e-05,0.0001019732372344,4.359065489065295e-05,5.243245074963933e-05,5.918076750085333e-05,5.033056888223676e-05,2.3868461421898045e-05,2.289505436891869e-05,2.792479917094862e-05,2.8463697164832884e-05,8.751350590959698e-05,4.5849096007167176e-05,5.9007069018314074e-05,0.0001121773443467,4.276743718152629e-05,5.17220245907672e-05,8.35719043511891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11,MSFT,stocks,10748152,310465,416.135,416.39,417.16,413.25,3.1985219239214415e-05,4.419596372990289e-05,5.4436666203876765e-05,6.278022946357063e-05,8.212574745154378e-05,5.6508476281260526e-05,5.464401263902066e-05,7.085730644636628e-05,5.046129222525983e-05,2.688643939807671e-05,3.5893790065493907e-05,3.911867763692186e-05,4.300706981462191e-05,3.3637856764349926e-05,2.28706195169106e-05,5.185349472402433e-05,6.225021331375603e-05,4.561803608394983e-05,5.221540250137903e-05,6.2832688052111e-05,4.549651061888401e-05,6.164793110629393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14,MSFT,stocks,12589717,346463,417.7272142857143,419.1119811842833,424.04,417.52,8.659981010633012e-05,0.000115821775347,7.43162810826182e-05,5.6357933233807536e-05,8.7524812957215e-05,8.580629591964966e-05,5.651830218289208e-05,9.41257378402641e-05,8.266478587332454e-05,3.2178724240658794e-05,2.4179208993148745e-05,5.0192886043398546e-05,3.733192691381644e-05,5.0288701305700114e-05,3.5517594613949576e-05,6.227833497018652e-05,7.765363435134418e-05,7.82094470559254e-05,5.792798793285036e-05,0.0001022207640273,8.818466876375644e-05,6.40250452182229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15,MSFT,stocks,11540529,364707,422.2,418.78,422.48,415.2201,0.0001083628523899,0.0001246685090989,0.0001014048625915,9.89940402756171e-05,9.535339059792128e-05,9.4366609478835e-05,9.328625870240562e-05,9.425020513848662e-05,8.828277610610078e-05,4.427585794359808e-05,5.471818233201903e-05,3.624979001519326e-05,5.910360058272802e-05,3.6330655098358656e-05,5.803595438047635e-05,9.137491168447348e-05,8.548293777586473e-05,8.976102218788633e-05,8.765562351110989e-05,9.37902438597688e-05,8.759138504663184e-05,9.76301794404218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16,MSFT,stocks,11254869,348711,415.131186440678,416.1295054945055,416.36,410.48,7.296269667084173e-05,9.891911912057046e-05,7.996101364734992e-05,9.391148551178692e-05,7.912716518666256e-05,7.694678926509873e-05,8.854209935921455e-05,7.730377987447747e-05,7.583694714281892e-05,3.906443140880287e-05,5.484705410298405e-05,3.698497118772792e-05,4.2142193998934664e-05,3.702247091516031e-05,3.992431834993842e-05,8.093307394398645e-05,6.542185939364e-05,7.71449788402885e-05,9.023893111750054e-05,6.533577574599749e-05,7.500968585099451e-05,9.0074905840933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17,MSFT,stocks,10460697,280472,422.38,416.72,422.50000000000006,415.5673,9.872823558354212e-05,6.655965742131462e-05,0.000111211213538,9.280106496301356e-05,0.0001216521515057,8.567345801470572e-05,7.670300628164681e-05,9.419129980147409e-05,6.99922843856569e-05,2.9542835881755576e-05,6.325822908125796e-05,3.602106764127745e-05,8.563108386446867e-05,2.7357702951957584e-05,5.8315755062748125e-05,7.564590499234079e-05,8.207034959234751e-05,6.552901920632982e-05,7.092733318129198e-05,8.53357970575864e-05,6.596682815716705e-05,8.99611304120590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18,MSFT,stocks,10753629,263695,417.17,418.17,419.6499,416.2505,2.3860239652606345e-05,3.086293533529216e-05,6.371922190061411e-05,5.977590289712099e-05,6.578004768216319e-05,5.622638664334944e-05,5.28848842125763e-05,6.516631853067153e-05,5.932762219094171e-05,3.1046652413166406e-05,2.8729250483954588e-05,2.976161767598997e-05,3.6018430006173206e-05,2.7311774199508294e-05,2.891461244384115e-05,5.0200361261952984e-05,5.556348409327618e-05,5.330118114327602e-05,5.0403956157285494e-05,5.999485981447805e-05,5.8889518625588145e-05,6.24783483171954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21,MSFT,stocks,9286534,309765,416.1242,418.7999999999999,418.96,413.75,5.647727830025624e-05,6.242348901036326e-05,7.881361718850249e-05,7.070773631686248e-05,6.534707224895882e-05,6.439376512362962e-05,6.0808914477959135e-05,6.221106401482505e-05,6.02963926741622e-05,3.762332260694206e-05,3.3084413709920424e-05,3.8271736177705784e-05,2.7075336071253035e-05,3.836575322838578e-05,2.602801189524385e-05,5.486902997202686e-05,6.44744551994695e-05,5.8580643999609755e-05,5.3843742067920064e-05,6.8397513653218e-05,6.243533941071345e-05,6.78168759559417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22,MSFT,stocks,17796286,434342,418.47,427.4601213592233,430.5793,418.04,0.0003150348037969,0.0002621997248248,0.0001315881734256,0.0001483846153219,0.0001475065384314,0.0001480179412554,0.000134083947641,0.0001332862486299,0.0001239697189642,0.0001045300185506,4.3854596771294576e-05,0.0001066885596599,4.0817978771478294e-05,0.0001087481333563,3.9269807899088665e-05,0.000118396761324,0.0001405186778797,0.0001207933905273,0.0001164119818968,0.0001443429985447,0.0001201069037063,0.00014325185419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23,MSFT,stocks,14103900,379549,431.07,424.625925,431.2,422.5101,0.0001494903840405,0.0001196027905329,0.0001112984836188,0.0001214798399448,0.0002534522801759,0.0001095940514635,0.0001074557330397,0.0002084788585609,0.0001041868394825,4.516521549626955e-05,7.631462444862634e-05,8.116023793395222e-05,0.0001722920422419,4.90978145515524e-05,6.0496236912009e-05,9.813776089179792e-05,0.0001559475855763,0.0001039668542415,0.0001015089487893,0.0001751178815389,9.694696470385086e-05,0.00011427254427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24,MSFT,stocks,8647656,266386,425.3604,424.77166666666665,425.9988,422.4,2.5959425746709077e-05,3.524636330662422e-05,6.641924474020488e-05,8.502076131395892e-05,6.467740492592502e-05,6.276414332310345e-05,8.698539238570774e-05,6.444259209382414e-05,6.15356546946987e-05,3.8419486727433144e-05,4.6601274586525775e-05,2.7425801167294452e-05,3.7251603758630574e-05,2.656678637968992e-05,3.6197356943413546e-05,8.960084601606636e-05,6.44698071206834e-05,5.9084716924929584e-05,8.442820879399427e-05,6.0781210749862955e-05,6.311989019079563e-05,7.05378622190822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25,MSFT,stocks,12980183,333228,426.6043961352657,428.32,432.51,426.5,7.062219578161571e-05,9.168074875439632e-05,9.105430148867016e-05,9.801683404544164e-05,0.0001100273350759,9.090628084793893e-05,9.725060345392068e-05,0.0001022227339531,8.700250872910923e-05,5.6985853248975344e-05,4.103098079646628e-05,7.362117194456935e-05,3.640616313134315e-05,5.7268202019975585e-05,3.3638078827963334e-05,9.94896185613269e-05,9.913086225243024e-05,8.120213992691771e-05,0.0001011933396078,9.766204242730764e-05,7.833290170439408e-05,9.76632597987451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28,MSFT,stocks,10771609,340168,431.4915267175573,426.71901098901105,431.95,426.36624020887734,6.105842348115345e-05,3.685964289516483e-05,6.744474176177537e-05,7.573400957863337e-05,5.562283775665342e-05,4.6036204416579114e-05,5.375077710101481e-05,5.981366038872575e-05,4.504708645538839e-05,2.710638597506442e-05,4.862762360356895e-05,2.257983700576875e-05,3.304300075088467e-05,1.870265077774471e-05,2.7333553638834404e-05,4.8066001353732336e-05,5.5049369930167954e-05,4.264528978965078e-05,4.646001884047399e-05,6.622870513390465e-05,4.702188985403908e-05,5.572587350464861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29,MSFT,stocks,11285344,321162,428.0,431.96,433.18,425.8,0.000106498264572,0.0001148723252284,7.783892437388856e-05,6.249596821568954e-05,7.21294666788837e-05,6.563062399401009e-05,6.179994710751542e-05,6.806239543861657e-05,6.600211963425233e-05,3.199458998510732e-05,3.0501378230582225e-05,4.3365853447415206e-05,2.8763613231468516e-05,4.219289697152466e-05,2.343772702248544e-05,6.355661341465325e-05,7.119646028677087e-05,6.519985101632886e-05,5.98972062747157e-05,6.248436778861649e-05,6.783486964100346e-05,6.90704048302167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30,MSFT,stocks,19822758,516757,437.37,433.63,438.52,432.1628370663153,7.691245812870993e-05,7.813342879660913e-05,0.0001120547839198,0.0001596766383548,0.0001409528436791,0.0001408708530504,0.0001640751669272,0.0001360726268664,0.0001063616512324,6.811414773164635e-05,9.156249062320644e-05,3.769475237852612e-05,0.0001032580913005,4.1461250651006097e-05,9.940960239942956e-05,0.0001419038280147,9.588883361960932e-05,7.89540175575878e-05,0.0001923338536249,0.0001215552724759,8.921626099748463e-05,0.000153322626754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0-31,MSFT,stocks,40882180,1002880,415.01,406.31,416.1578768577495,406.29,0.0002077049735901,0.0001145500300467,0.0002502660115562,0.0003762814644916,0.0004235161771237,0.0002805339968607,0.0003470724827457,0.0002941899225432,0.0002678458196154,0.0001226727782506,0.0002536086862409,7.92029934095299e-05,0.0003443131837142,9.165552585110744e-05,0.0001888784710095,0.000355444455294,0.0002239785369135,0.0002144136784064,0.0003488738006988,0.0002412806082293,0.0002694128524749,0.000392855274196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01,MSFT,stocks,18462541,467687,409.00166666666667,410.0133333333333,415.5,407.4701,0.0001373580966965,0.0001880611557261,0.0001230532114147,0.0001364219436815,0.0001177107853633,0.0001317245552753,0.0001304917641399,0.0001045515934367,0.0001170130395841,7.306291047398448e-05,6.335903320755632e-05,6.218255667824882e-05,5.552822868509481e-05,7.68470870350045e-05,5.487746824039092e-05,0.0001364525021128,0.0001081823385011,0.0001085597435724,0.0001309892342802,9.269463517478337e-05,0.0001027970263925,0.000144964481744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04,MSFT,stocks,12642790,399454,409.8738766519824,408.7000000000001,410.45,405.5665,5.1671302843139625e-05,6.845397066978834e-05,9.239986886633091e-05,0.0001071608284196,0.000162592735433,9.44192102373705e-05,9.741277013810176e-05,9.626033523793794e-05,7.993807032111645e-05,4.760676975662139e-05,5.9554058663012706e-05,6.86903854158881e-05,9.390235001716408e-05,5.695128452677964e-05,3.7467925710590863e-05,7.982959510611178e-05,0.0001315048261455,7.192458460585588e-05,8.825132081503131e-05,7.798410613663753e-05,8.587832485046843e-05,9.94750492946921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05,MSFT,stocks,13609672,255973,408.08,411.48,414.9,408.0799999999999,9.907968327611112e-05,0.0001107598508538,0.0001158197087392,0.0001448937655241,0.0001217103597414,9.178291854093324e-05,0.0001148130608665,0.0001178713744101,8.388970212345199e-05,0.0001011953646222,4.3698400901936466e-05,8.330969859821457e-05,3.840066114325256e-05,5.695259676645425e-05,3.483032177447895e-05,9.015726154638616e-05,0.0001091170299846,8.310615467778892e-05,0.0001034569893784,0.0001280728729301,8.414249471617262e-05,0.00013797621735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06,MSFT,stocks,19225341,501123,412.44999999999993,420.20875,420.4390909090909,410.5212,0.000205538839058,0.000150768107092,0.0001567649330206,0.000177133726873,0.0001517625723765,0.0001730516029627,0.0001741226639967,0.0001460877959953,0.0001509520793279,0.0001019854978352,7.514822903782115e-05,0.0001044988159596,4.7263756416870754e-05,0.0001190347208312,5.401688213151004e-05,0.0001731279934975,0.0001453015680699,0.0001341132375726,0.0001689099971204,0.0001735042578259,0.0001415754212249,0.00019611170715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07,MSFT,stocks,13533011,389381,421.2482773109243,425.5114285714286,426.86,419.83069767441856,9.944188851953187e-05,9.868814234825128e-05,8.632214566501406e-05,0.00010715479412,8.716939682357101e-05,8.701175454619302e-05,0.0001013371581279,8.437894627989559e-05,9.434816586054192e-05,5.309418734008402e-05,5.4060606779978646e-05,5.128550309188283e-05,3.588389373168818e-05,4.9029033508851294e-05,3.798272103734172e-05,0.0001044326600808,9.700568597777928e-05,9.148876993069804e-05,9.706128086691188e-05,9.064718138938916e-05,0.0001017758027363,9.72325311802951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08,MSFT,stocks,10906400,339884,425.40967581047386,422.93,426.5,421.78,4.4667232463426293e-05,4.872019518362408e-05,6.0749063557309986e-05,7.521572468342731e-05,5.6242537496838454e-05,6.101455006213945e-05,7.26058081559556e-05,4.928530459375331e-05,5.714849833037072e-05,3.443299643844894e-05,4.078272824497836e-05,2.3735219306989665e-05,3.25073181898488e-05,2.6528593732098585e-05,3.4485956330040866e-05,7.176665568434761e-05,5.755377383404184e-05,5.728149139304972e-05,6.80513698977124e-05,4.876574540823627e-05,5.305877867503862e-05,7.16722774132889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11,MSFT,stocks,15232967,345583,422.44,418.19,424.85,416.0,0.000159829189844,0.0001820742376201,7.974994649146685e-05,8.957267584315626e-05,7.204080409098552e-05,8.029043842925436e-05,8.323481406654789e-05,6.700364189500577e-05,7.656012759059397e-05,4.290392637509654e-05,4.666874946805974e-05,3.067828773707951e-05,4.136251635390601e-05,2.7770002283853872e-05,5.252043614540049e-05,8.654569205639028e-05,6.107644618856008e-05,6.818124243444237e-05,8.259273940731406e-05,5.7325559093289525e-05,7.581327348855397e-05,9.155459897981652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12,MSFT,stocks,12736615,323699,417.89376488095235,423.1282126899017,424.4399,417.12,0.0001091532505907,9.146130323895696e-05,7.514447186220324e-05,8.60544999818752e-05,8.983917351145357e-05,9.4101818067729e-05,8.624488531414835e-05,6.357922493040493e-05,6.63061302155624e-05,5.179324381823387e-05,3.426125616364132e-05,5.5563162227988675e-05,3.427601128346489e-05,6.226539343015438e-05,3.183642463757462e-05,7.613420650756768e-05,4.614124417959065e-05,5.769169040380159e-05,8.042640276812174e-05,5.076591071063314e-05,5.2918132604468385e-05,9.37207952215209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13,MSFT,stocks,15325160,329004,421.66,425.34,429.34,418.1712,0.0002505803207683,0.0003182096833342,0.0001198102242163,0.0001101663877816,0.0001362802687285,0.0001304674626377,0.0001202231314713,0.0001235546494477,0.0001247226837282,5.898070412497051e-05,5.118568365670188e-05,7.7680441411932e-05,5.859982731662567e-05,7.539109705291433e-05,5.507636558487873e-05,0.0001211393724735,0.0001187648667294,0.000117619288536,0.0001265520230151,0.0001190819158946,0.0001209103532723,0.00011496196659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14,MSFT,stocks,17444889,368741,424.9988023952096,426.7002650290886,428.18,420.0,0.0001341936672107,0.000179865235758,0.0002657226010783,0.0003642039722678,0.000312673776482,0.0002643592897102,0.000285139441603,0.000137966469968,0.0001943576645784,0.0001448378821429,0.0002193660901248,9.954136273390936e-05,0.0002131324137481,8.356231277701331e-05,0.0001807969769332,0.0002544128021337,0.000123527538789,0.0001586134402857,0.0002556006663702,0.0001047816246307,0.0001724915332564,0.00029346479705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15,MSFT,stocks,20160986,368345,419.6604667609618,414.8098642042368,422.87,413.64,0.0001756592071979,0.0001913048837086,0.0001082139107699,0.000117063039007,0.0001070797279227,0.0001080255153766,0.0001078904452752,0.0001042634179763,8.943082990274875e-05,5.8839704156839015e-05,5.822333485016939e-05,4.527027248637419e-05,6.180945543641372e-05,3.0262835136186903e-05,7.776268024050508e-05,0.0001065194001944,0.0001274167189814,9.20062093153998e-05,0.0001121520865375,0.0001132152634192,8.210712267629185e-05,0.00013058208022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18,MSFT,stocks,11011444,268012,414.87,415.75575221238944,418.44,412.1,8.407150450936629e-05,0.000114790769144,6.119222171100136e-05,0.0001172308610767,5.990754128274778e-05,6.650490045171581e-05,0.0001228879747492,5.901607003378193e-05,4.797014030515538e-05,5.893866683788271e-05,5.829219423881765e-05,3.777124990196162e-05,2.2136291380786157e-05,4.5826417379409915e-05,2.06784830723059e-05,0.0001053046006805,6.141346536521558e-05,4.437202370894419e-05,0.0001389334649541,5.824809958953818e-05,4.6304421722119326e-05,8.38852831452133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19,MSFT,stocks,12512440,262151,413.644,417.63586510263934,417.94,411.55,8.561919263483362e-05,8.306123759476363e-05,8.398469908207494e-05,8.663125554801576e-05,7.078683047759821e-05,6.169618656964331e-05,7.751091688636357e-05,5.961014670267752e-05,6.205752180101325e-05,4.4787212238180816e-05,4.184404330983494e-05,3.54342541816415e-05,3.535257629595672e-05,3.524752585256196e-05,2.6448660717081356e-05,7.499676978799483e-05,7.22791701522069e-05,6.155394717462749e-05,7.346271120601748e-05,6.284602472055521e-05,6.475516418234221e-05,8.400314681501387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20,MSFT,stocks,12196697,271537,417.0796721311475,415.39622498892504,417.3559047619047,410.5799999999999,9.663514099535916e-05,0.0001276459427883,8.771063223099646e-05,0.0001004353519063,9.683258460098012e-05,9.365360350486202e-05,8.616191159843693e-05,0.0001021575975523,9.782740093986544e-05,4.195874271798337e-05,5.8476609188395015e-05,4.291094942966351e-05,5.392163517131661e-05,4.303307097854938e-05,5.062053252631264e-05,7.813257619548968e-05,0.0001004011477669,0.0001011398488905,7.816120290405879e-05,0.0001029290390904,9.663912051971666e-05,8.8614042141807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21,MSFT,stocks,14387753,321575,419.4927887323944,412.80000000000007,419.82,410.28,0.000190567441719,0.0001642610454164,0.0001793847717933,0.0001739337002941,0.000231088312907,0.0002099003224015,0.0001494304035269,0.0002004242810331,0.0001720442341855,5.866242008954917e-05,0.0001152712802045,6.0814109669031225e-05,0.0001702742032379,6.958305772977173e-05,0.0001403172646718,0.0001235835815321,0.0002071902248439,0.0001868706123291,0.0001309554967829,0.0002044673593888,0.0001651915971447,0.000168222301529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22,MSFT,stocks,14158246,272313,411.34321285140567,417.0236781609195,417.4,411.05,8.476301490047886e-05,4.4843320571629007e-05,0.0001117057034664,0.0001146825394394,0.0001350064497991,0.000120938683871,9.6866462807484e-05,0.0001555774023386,0.0001091502757165,7.36362680419876e-05,4.104627139750374e-05,9.191739202377596e-05,4.308905777532876e-05,8.160773623387269e-05,3.9330947637225185e-05,9.290893228890524e-05,0.0001383205904958,0.0001045262059031,9.322186905176262e-05,0.0001817602088523,0.000108108456621,0.00010933162324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25,MSFT,stocks,11586826,297568,418.2254719917012,418.7805660377358,421.12,414.8,8.246996563263936e-05,0.0001136480466385,0.0001090868390483,9.568699363470214e-05,0.0001208551980698,0.0001350604654338,9.39808538996824e-05,0.0001090694264285,8.788056702364182e-05,4.8183244196107274e-05,4.7503749438594864e-05,6.553931845223955e-05,5.531587961764884e-05,7.089505478375704e-05,6.416541065012742e-05,7.979446431778439e-05,0.0001151488001931,8.152052864108405e-05,9.2815378274682e-05,9.27606988694282e-05,7.130034090899729e-05,0.000105528880267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26,MSFT,stocks,15999454,333473,419.5787356321839,427.73243902439026,429.06,418.85,0.0002092032810583,0.0001469207923716,9.083917773710764e-05,0.0001162393459885,0.0001041401029148,8.441600242273112e-05,0.0001041647599981,9.102133393034036e-05,6.901362286864324e-05,7.520482583326852e-05,4.103452015523931e-05,7.402974206760161e-05,3.0110360847214337e-05,6.109693187048521e-05,2.3319070552245908e-05,0.0001119614958344,9.2491920581277e-05,7.089620412622579e-05,9.707049451452936e-05,7.505151049279541e-05,6.099770127224075e-05,0.00010995619354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27,MSFT,stocks,10493342,246239,425.12,422.91,427.3388,422.02,5.657581664422687e-05,6.793670220919491e-05,8.71809822021247e-05,0.0001009869163178,8.209350141716873e-05,7.416153951915118e-05,9.668521038686388e-05,9.077475347621912e-05,7.732185663002759e-05,5.0646528045242395e-05,5.034038827263336e-05,3.464552390734877e-05,4.744797750981996e-05,3.070600207718466e-05,4.345553744196654e-05,8.994639529706473e-05,7.784759225852175e-05,7.998072467866224e-05,8.64734185273075e-05,9.530750139736732e-05,8.056676810298273e-05,8.72070644704240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1-29,MSFT,stocks,9177581,199353,420.0950276243094,423.4773913043478,424.89,417.8,0.0001021296455078,0.0001167401910844,7.786339878465288e-05,5.667099506408721e-05,7.5824812953614e-05,7.056437355176302e-05,5.4335510663064976e-05,8.559703637509474e-05,7.42702607700612e-05,3.233117530942141e-05,2.4339819754665796e-05,3.840616476689576e-05,3.7418648186718255e-05,4.517644947837976e-05,2.538792407338328e-05,4.8268013444589225e-05,7.865532029297443e-05,6.754847325146221e-05,4.997077823685245e-05,0.0001078237946267,8.1234666907048e-05,6.44165154815102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02,MSFT,stocks,13209339,322680,421.79541095890414,430.97,432.8,421.3,0.00026158044208,0.0001837622472169,0.0001151240571529,9.949037036099836e-05,0.0001349846845605,9.607582915248424e-05,8.62465232152752e-05,6.541451363672611e-05,7.264607068297714e-05,6.73542041906095e-05,3.213616617038887e-05,0.0001099315077772,2.505317678331897e-05,7.491991679573605e-05,2.1155912356748188e-05,8.114366398126552e-05,6.10525543960433e-05,6.766038658615286e-05,8.162168639181856e-05,4.522528382934549e-05,6.293912756575016e-05,0.00010543097203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03,MSFT,stocks,10361461,255367,429.95014577259474,431.14,432.47,427.68,4.474104847845055e-05,5.90739427621334e-05,7.961741364258457e-05,9.034331758076878e-05,8.158783100315771e-05,7.286080262075495e-05,8.4543368219397e-05,6.785609987093117e-05,6.896456048388927e-05,4.7084230987419064e-05,4.325908659334973e-05,4.1927705269231925e-05,3.966012573392578e-05,4.1924295777912546e-05,3.093650684284241e-05,8.110873616719724e-05,6.322867754890221e-05,6.322408554161108e-05,7.968653540303122e-05,6.360569208924988e-05,6.547684724772554e-05,6.999248142116779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04,MSFT,stocks,17397837,336414,433.0579396984925,437.32807799442895,439.68,432.62999999999994,9.42388510880135e-05,9.345114193038208e-05,0.0001375102903257,0.0001292423866061,0.0001411744837205,0.0001034469122012,0.0001174755653623,0.0001520983630217,0.0001027268280265,7.45358276835472e-05,5.470655892259874e-05,8.925042585131985e-05,5.1924057869249255e-05,5.761481823560125e-05,4.583209396568036e-05,0.0001076635209114,0.0001475966359887,0.0001012358968867,0.00011400202172,0.000174262070375,0.0001080433394803,0.00012152287858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05,MSFT,stocks,15930050,318717,438.2985250737463,442.63465,444.66,436.15,0.0001346778619903,0.000149265990266,9.106659979117265e-05,9.317534093729318e-05,0.0001042075933614,8.931071951730913e-05,9.128842158733377e-05,0.0001043691632235,8.256211850982092e-05,4.7676256978061845e-05,4.549908395923135e-05,6.11491775772327e-05,4.305841578418287e-05,5.092878517551804e-05,3.8381934341791095e-05,8.833298872870144e-05,9.67231076032487e-05,7.732379668545905e-05,8.491303532242713e-05,0.0001110123329849,7.582408896400742e-05,8.758407930189177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06,MSFT,stocks,11748512,263250,442.24,443.52,446.1,441.76,3.4472432909133906e-05,4.45621785311185e-05,7.984126265194419e-05,0.0001168355911669,7.792114059378286e-05,6.746587863551504e-05,0.0001128607264692,9.0045915371669e-05,6.633364787840279e-05,7.047830608039601e-05,4.635728508650656e-05,4.469356335680418e-05,3.322757723697867e-05,3.5592791928498284e-05,3.1873086707016754e-05,0.0001082431092909,8.18644431278024e-05,6.587453055293721e-05,0.0001215988392492,9.74871017661088e-05,6.642569760770334e-05,9.57747430676528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09,MSFT,stocks,12533425,304343,442.7100086058519,445.9,448.3399,440.4,0.0001151538220693,0.000139724001606,0.0001240968788061,0.0001721390561443,8.563282304161935e-05,0.0001235264190055,0.0001588860188722,0.0001024801409509,0.0001214318964967,0.0001011918927462,7.094716339812939e-05,5.074877454706712e-05,3.488404849455224e-05,6.283944007193939e-05,6.068697893362469e-05,0.0001432442594904,0.0001007884221625,0.0001226051902134,0.0001458814533836,0.0001132082986395,0.0001309360055959,0.00014687847283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10,MSFT,stocks,11577773,297535,444.2100478468899,443.48,449.64,441.57,0.0001183001369297,0.0001629537111689,0.0001414535019036,0.0001422265337721,0.0001415399218457,0.0001313359420911,0.0001362597647565,0.0001237915129508,0.0001291991809001,7.685441671216321e-05,6.53721170600307e-05,8.680137833554903e-05,5.473854351020804e-05,6.747512017253477e-05,6.386082191864456e-05,0.0001182221251947,0.0001318872724779,0.0001329978421807,0.0001232598499761,0.000135232716636,0.0001331804162852,0.00013309215476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11,MSFT,stocks,10519955,260752,444.10225806451615,449.0,450.3402430243024,444.0,7.250957400054875e-05,5.404920519858916e-05,8.720641079768099e-05,0.0001151946204257,7.984391176817545e-05,6.27030183852624e-05,8.931744260419659e-05,6.905181282938855e-05,5.783300934355101e-05,5.8914883343217446e-05,5.627973708256818e-05,5.4965645040062786e-05,2.4878266728112654e-05,3.884042079005485e-05,2.3862597595207548e-05,8.974560944915389e-05,6.16311910006624e-05,5.753719673313785e-05,8.057482522832306e-05,6.721448113645976e-05,5.581482062921686e-05,0.00010242624256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12,MSFT,stocks,14273199,305333,449.81,449.475,456.18,429.1793023255814,0.0013426251873679,0.0018610593023843,0.0013153952089342,0.0001318356130378,0.0001884947187939,0.0001401649823028,0.0001311189579696,0.000168590366217,0.0001200578265677,6.682463594085638e-05,6.501097709704022e-05,0.0001094632184908,7.903150030304598e-05,6.777338250868758e-05,7.239159979419286e-05,0.0001290167629707,0.0001506272854513,0.0001095315531209,0.0001284285228011,0.0001662211689752,0.0001035418459377,0.00013791540565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13,MSFT,stocks,13547134,260252,447.8102777777778,447.26,451.4799,445.58,6.240702465866289e-05,8.593048580420986e-05,0.0001001651701331,0.0001093543470536,9.165336435376904e-05,7.888941107618534e-05,0.0001069719409732,9.812512040653016e-05,7.62533763895095e-05,6.0862580671443615e-05,4.8491766382210074e-05,4.4209586991774614e-05,4.7443777361994457e-05,3.451561037962572e-05,4.437380069655961e-05,9.040179919390312e-05,9.065699652396184e-05,7.448497251502358e-05,0.0001045763694481,0.000104261263309,7.513537314759672e-05,9.58925199481832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16,MSFT,stocks,12932246,306074,446.99999999999994,451.71,452.18,445.25,8.603142302871358e-05,7.682354727848812e-05,9.727632329735144e-05,0.0001023491691272,8.56239180392112e-05,6.680915644172374e-05,8.910319061380794e-05,8.006787471198122e-05,6.302982414202658e-05,5.729760572153144e-05,4.5051563405685616e-05,4.9555177467684695e-05,3.6068740571526515e-05,3.566562428893162e-05,3.1143532152792125e-05,8.510165602023122e-05,7.328672670996404e-05,5.5658523574977286e-05,8.595709219342393e-05,9.092949541655032e-05,6.43539885660852e-05,9.32254260743503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17,MSFT,stocks,12306882,308903,451.011750902527,454.47285,455.28,449.49999999999994,5.8878406515940174e-05,5.904672371333919e-05,0.0001200488719512,0.0001059390784611,0.0001151619689258,8.670125002755547e-05,0.0001073344413173,0.0001254676643786,8.80836967695296e-05,5.542218461119881e-05,5.0516893849960786e-05,6.885740125267968e-05,4.6304567673199256e-05,4.8440691874028525e-05,3.8260558153526954e-05,0.0001051631818641,0.0001039214158697,7.400408075806815e-05,0.0001129303285323,0.0001211926607961,8.169651725740775e-05,9.8952848328838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18,MSFT,stocks,16090484,365973,451.31975483870974,437.26112158808934,452.6600000000001,437.0,0.0004470948264757,0.0002329545739734,0.0002503548914636,0.0002361574906745,0.0003446471041948,0.0002700232650088,0.0002162225983978,0.0002295200237083,0.000223967797377,8.842981268151818e-05,0.000147727677993,7.117846279100763e-05,0.0002734686414038,6.947258770849355e-05,0.0002005506773003,0.0001933218009758,0.0002263410651267,0.0002156566293491,0.0001994830680543,0.0001842663217513,0.0002219520200029,0.00025326534268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19,MSFT,stocks,13927539,311052,441.6908670520231,437.02,443.1888,436.34,8.748244925501055e-05,7.761584031892407e-05,0.0001945294766588,0.0002084761684124,0.0001638195751734,0.0001598941246606,0.0001959692640192,0.0001553212060482,0.0001709812291412,0.0001005938678274,0.0001078823005849,6.732378887244146e-05,9.649578630099974e-05,6.794500251947633e-05,9.194912214119987e-05,0.0001817252536282,0.000124619276137,0.0001536535614218,0.0001815348605581,0.0001388094551732,0.0001840785563013,0.00020651901971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20,MSFT,stocks,24064623,345191,432.6660085607277,437.0004794520548,443.75,428.67,0.0004311342374788,0.0005592947826443,0.0002561613648664,0.0002020488576581,0.000288297662436,0.0002088928888501,0.0001858189822976,0.0003055713862403,0.0002163016210816,0.0001073461216171,9.470273604109456e-05,0.0001553541640898,0.0001329434983462,0.0001276106887908,8.128220005936951e-05,0.0001850214579142,0.0002649107692175,0.0002162831995635,0.0001839294368798,0.0003504902450275,0.0002271707239914,0.00023138222907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23,MSFT,stocks,10239728,253225,436.6686403508772,435.22,437.68,432.83,4.478364873250094e-05,5.781773789082619e-05,0.0001128953536178,0.0001224059957119,8.407468641264399e-05,8.341054897814432e-05,0.0001104460950612,8.726783010181543e-05,8.711403460174083e-05,6.428343043799092e-05,5.812256527398239e-05,3.730454606160051e-05,4.6770140351043485e-05,3.5070296282983365e-05,4.834025269516097e-05,0.000115737997689,6.92525198198539e-05,8.283435763077028e-05,0.0001138491595628,8.209990760819543e-05,8.887642171388824e-05,0.000103078828178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24,MSFT,stocks,4964876,124039,434.683,439.184132231405,439.42,434.165,5.220596405299044e-05,3.1377089385419125e-05,3.261019359819046e-05,3.549108669788069e-05,2.384090160224864e-05,2.906370449940612e-05,3.498911669575098e-05,2.2661566697272068e-05,2.894823003864154e-05,2.0846386520618975e-05,1.4644700177261716e-05,1.838872130493365e-05,5.452180297314989e-06,2.1978473512813383e-05,7.085230986592737e-06,3.5821571291428865e-05,2.248009829137874e-05,2.6182365136082107e-05,3.234883151212094e-05,2.191743281665989e-05,3.055260676864458e-05,3.025693840270619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26,MSFT,stocks,5998995,171925,439.2494385026738,438.1125773195876,440.96,436.55,3.643802939063386e-05,4.791943987020301e-05,6.559755868819436e-05,6.295816940345004e-05,7.251910237080887e-05,5.641729926277602e-05,6.248174380183379e-05,7.168836348201702e-05,5.3465930144383435e-05,2.7985628199023356e-05,3.4972541204426675e-05,3.190802688734269e-05,4.0611075483466186e-05,2.2637419122143872e-05,3.377988014063215e-05,5.8271788137759664e-05,7.557250020603634e-05,5.649137075036937e-05,6.319022474168422e-05,8.048244334657632e-05,5.362292803455099e-05,6.413123990477154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27,MSFT,stocks,12894218,308204,435.00299401197606,430.6700000000001,435.25,426.35,0.0001539480053258,0.0001747044990131,0.000142734704789,0.0001206096952089,0.0001610272864348,0.0001333901203899,0.0001207574670339,0.0001529100851966,0.000129883911409,5.1455003538301306e-05,6.915469167063258e-05,5.08994542833713e-05,0.0001101278321515,4.5471866914144345e-05,8.791825347582134e-05,0.0001184624716137,0.0001403833065412,0.0001140430535712,0.0001183530637188,0.0001612528644725,0.0001350223484566,0.00010759769209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30,MSFT,stocks,9682653,269222,426.34541666666667,424.82,427.55,421.9,6.382761289546684e-05,8.352104211352349e-05,0.0001128181117148,0.0001226940421801,0.0001158185530456,8.451550856548284e-05,0.0001148327295258,8.499043083068341e-05,7.908497836924614e-05,5.68381342359684e-05,6.585590794415028e-05,3.736080144829523e-05,7.845775159733904e-05,3.691123390959193e-05,4.760427465589091e-05,0.0001184023094511,6.836976332589748e-05,7.696453169464119e-05,0.0001128041411774,7.123642343605356e-05,7.96600906648189e-05,0.00010346129407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4-12-31,MSFT,stocks,8711219,221073,426.26,421.291,426.73,420.64,7.452086901839317e-05,5.019561977230845e-05,0.0001124543798908,0.0001067865377722,0.0001143057668285,0.0001007432231045,0.0001015677574973,0.0001093880757973,0.0001004005382469,4.677391087967092e-05,6.0012626892533666e-05,4.517797197627393e-05,6.912779485230496e-05,3.766375551567129e-05,6.30794675888778e-05,9.861092626462452e-05,0.0001145810006397,9.19311051376784e-05,9.949856610433424e-05,0.0001251823555332,9.879030798293e-05,0.00010538714308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02,MSFT,stocks,12328848,338615,425.7041015625,418.61,426.13,414.82,0.0002609827316816,0.0002527087444421,0.000196441169103,0.000179947371735,0.000199405777846,0.000159049852917,0.0001816757436673,0.0002205087225825,0.0001652855780551,7.39470673125553e-05,0.0001060003044224,6.099500894095651e-05,0.000138410768905,5.095762614560442e-05,0.0001080922267714,0.0001739349109519,0.0002154082066082,0.0001565701725494,0.0001793810771175,0.0002403262782809,0.0001706034765773,0.00017545743279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03,MSFT,stocks,11902325,273267,421.5227152988855,423.37,424.04,419.54,4.105397901458743e-05,4.9526304744338474e-05,0.0001080548646551,0.0001032497354033,8.566372119310652e-05,8.721878562022635e-05,9.65677446513205e-05,9.135604075922963e-05,8.75100187286628e-05,5.841701885312126e-05,4.4832716550249346e-05,4.790689618394288e-05,3.775682500916361e-05,4.958791745670928e-05,3.763086816351707e-05,9.440305084641507e-05,9.290142710981088e-05,9.126705925158316e-05,9.403023030987093e-05,0.00010901489501,9.351584743147328e-05,9.21252061250072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06,MSFT,stocks,13310956,348731,428.0500750000001,428.0702252252252,434.32,425.4601,0.0001532103652032,0.0002123938093566,0.0001267119157436,0.0001337034270759,8.954008040831403e-05,0.0001050141988705,0.0001250008182137,8.894230787925046e-05,0.0001000622245431,7.465896512569487e-05,5.904446195021244e-05,5.135047290503488e-05,3.818960750327912e-05,6.012708561923066e-05,4.4887113251361176e-05,0.0001153723176974,9.23469017722078e-05,9.6429980854262e-05,0.0001135321617101,8.83635725249812e-05,9.456995332138364e-05,0.000111568290835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07,MSFT,stocks,10866290,284463,429.1185379202502,422.49,430.66,420.77,0.0001946741524588,0.000176259400246,0.0001400665687688,0.0001374743949107,0.0001157255613533,0.0001117568355366,0.0001315968432735,8.353609733034284e-05,0.0001036942663715,5.849674892996378e-05,7.897764598075721e-05,3.741006625009272e-05,7.831549510330156e-05,3.9543968923258146e-05,7.221286661335209e-05,0.0001198109010673,9.99385869040307e-05,0.0001014089049514,0.0001272408354177,7.053903784130296e-05,9.69027320653058e-05,0.0001223868466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08,MSFT,stocks,9647238,236917,423.61512280701754,424.48215202576085,426.9888,421.51,6.015268811727187e-05,8.17743982842062e-05,0.0001246470083191,0.0001304721392352,0.0001120998583423,8.755281938068134e-05,0.0001210878494233,0.0001230466400164,8.508834938697547e-05,6.864987599268621e-05,6.182226324254302e-05,6.166880439832526e-05,5.0431053944006094e-05,4.7448762350687315e-05,4.010405702999402e-05,0.0001239208136238,0.0001291266964211,8.251355298032089e-05,0.0001126032582479,0.0001271802992498,8.097908473655593e-05,0.00010257377607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10,MSFT,stocks,13843032,347124,424.5664285714286,418.90862247681395,424.89,415.0294666666667,0.000198856578513,0.0002061484291974,0.0001862282529232,0.0001897460679126,0.0002495162487176,0.0001710882245084,0.0001675663529598,0.0002114181770878,0.000167446513147,7.060507200806918e-05,0.0001191409959045,7.983894048144662e-05,0.0001696773082362,6.978821511246177e-05,0.0001013000093959,0.0001502052556425,0.0001852858274461,0.0001738374632976,0.0001596973278278,0.0001911949230173,0.0001699862463097,0.00017082949634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13,MSFT,stocks,12089665,287607,415.22,417.2271601208459,418.5,412.28,8.087223999272389e-05,0.0001031295372741,0.0001214223214415,0.0001327996447403,0.0001242989561687,0.000128078637938,0.000132295221236,0.0001081176234659,0.0001314921305035,7.188463041866422e-05,6.0915014321670486e-05,6.870980922025666e-05,5.5589146948522983e-05,5.416529136561224e-05,7.391334657243709e-05,0.0001206228906857,8.490539481102221e-05,0.000115496193315,0.0001295533738999,9.318421317212736e-05,0.0001309530908752,0.000129475407036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14,MSFT,stocks,11781478,278543,417.820198019802,415.68,419.75,410.71,0.0001709654175831,0.0002268206797438,0.0001460718821115,0.0001286380336258,0.0001489627679787,0.000140633909035,0.0001224701253923,0.0001462556499628,0.000147444969341,6.347590069725267e-05,6.516213292856091e-05,6.487677496822484e-05,8.408599301053154e-05,6.754504986900468e-05,7.308885916601106e-05,0.0001266325314852,0.0001315037963091,0.0001357599005193,0.0001244196619576,0.0001450284441211,0.0001583776528212,0.000129690181940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15,MSFT,stocks,12433603,293118,419.11,426.26,428.1988,418.265,0.0001987139981019,0.0001649365959775,0.0001025133036033,0.0001370888754192,0.0001325273952001,0.0001119097672095,0.0001419450978988,0.0001204829808739,0.0001017548483141,9.046429497477932e-05,4.662458044443952e-05,0.0001001703139289,3.2357081271217324e-05,7.87586912640192e-05,3.315107594551933e-05,0.0001475940705134,0.0001491741452584,0.0001089002046879,0.0001461905290331,0.0001364641386095,0.000105296678643,0.00011673246570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16,MSFT,stocks,10697941,235307,428.7233636363636,424.59,429.49,424.38,5.167056354684484e-05,3.537499491804211e-05,0.000123094328039,0.0001435389536064,0.0001186406684085,9.052524793960872e-05,0.0001296747740685,0.0001056333972895,8.481569871889555e-05,5.500052846220071e-05,8.853842514428055e-05,4.553435146944114e-05,7.310631693914431e-05,4.148204506999747e-05,4.904320286961124e-05,0.0001201841261723,0.0001010409448811,7.997765698593309e-05,0.0001163862372919,0.0001061580291856,7.995439567173126e-05,0.00012377940703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17,MSFT,stocks,20215602,263526,434.09416666666664,428.99999999999994,434.48,428.19659966499165,7.653909541364317e-05,5.2276459675622584e-05,0.0001211578212065,0.0001299850005312,0.000118705001954,9.194475349761296e-05,0.0001157990689655,7.78514268505196e-05,8.20281139799109e-05,4.692884263829893e-05,8.3056157892952e-05,2.0065456089281527e-05,9.863954586479308e-05,2.857637187227816e-05,6.33683816253348e-05,0.0001191575088026,7.9246678293473e-05,6.404237510820533e-05,0.000105916830575,5.876358043878702e-05,7.31898284134251e-05,0.000130910260597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21,MSFT,stocks,13282587,364576,430.11732095490714,428.6200181818182,431.0,425.55,5.840820050649441e-05,7.62733398596754e-05,0.0001258554333197,0.0001234886721217,0.0001188617353285,0.0001247849433589,0.0001281104905915,0.0001359238367429,0.0001098703767526,5.491920657561673e-05,6.856946554608703e-05,4.7932869222436366e-05,7.092886610607913e-05,4.599460105055331e-05,7.879034230843023e-05,0.0001277948432218,0.0001293614097371,0.0001007250090969,0.0001342155343903,0.0001525230638072,0.000106122601836,0.00013421062320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22,MSFT,stocks,19264756,440717,437.4764165390505,446.16,447.27,436.0,0.0002348997477963,0.0001764098739571,0.0001459040304736,0.0001526529817149,0.0001193201218117,0.0001393479393218,0.0001221672774184,0.0001355681997585,0.0001626168758454,8.834293329791256e-05,6.431004841701573e-05,8.421804415021545e-05,3.510207766157819e-05,9.308925150823588e-05,4.625868781358144e-05,0.0001216273842445,0.000129856526402,0.0001681298304669,0.0001135296583729,0.0001448715155778,0.0001857065705271,0.000155339660070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23,MSFT,stocks,11197310,268066,442.0940058055152,446.7,446.74034019501624,441.43,5.157473974388464e-05,2.999943569504979e-05,7.077787485285302e-05,7.814201167716912e-05,6.0816174341649226e-05,5.581904373681079e-05,8.017109223245826e-05,5.940531866693396e-05,5.1601945489812354e-05,4.3367232886498246e-05,3.477477879067087e-05,3.891947135081887e-05,2.189670299083036e-05,3.599034750696833e-05,1.982869622984247e-05,7.74707881539827e-05,5.3833191980488064e-05,4.522407858469155e-05,7.525928992814428e-05,6.311739670009032e-05,5.093212040118028e-05,7.424847366454857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24,MSFT,stocks,10162921,258883,444.9995412844037,443.97333333333336,446.68,441.4,5.0997447454690406e-05,6.863839736037314e-05,7.020968490778478e-05,9.931087604360456e-05,8.280775297378918e-05,6.618630013214286e-05,0.0001012101693019,7.268786883760892e-05,5.0751702668629726e-05,4.3025408229198494e-05,5.628546781440608e-05,3.679872318261922e-05,4.600902979116995e-05,4.031927000230421e-05,2.586703012983865e-05,9.607727446222811e-05,7.448553452770057e-05,4.949511084973035e-05,0.0001060940759111,8.931561353389858e-05,4.815827479863101e-05,9.425960302084038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27,MSFT,stocks,24904440,564245,424.0,434.57,435.196977324263,423.5,0.0002677291714476,0.0001369331532038,0.0003032803389093,0.0002673107655836,0.0003214986619468,0.000236337625155,0.0002626710518019,0.000286819087593,0.00021432966158,0.0001450260208551,0.0001222847447285,0.0001971068804104,0.0001243917815364,0.0001498162002236,8.652142493142191e-05,0.0002654830067221,0.0002710366713074,0.0002078846448002,0.0002661605664653,0.0002270357864179,0.0001973640722717,0.00026340983806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28,MSFT,stocks,17986636,401357,433.9644444444445,447.02,448.4,431.31,0.0005446141162935,0.0004156077117298,0.0001650098866741,0.0001729205317867,0.0001676285916197,0.0001591041220586,0.0001750705932724,0.000160317583348,0.0001347470416504,0.0001098232583621,6.309727342468823e-05,0.0001386966568664,2.893193475332814e-05,0.0001308302871776,2.827383488099935e-05,0.0001611344667914,0.0001772210268307,0.0001421364163509,0.0001787922083942,0.0001620203892235,0.0001235635024537,0.000185141238925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29,MSFT,stocks,14414746,338756,446.69,441.77,446.88,440.37,7.767121296421254e-05,6.029007731889469e-05,0.0001500933637824,0.0001990995687691,0.0001899108353737,0.00012615319602,0.0001691965570022,0.0001133188072934,0.0001224079612014,7.683797610658632e-05,0.0001222615926625,5.36645957091733e-05,0.0001362462396645,6.115046384132232e-05,6.500273217871578e-05,0.0001606008014819,0.0001067111992658,0.0001113007357258,0.0001619692943365,9.731872205980614e-05,0.0001197323197743,0.0001745679844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30,MSFT,stocks,46809109,1060388,418.7160209424083,414.87,422.88,413.15,0.0001954320173554,0.0002380330399332,0.0002938218881871,0.0003233966214411,0.0003890457644439,0.0003008197092191,0.0003279268149584,0.0002910736014364,0.000242412224806,0.0001377595175062,0.0001856371039349,0.000157939836676,0.0002311059277678,0.0001438135542276,0.0001570061549914,0.0003296965133224,0.0003112449420623,0.0002485230783787,0.0003459405856522,0.0002399765896393,0.0002104940012977,0.00032304595193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1-31,MSFT,stocks,24926903,530555,418.660486223663,415.0410476190476,420.69,414.9399431818182,6.831318485285752e-05,6.557858383217153e-05,0.0001526700240774,0.000163789471813,0.000135440736039,0.0001345543296738,0.0001519106285527,0.0001455150959557,0.000125285852376,7.11863406566509e-05,9.26031311563614e-05,4.6087683477610155e-05,8.935305256139492e-05,5.166420236179198e-05,8.2890127312035e-05,0.0001542176015971,0.0001307570457769,0.000114239683429,0.0001479502711164,0.0001510298131139,0.0001222818279733,0.000158655485835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03,MSFT,stocks,19606680,465512,411.6834456928839,411.00856125356125,415.41,408.65,9.708893721979182e-05,0.000133554015032,0.0002520130272237,0.0004991781823958,0.0001815082996286,0.0002232217321026,0.0004395341469292,0.0001734037092812,0.0001935072116089,0.0002656968531323,0.0002334813292635,0.0001008784102809,8.062988934771781e-05,0.0001208985262946,0.0001023232058079,0.00056483258421,0.0001696307197482,0.0001981324363169,0.0005513563833568,0.0001765296436559,0.0001963686934516,0.000197788163630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04,MSFT,stocks,15731314,330294,412.5108138351984,412.2996375,413.92,409.71,3.76948466948792e-05,5.215486481699952e-05,7.853168757717056e-05,9.689019050647792e-05,8.983071257557549e-05,5.75886922261555e-05,8.316901231887741e-05,8.507297629583515e-05,5.2329744462281975e-05,3.935764612162371e-05,5.75325443848542e-05,3.990125401047487e-05,4.9929458565100635e-05,3.526351114949129e-05,2.232518107666421e-05,7.407440922344315e-05,7.04411780665978e-05,5.23378847273817e-05,7.639660656556978e-05,8.203389665512566e-05,5.022957237294382e-05,9.950968214154542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05,MSFT,stocks,12376548,295190,411.83,413.28,413.83,410.4,2.4984516969863585e-05,2.9863992536849667e-05,5.970667092061669e-05,6.415574562590218e-05,4.9673549015102976e-05,5.470051458692692e-05,6.185968475464354e-05,4.874487559883708e-05,5.110992850708944e-05,3.642573472084915e-05,2.7730010905053045e-05,2.8520548375234444e-05,2.115300063986853e-05,3.1210986703867e-05,2.348952788305992e-05,5.231920141408178e-05,4.637044550476681e-05,4.822045663921128e-05,5.906039132561114e-05,4.916523494473221e-05,4.986304991590882e-05,6.26028952868360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06,MSFT,stocks,11785913,274932,414.5017553191489,415.845,418.2,414.0799999999999,3.535388533630846e-05,4.496727137549962e-05,7.847131418790309e-05,7.778014123570228e-05,8.123937729039837e-05,6.487577273568245e-05,6.764231735732415e-05,5.8064743048580115e-05,6.0557903249870965e-05,3.871656098978581e-05,3.906358024591649e-05,5.0528170550043416e-05,3.071120674035494e-05,4.012624466034197e-05,2.474952807534048e-05,6.767005435165026e-05,5.595347236489628e-05,5.3944130114966053e-05,6.617916377584471e-05,4.608516748541817e-05,5.706976623222408e-05,7.56604641474368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07,MSFT,stocks,17167110,424906,416.3450812274368,409.75999999999993,418.65,408.08,0.0002358546537192,0.0002287782307009,0.0001399314232114,0.0001350375625171,0.0001652128332642,0.0001260059246864,9.299650398318493e-05,0.0001329797028048,0.0001098075765971,4.968392391735445e-05,8.535363859980661e-05,4.936358336729153e-05,0.0001158492498969,3.193089690073304e-05,9.407502778570238e-05,9.456684018675448e-05,0.0001138022192378,0.0001050594692383,8.713391512437494e-05,0.0001075720494744,0.0001014110981574,0.000143676825644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10,MSFT,stocks,11828900,277315,413.63,412.21,415.5,410.92,4.431112228861385e-05,5.685985945576877e-05,6.345524866558053e-05,6.005385087537069e-05,4.804890691027956e-05,4.739663487749161e-05,5.0771221676986025e-05,3.846727631879053e-05,4.640992370235458e-05,2.7527429574659223e-05,3.2526421300711474e-05,2.51087685845905e-05,2.2940138325689055e-05,2.497675013141108e-05,2.2419884746080526e-05,4.877203222824599e-05,3.225732656337612e-05,4.517961700137448e-05,4.409503711708422e-05,3.191776885220442e-05,4.683690416848534e-05,5.56263098629555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11,MSFT,stocks,9071149,229731,409.624226044226,411.55,412.49,409.3075,2.1636453427831053e-05,2.149643029889869e-05,4.261458688383255e-05,3.4590085184465e-05,3.184927303525023e-05,3.145079954242588e-05,3.209888301792083e-05,2.626933419375397e-05,2.84104176282656e-05,1.873767483297065e-05,1.585241035149435e-05,2.0439785990962577e-05,1.140948704428766e-05,1.9076300486916028e-05,1.2374499055509847e-05,3.098462079074802e-05,2.8921215405239377e-05,2.7391462104163873e-05,3.0209102307493408e-05,2.733811142466041e-05,2.766203224881843e-05,3.392131160388081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12,MSFT,stocks,11519099,307932,407.27,408.95,410.75,404.3401,8.922441654431372e-05,0.0001171451896994,6.514683321019423e-05,0.0001079995022273,6.3962412350682e-05,6.971425461996662e-05,7.854178169842015e-05,5.8288459485939506e-05,5.438464630049451e-05,4.6707786805245914e-05,6.129171542215039e-05,3.7819724212833784e-05,2.6142688137848215e-05,4.5293138874950874e-05,2.442111574501575e-05,8.191817257354349e-05,5.083030561960485e-05,4.933626008447001e-05,6.906712379109106e-05,4.892862573259999e-05,4.600382605261136e-05,9.618618448001342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13,MSFT,stocks,12313168,311429,407.23229807692314,410.52,411.0,406.36,4.649358875701765e-05,3.9477714866521774e-05,8.70498611770758e-05,7.070376844875425e-05,8.072446579170708e-05,7.186480353947129e-05,6.29916349875268e-05,8.528833131549332e-05,7.187957177532439e-05,3.732560120184326e-05,3.337816724691098e-05,4.47013682533544e-05,3.602309753835266e-05,3.583599275446476e-05,3.602881078500652e-05,5.4802129564370824e-05,7.25566315290685e-05,6.366483408204687e-05,5.855367776933243e-05,9.429226854480648e-05,7.272920146317542e-05,7.124719890975017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14,MSFT,stocks,16581527,349538,407.6197791164659,408.33,408.83,405.88,1.8915432373983484e-05,2.505167616376661e-05,7.845493964046815e-05,7.677563535704432e-05,7.27442787466283e-05,5.65330134160278e-05,7.81004372069373e-05,6.515988813793859e-05,5.262776019982159e-05,4.124272474809052e-05,3.55329106089538e-05,3.327624347374396e-05,3.946803527288434e-05,2.8181954428368505e-05,2.8351058987659287e-05,6.745686504905111e-05,5.5049743092205e-05,4.637884993435982e-05,7.776883578409321e-05,5.712006083383208e-05,4.949470565782546e-05,7.31099981574466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18,MSFT,stocks,13091122,323090,408.0097826086957,409.64,410.6,406.49999999999994,3.632445618588003e-05,4.421401977318004e-05,7.662409254675789e-05,7.475017331102933e-05,8.760801510315017e-05,5.7046754288698513e-05,6.981395549499868e-05,7.26244682189408e-05,5.408224641222942e-05,3.924542480959166e-05,3.550474850143766e-05,5.0212234009057235e-05,3.739578109409294e-05,2.636625250678996e-05,3.0680501781908556e-05,6.30883934418547e-05,5.2935607700604824e-05,4.77552678804692e-05,6.406375872852379e-05,6.0511397797187094e-05,4.974768251292651e-05,6.980708321026645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19,MSFT,stocks,19012549,358173,408.94,414.82,415.5,407.65,0.0001312146178296,0.0001031709765377,0.0001102995690501,0.0001176057572699,7.724410119763523e-05,8.895027559147402e-05,0.0001107988187745,6.69528266433829e-05,7.699597257780374e-05,6.81048489185174e-05,4.950090835145641e-05,5.6074133941025154e-05,2.1169967256610056e-05,6.23198886285937e-05,2.6630386962880305e-05,0.0001065935849072,5.8029699773104896e-05,7.174085078267378e-05,0.0001092678397209,5.32347063269948e-05,7.082435936479134e-05,0.00011076862288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20,MSFT,stocks,18468620,370345,415.69,416.12993399339933,419.31,412.52,9.61311684585961e-05,0.0001328338867376,0.0001456300408749,0.0001483758807859,0.0001585698428439,0.0001586370799421,0.00013332339922,0.0001563545898886,0.0001509504604338,7.015447797561702e-05,7.822140281031522e-05,7.91440627565245e-05,7.94257800873931e-05,8.477887260828316e-05,7.385820733390782e-05,0.0001321376114537,0.0001492351875675,0.0001398779426389,0.0001205069277037,0.0001677090814931,0.0001451325550182,0.000148607739570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21,MSFT,stocks,19480163,367441,417.25999999999993,408.15,418.0499,407.89,0.0002183234196653,0.0001144209511716,0.0001121823448324,0.0001233270179586,7.146971110482595e-05,8.193450412981987e-05,0.000130929977202,5.407963267008824e-05,7.786535083820614e-05,4.552795469245808e-05,7.779906326623029e-05,1.594385404502969e-05,5.552585705979627e-05,2.0233147849807363e-05,6.170135628001249e-05,0.0001303237428414,5.885107398185326e-05,8.11277273496257e-05,0.0001376551038991,5.4257091017898655e-05,7.687684737288182e-05,9.972818714170436e-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24,MSFT,stocks,19004178,494573,409.2245454545454,404.0872815533981,409.37819999999994,399.3,0.0002240959377866,0.0002490120253513,0.0001922176705843,0.0001710641412591,0.0003223806888848,0.0002499107385809,0.0001790764989644,0.000341155112794,0.0002176096321717,6.782793210268091e-05,0.0001032362091564,8.10363467149646e-05,0.0002413443421698,6.217011743809244e-05,0.0001877406211428,0.0001792145842481,0.0002977919176716,0.0001920400144376,0.0001831167708459,0.0003812111745807,0.0002492596974123,0.00020952756567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25,MSFT,stocks,21839658,473958,401.1575,397.9,401.96,396.6901,6.281723164975156e-05,6.140311862345867e-05,0.0001669855823924,0.0001493911606409,0.0001371478052958,0.0001414643366881,0.0001508418073128,9.845348838055472e-05,0.000117988273645,7.303941640347322e-05,7.635174423751693e-05,5.375755777367916e-05,8.33902475221821e-05,5.940976956028133e-05,8.205456712783872e-05,0.0001450259812204,8.491014960210631e-05,0.0001099142040103,0.000153189338662,8.378851015557357e-05,0.0001055974736195,0.00013993867424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26,MSFT,stocks,11928718,308605,397.9878571428572,399.70709702660406,403.6153000000001,394.2417,0.0001991485820748,0.0002689009610116,0.0001219935034537,0.0001725450728039,0.0001247579204598,0.0001136546342409,0.0001187578319402,0.0001141086695259,9.017183496901408e-05,6.130674532344035e-05,0.0001112383274804,7.122100532556044e-05,5.353691513424632e-05,8.366094027691168e-05,2.99936939640789e-05,0.0001093883340255,0.0001133348394906,8.704452521614244e-05,0.0001185600785064,0.0001390213782525,9.206747834076436e-05,0.00017223458833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27,MSFT,stocks,14508913,357570,401.2,392.58,405.74,392.26,0.0004117476862676,0.0003885706184199,0.0001787053354167,0.0001922186250301,0.0002148463726002,0.0001712396570058,0.0001703235920111,0.0001544280731558,0.0001624770609291,9.45395526821086e-05,9.767907234801608e-05,0.0001047423442624,0.0001101040283377,4.807927944180893e-05,0.000123160377564,0.0001603723467193,0.00014629948266,0.0001438625697452,0.0001688600090225,0.0001429014816114,0.0001586126498815,0.000189494736336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25-02-28,MSFT,stocks,19151979,414368,392.6858360128617,397.03,397.62713810316137,386.57,0.0002868580664218,0.0003509115129025,0.0003133935703885,0.000276093739337,0.0004519378746927,0.0002861731359327,0.0002146107611289,0.000376727362506,0.0002517820801533,0.000135153817102,0.000140939922235,0.0001783576424586,0.0002735802322341,0.000164558306584,0.0001216148293486,0.0002195513525761,0.0002351680258235,0.0002270843969513,0.0001911224192713,0.0003313337257084,0.0002421410045718,0.0002759717294643</text:p>
          </table:table-cell>
          <table:table-cell table:number-columns-repeated="16383"/>
        </table:table-row>
        <table:table-row table:number-rows-repeated="10480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Colore_32_1" style:display-name="20% - Colore 1" style:family="table-cell" style:data-style-name="N0">
      <style:table-cell-properties fo:background-color="#D9E1F2"/>
    </style:style>
    <style:style style:name="_50_0_37__32_-_32_Colore_32_2" style:display-name="20% - Colore 2" style:family="table-cell" style:data-style-name="N0">
      <style:table-cell-properties fo:background-color="#FCE4D6"/>
    </style:style>
    <style:style style:name="_50_0_37__32_-_32_Colore_32_3" style:display-name="20% - Colore 3" style:family="table-cell" style:data-style-name="N0">
      <style:table-cell-properties fo:background-color="#EDEDED"/>
    </style:style>
    <style:style style:name="_50_0_37__32_-_32_Colore_32_4" style:display-name="20% - Colore 4" style:family="table-cell" style:data-style-name="N0">
      <style:table-cell-properties fo:background-color="#FFF2CC"/>
    </style:style>
    <style:style style:name="_50_0_37__32_-_32_Colore_32_5" style:display-name="20% - Colore 5" style:family="table-cell" style:data-style-name="N0">
      <style:table-cell-properties fo:background-color="#DDEBF7"/>
    </style:style>
    <style:style style:name="_50_0_37__32_-_32_Colore_32_6" style:display-name="20% - Colore 6" style:family="table-cell" style:data-style-name="N0">
      <style:table-cell-properties fo:background-color="#E2EFDA"/>
    </style:style>
    <style:style style:name="_52_0_37__32_-_32_Colore_32_1" style:display-name="40% - Colore 1" style:family="table-cell" style:data-style-name="N0">
      <style:table-cell-properties fo:background-color="#B4C6E7"/>
    </style:style>
    <style:style style:name="_52_0_37__32_-_32_Colore_32_2" style:display-name="40% - Colore 2" style:family="table-cell" style:data-style-name="N0">
      <style:table-cell-properties fo:background-color="#F8CBAD"/>
    </style:style>
    <style:style style:name="_52_0_37__32_-_32_Colore_32_3" style:display-name="40% - Colore 3" style:family="table-cell" style:data-style-name="N0">
      <style:table-cell-properties fo:background-color="#DBDBDB"/>
    </style:style>
    <style:style style:name="_52_0_37__32_-_32_Colore_32_4" style:display-name="40% - Colore 4" style:family="table-cell" style:data-style-name="N0">
      <style:table-cell-properties fo:background-color="#FFE699"/>
    </style:style>
    <style:style style:name="_52_0_37__32_-_32_Colore_32_5" style:display-name="40% - Colore 5" style:family="table-cell" style:data-style-name="N0">
      <style:table-cell-properties fo:background-color="#BDD7EE"/>
    </style:style>
    <style:style style:name="_52_0_37__32_-_32_Colore_32_6" style:display-name="40% - Colore 6" style:family="table-cell" style:data-style-name="N0">
      <style:table-cell-properties fo:background-color="#C6E0B4"/>
    </style:style>
    <style:style style:name="_54_0_37__32_-_32_Colore_32_1" style:display-name="60% - Colore 1" style:family="table-cell" style:data-style-name="N0">
      <style:table-cell-properties fo:background-color="#8EA9DB"/>
    </style:style>
    <style:style style:name="_54_0_37__32_-_32_Colore_32_2" style:display-name="60% - Colore 2" style:family="table-cell" style:data-style-name="N0">
      <style:table-cell-properties fo:background-color="#F4B084"/>
    </style:style>
    <style:style style:name="_54_0_37__32_-_32_Colore_32_3" style:display-name="60% - Colore 3" style:family="table-cell" style:data-style-name="N0">
      <style:table-cell-properties fo:background-color="#C9C9C9"/>
    </style:style>
    <style:style style:name="_54_0_37__32_-_32_Colore_32_4" style:display-name="60% - Colore 4" style:family="table-cell" style:data-style-name="N0">
      <style:table-cell-properties fo:background-color="#FFD966"/>
    </style:style>
    <style:style style:name="_54_0_37__32_-_32_Colore_32_5" style:display-name="60% - Colore 5" style:family="table-cell" style:data-style-name="N0">
      <style:table-cell-properties fo:background-color="#9BC2E6"/>
    </style:style>
    <style:style style:name="_54_0_37__32_-_32_Colore_32_6" style:display-name="60% - Colore 6" style:family="table-cell" style:data-style-name="N0">
      <style:table-cell-properties fo:background-color="#A9D08E"/>
    </style:style>
    <style:style style:name="Calco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a_32_collegata" style:display-name="Cella collegat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ella_32_da_32_controllare" style:display-name="Cella da controllare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lore_32_1" style:display-name="Colore 1" style:family="table-cell" style:data-style-name="N0">
      <style:table-cell-properties fo:background-color="#4472C4"/>
      <style:text-properties fo:color="#FFFFFF"/>
    </style:style>
    <style:style style:name="Colore_32_2" style:display-name="Colore 2" style:family="table-cell" style:data-style-name="N0">
      <style:table-cell-properties fo:background-color="#ED7D31"/>
      <style:text-properties fo:color="#FFFFFF"/>
    </style:style>
    <style:style style:name="Colore_32_3" style:display-name="Colore 3" style:family="table-cell" style:data-style-name="N0">
      <style:table-cell-properties fo:background-color="#A5A5A5"/>
      <style:text-properties fo:color="#FFFFFF"/>
    </style:style>
    <style:style style:name="Colore_32_4" style:display-name="Colore 4" style:family="table-cell" style:data-style-name="N0">
      <style:table-cell-properties fo:background-color="#FFC000"/>
      <style:text-properties fo:color="#FFFFFF"/>
    </style:style>
    <style:style style:name="Colore_32_5" style:display-name="Colore 5" style:family="table-cell" style:data-style-name="N0">
      <style:table-cell-properties fo:background-color="#5B9BD5"/>
      <style:text-properties fo:color="#FFFFFF"/>
    </style:style>
    <style:style style:name="Colore_32_6" style:display-name="Colore 6" style:family="table-cell" style:data-style-name="N0">
      <style:table-cell-properties fo:background-color="#70AD47"/>
      <style:text-properties fo:color="#FFFFFF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Neutral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sto_32_avviso" style:display-name="Testo avviso" style:family="table-cell" style:data-style-name="N0">
      <style:text-properties fo:color="#FF0000"/>
    </style:style>
    <style:style style:name="Testo_32_descrittivo" style:display-name="Testo descrittivo" style:family="table-cell" style:data-style-name="N0">
      <style:text-properties fo:color="#7F7F7F" fo:font-style="italic" style:font-style-asian="italic" style:font-style-complex="italic"/>
    </style:style>
    <style:style style:name="Tito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olo_32_1" style:display-name="Titol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olo_32_2" style:display-name="Tito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olo_32_3" style:display-name="Tito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itolo_32_4" style:display-name="Titolo 4" style:family="table-cell" style:data-style-name="N0">
      <style:text-properties fo:color="#44546A" fo:font-weight="bold" style:font-weight-asian="bold" style:font-weight-complex="bold"/>
    </style:style>
    <style:style style:name="Totale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alore_32_non_32_valido" style:display-name="Valore non valido" style:family="table-cell" style:data-style-name="N0">
      <style:table-cell-properties fo:background-color="#FFC7CE"/>
      <style:text-properties fo:color="#9C0006"/>
    </style:style>
    <style:style style:name="Valore_32_valido" style:display-name="Valore valido" style:family="table-cell" style:data-style-name="N0">
      <style:table-cell-properties fo:background-color="#C6EFCE"/>
      <style:text-properties fo:color="#0061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>X</dc:creator>
    <meta:creation-date>2025-05-21T15:42:49Z</meta:creation-date>
    <dc:date>2025-05-21T15:44:44Z</dc:date>
  </office:meta>
</office:document-meta>
</file>